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face style:name="Mangal" svg:font-family="Mangal" style:font-family-generic="roman"/>
    <style:font-face style:name="OpenSymbol" svg:font-family="OpenSymbol, 'Arial Unicode MS'" style:font-family-generic="roman"/>
    <style:font-face style:name="Mangal1" svg:font-family="Mang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angal2"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022cm"/>
    </style:style>
    <style:style style:name="Tabella1.B" style:family="table-column">
      <style:table-column-properties style:column-width="12.991cm"/>
    </style:style>
    <style:style style:name="Tabella1.1" style:family="table-row">
      <style:table-row-properties fo:background-color="#ccccff">
        <style:background-image/>
      </style:table-row-properties>
    </style:style>
    <style:style style:name="Tabella1.A1" style:family="table-cell">
      <style:table-cell-properties style:vertical-align="middle" fo:padding="0.079cm" fo:border-left="0.75pt solid #808080" fo:border-right="0.75pt solid #808080" fo:border-top="0.75pt solid #808080" fo:border-bottom="0.05pt solid #808080"/>
    </style:style>
    <style:style style:name="Tabella1.2" style:family="table-row">
      <style:table-row-properties fo:background-color="#ffffff">
        <style:background-image/>
      </style:table-row-properties>
    </style:style>
    <style:style style:name="Tabella1.A2" style:family="table-cell">
      <style:table-cell-properties style:vertical-align="middle" fo:padding="0.079cm" fo:border-left="0.75pt solid #808080" fo:border-right="none" fo:border-top="none" fo:border-bottom="0.05pt solid #808080"/>
    </style:style>
    <style:style style:name="Tabella1.B2" style:family="table-cell">
      <style:table-cell-properties style:vertical-align="middle" fo:padding="0.079cm" fo:border-left="0.05pt solid #808080" fo:border-right="0.75pt solid #808080" fo:border-top="none" fo:border-bottom="0.05pt solid #808080"/>
    </style:style>
    <style:style style:name="Tabella1.A9" style:family="table-cell">
      <style:table-cell-properties style:vertical-align="middle" fo:padding="0.079cm" fo:border-left="0.75pt solid #808080" fo:border-right="none" fo:border-top="none" fo:border-bottom="0.75pt solid #808080"/>
    </style:style>
    <style:style style:name="Tabella1.B9" style:family="table-cell">
      <style:table-cell-properties style:vertical-align="middle" fo:padding="0.079cm" fo:border-left="0.05pt solid #808080" fo:border-right="0.75pt solid #808080" fo:border-top="none" fo:border-bottom="0.75pt solid #808080"/>
    </style:style>
    <style:style style:name="Tabella4" style:family="table">
      <style:table-properties style:width="17cm" style:rel-width="100%" table:align="left"/>
    </style:style>
    <style:style style:name="Tabella4.A" style:family="table-column">
      <style:table-column-properties style:column-width="3.888cm" style:rel-column-width="14986*"/>
    </style:style>
    <style:style style:name="Tabella4.B" style:family="table-column">
      <style:table-column-properties style:column-width="13.113cm" style:rel-column-width="50549*"/>
    </style:style>
    <style:style style:name="Tabella4.1" style:family="table-row">
      <style:table-row-properties fo:background-color="#ccccff">
        <style:background-image/>
      </style:table-row-properties>
    </style:style>
    <style:style style:name="Tabella4.A1" style:family="table-cell">
      <style:table-cell-properties style:vertical-align="middle" fo:padding="0.079cm" fo:border-left="0.75pt solid #808080" fo:border-right="0.75pt solid #808080" fo:border-top="0.75pt solid #808080" fo:border-bottom="0.05pt solid #808080"/>
    </style:style>
    <style:style style:name="Tabella4.2" style:family="table-row">
      <style:table-row-properties fo:background-color="#ffffff">
        <style:background-image/>
      </style:table-row-properties>
    </style:style>
    <style:style style:name="Tabella4.A2" style:family="table-cell">
      <style:table-cell-properties fo:padding="0.079cm" fo:border-left="0.75pt solid #808080" fo:border-right="none" fo:border-top="none" fo:border-bottom="0.05pt solid #808080"/>
    </style:style>
    <style:style style:name="Tabella4.B2" style:family="table-cell">
      <style:table-cell-properties style:vertical-align="middle" fo:padding="0.079cm" fo:border-left="0.05pt solid #808080" fo:border-right="0.75pt solid #808080" fo:border-top="none" fo:border-bottom="0.05pt solid #808080"/>
    </style:style>
    <style:style style:name="Tabella4.A3" style:family="table-cell">
      <style:table-cell-properties fo:padding="0.079cm" fo:border-left="0.75pt solid #808080" fo:border-right="none" fo:border-top="none" fo:border-bottom="0.05pt solid #808080"/>
    </style:style>
    <style:style style:name="Tabella4.A4" style:family="table-cell">
      <style:table-cell-properties fo:padding="0.079cm" fo:border-left="0.75pt solid #808080" fo:border-right="none" fo:border-top="none" fo:border-bottom="0.75pt solid #808080"/>
    </style:style>
    <style:style style:name="Tabella4.B4" style:family="table-cell">
      <style:table-cell-properties style:vertical-align="middle" fo:padding="0.079cm" fo:border-left="0.05pt solid #808080" fo:border-right="0.75pt solid #808080" fo:border-top="none" fo:border-bottom="0.75pt solid #808080"/>
    </style:style>
    <style:style style:name="Tabella5" style:family="table">
      <style:table-properties style:width="17cm" style:rel-width="100%" table:align="left"/>
    </style:style>
    <style:style style:name="Tabella5.A" style:family="table-column">
      <style:table-column-properties style:column-width="17cm" style:rel-column-width="65535*"/>
    </style:style>
    <style:style style:name="Tabella5.1" style:family="table-row">
      <style:table-row-properties fo:background-color="#ccccff">
        <style:background-image/>
      </style:table-row-properties>
    </style:style>
    <style:style style:name="Tabella5.A1" style:family="table-cell">
      <style:table-cell-properties style:vertical-align="middle" fo:padding="0.079cm" fo:border="0.75pt solid #808080"/>
    </style:style>
    <style:style style:name="Tabella6" style:family="table">
      <style:table-properties style:width="17cm" style:rel-width="100%" table:align="left"/>
    </style:style>
    <style:style style:name="Tabella6.A" style:family="table-column">
      <style:table-column-properties style:column-width="1.337cm" style:rel-column-width="5154*"/>
    </style:style>
    <style:style style:name="Tabella6.B" style:family="table-column">
      <style:table-column-properties style:column-width="15.663cm" style:rel-column-width="60381*"/>
    </style:style>
    <style:style style:name="Tabella6.1" style:family="table-row">
      <style:table-row-properties fo:background-color="#ccccff">
        <style:background-image/>
      </style:table-row-properties>
    </style:style>
    <style:style style:name="Tabella6.A1" style:family="table-cell">
      <style:table-cell-properties style:vertical-align="middle" fo:padding="0.079cm" fo:border-left="0.75pt solid #808080" fo:border-right="0.75pt solid #808080" fo:border-top="0.75pt solid #808080" fo:border-bottom="0.05pt solid #808080"/>
    </style:style>
    <style:style style:name="Tabella6.2" style:family="table-row">
      <style:table-row-properties fo:background-color="#ffffff">
        <style:background-image/>
      </style:table-row-properties>
    </style:style>
    <style:style style:name="Tabella6.A2" style:family="table-cell">
      <style:table-cell-properties fo:padding="0.079cm" fo:border-left="0.75pt solid #808080" fo:border-right="none" fo:border-top="none" fo:border-bottom="0.75pt solid #808080"/>
    </style:style>
    <style:style style:name="Tabella6.B2" style:family="table-cell">
      <style:table-cell-properties style:vertical-align="middle" fo:padding="0.079cm" fo:border-left="0.05pt solid #808080" fo:border-right="0.75pt solid #808080" fo:border-top="none" fo:border-bottom="0.75pt solid #808080"/>
    </style:style>
    <style:style style:name="Tabella7" style:family="table">
      <style:table-properties style:width="17cm" style:rel-width="100%" table:align="left"/>
    </style:style>
    <style:style style:name="Tabella7.A" style:family="table-column">
      <style:table-column-properties style:column-width="17cm" style:rel-column-width="65535*"/>
    </style:style>
    <style:style style:name="Tabella7.1" style:family="table-row">
      <style:table-row-properties fo:background-color="#ccccff">
        <style:background-image/>
      </style:table-row-properties>
    </style:style>
    <style:style style:name="Tabella7.A1" style:family="table-cell">
      <style:table-cell-properties style:vertical-align="middle" fo:padding="0.079cm" fo:border="0.75pt solid #808080"/>
    </style:style>
    <style:style style:name="Tabella8" style:family="table">
      <style:table-properties style:width="17cm" style:rel-width="100%" table:align="left"/>
    </style:style>
    <style:style style:name="Tabella8.A" style:family="table-column">
      <style:table-column-properties style:column-width="5.99cm" style:rel-column-width="23091*"/>
    </style:style>
    <style:style style:name="Tabella8.B" style:family="table-column">
      <style:table-column-properties style:column-width="11.01cm" style:rel-column-width="42444*"/>
    </style:style>
    <style:style style:name="Tabella8.1" style:family="table-row">
      <style:table-row-properties fo:background-color="#ccccff">
        <style:background-image/>
      </style:table-row-properties>
    </style:style>
    <style:style style:name="Tabella8.A1" style:family="table-cell">
      <style:table-cell-properties style:vertical-align="middle" fo:padding="0.079cm" fo:border-left="0.75pt solid #808080" fo:border-right="0.75pt solid #808080" fo:border-top="0.75pt solid #808080" fo:border-bottom="0.05pt solid #808080"/>
    </style:style>
    <style:style style:name="Tabella8.2" style:family="table-row">
      <style:table-row-properties fo:background-color="#ffffff">
        <style:background-image/>
      </style:table-row-properties>
    </style:style>
    <style:style style:name="Tabella8.A2" style:family="table-cell">
      <style:table-cell-properties fo:padding="0.079cm" fo:border-left="0.75pt solid #808080" fo:border-right="none" fo:border-top="none" fo:border-bottom="0.05pt solid #808080"/>
    </style:style>
    <style:style style:name="Tabella8.B2" style:family="table-cell">
      <style:table-cell-properties style:vertical-align="middle" fo:padding="0.079cm" fo:border-left="0.05pt solid #808080" fo:border-right="0.75pt solid #808080" fo:border-top="none" fo:border-bottom="0.05pt solid #808080"/>
    </style:style>
    <style:style style:name="Tabella8.A3" style:family="table-cell">
      <style:table-cell-properties fo:padding="0.079cm" fo:border-left="0.75pt solid #808080" fo:border-right="none" fo:border-top="none" fo:border-bottom="0.05pt solid #808080"/>
    </style:style>
    <style:style style:name="Tabella8.A4" style:family="table-cell">
      <style:table-cell-properties fo:padding="0.079cm" fo:border-left="0.75pt solid #808080" fo:border-right="none" fo:border-top="none" fo:border-bottom="0.05pt solid #808080"/>
    </style:style>
    <style:style style:name="Tabella8.A5" style:family="table-cell">
      <style:table-cell-properties fo:padding="0.079cm" fo:border-left="0.75pt solid #808080" fo:border-right="none" fo:border-top="none" fo:border-bottom="0.75pt solid #808080"/>
    </style:style>
    <style:style style:name="Tabella8.B5" style:family="table-cell">
      <style:table-cell-properties style:vertical-align="middle" fo:padding="0.079cm" fo:border-left="0.05pt solid #808080" fo:border-right="0.75pt solid #808080" fo:border-top="none" fo:border-bottom="0.75pt solid #808080"/>
    </style:style>
    <style:style style:name="Tabella9" style:family="table">
      <style:table-properties style:width="17cm" style:rel-width="100%" table:align="left"/>
    </style:style>
    <style:style style:name="Tabella9.A" style:family="table-column">
      <style:table-column-properties style:column-width="17cm" style:rel-column-width="65535*"/>
    </style:style>
    <style:style style:name="Tabella9.1" style:family="table-row">
      <style:table-row-properties fo:background-color="#ccccff">
        <style:background-image/>
      </style:table-row-properties>
    </style:style>
    <style:style style:name="Tabella9.A1" style:family="table-cell">
      <style:table-cell-properties style:vertical-align="middle" fo:padding="0.079cm" fo:border="0.75pt solid #808080"/>
    </style:style>
    <style:style style:name="Tabella2" style:family="table">
      <style:table-properties style:width="17.013cm" fo:margin-left="0cm" table:align="left"/>
    </style:style>
    <style:style style:name="Tabella2.A" style:family="table-column">
      <style:table-column-properties style:column-width="3.466cm"/>
    </style:style>
    <style:style style:name="Tabella2.B" style:family="table-column">
      <style:table-column-properties style:column-width="13.547cm"/>
    </style:style>
    <style:style style:name="Tabella2.1" style:family="table-row">
      <style:table-row-properties fo:background-color="#ccccff">
        <style:background-image/>
      </style:table-row-properties>
    </style:style>
    <style:style style:name="Tabella2.A1" style:family="table-cell">
      <style:table-cell-properties style:vertical-align="middle" fo:padding="0.079cm" fo:border-left="0.75pt solid #808080" fo:border-right="0.75pt solid #808080" fo:border-top="0.75pt solid #808080" fo:border-bottom="0.05pt solid #808080"/>
    </style:style>
    <style:style style:name="Tabella2.2" style:family="table-row">
      <style:table-row-properties fo:background-color="#ffffff">
        <style:background-image/>
      </style:table-row-properties>
    </style:style>
    <style:style style:name="Tabella2.A2" style:family="table-cell">
      <style:table-cell-properties fo:padding="0.079cm" fo:border-left="0.75pt solid #808080" fo:border-right="none" fo:border-top="none" fo:border-bottom="0.05pt solid #808080"/>
    </style:style>
    <style:style style:name="Tabella2.B2" style:family="table-cell">
      <style:table-cell-properties style:vertical-align="middle" fo:padding="0.079cm" fo:border-left="0.05pt solid #808080" fo:border-right="0.75pt solid #808080" fo:border-top="none" fo:border-bottom="0.05pt solid #808080"/>
    </style:style>
    <style:style style:name="Tabella2.A3" style:family="table-cell">
      <style:table-cell-properties fo:padding="0.079cm" fo:border-left="0.75pt solid #808080" fo:border-right="none" fo:border-top="none" fo:border-bottom="0.75pt solid #808080"/>
    </style:style>
    <style:style style:name="Tabella2.B3" style:family="table-cell">
      <style:table-cell-properties style:vertical-align="middle" fo:padding="0.079cm" fo:border-left="0.05pt solid #808080" fo:border-right="0.75pt solid #808080" fo:border-top="none" fo:border-bottom="0.75pt solid #808080"/>
    </style:style>
    <style:style style:name="Tabella3" style:family="table">
      <style:table-properties style:width="17cm" style:rel-width="100%" table:align="left"/>
    </style:style>
    <style:style style:name="Tabella3.A" style:family="table-column">
      <style:table-column-properties style:column-width="17cm" style:rel-column-width="65535*"/>
    </style:style>
    <style:style style:name="Tabella3.1" style:family="table-row">
      <style:table-row-properties fo:background-color="#ccccff">
        <style:background-image/>
      </style:table-row-properties>
    </style:style>
    <style:style style:name="Tabella3.A1" style:family="table-cell">
      <style:table-cell-properties style:vertical-align="middle" fo:padding="0.079cm" fo:border="0.75pt solid #808080"/>
    </style:style>
    <style:style style:name="Tabella10" style:family="table">
      <style:table-properties style:width="17cm" style:rel-width="100%" table:align="left"/>
    </style:style>
    <style:style style:name="Tabella10.A" style:family="table-column">
      <style:table-column-properties style:column-width="3.889cm" style:rel-column-width="14993*"/>
    </style:style>
    <style:style style:name="Tabella10.B" style:family="table-column">
      <style:table-column-properties style:column-width="13.111cm" style:rel-column-width="50542*"/>
    </style:style>
    <style:style style:name="Tabella10.1" style:family="table-row">
      <style:table-row-properties fo:background-color="#ccccff">
        <style:background-image/>
      </style:table-row-properties>
    </style:style>
    <style:style style:name="Tabella10.A1" style:family="table-cell">
      <style:table-cell-properties style:vertical-align="middle" fo:padding="0.079cm" fo:border-left="0.75pt solid #808080" fo:border-right="0.75pt solid #808080" fo:border-top="0.75pt solid #808080" fo:border-bottom="0.05pt solid #808080"/>
    </style:style>
    <style:style style:name="Tabella10.2" style:family="table-row">
      <style:table-row-properties fo:background-color="#ffffff">
        <style:background-image/>
      </style:table-row-properties>
    </style:style>
    <style:style style:name="Tabella10.A2" style:family="table-cell">
      <style:table-cell-properties fo:padding="0.079cm" fo:border-left="0.75pt solid #808080" fo:border-right="none" fo:border-top="none" fo:border-bottom="0.05pt solid #808080"/>
    </style:style>
    <style:style style:name="Tabella10.B2" style:family="table-cell">
      <style:table-cell-properties style:vertical-align="middle" fo:padding="0.079cm" fo:border-left="0.05pt solid #808080" fo:border-right="0.75pt solid #808080" fo:border-top="none" fo:border-bottom="0.05pt solid #808080"/>
    </style:style>
    <style:style style:name="Tabella10.A3" style:family="table-cell">
      <style:table-cell-properties fo:padding="0.079cm" fo:border-left="0.75pt solid #808080" fo:border-right="none" fo:border-top="none" fo:border-bottom="0.05pt solid #808080"/>
    </style:style>
    <style:style style:name="Tabella10.A4" style:family="table-cell">
      <style:table-cell-properties fo:padding="0.079cm" fo:border-left="0.75pt solid #808080" fo:border-right="none" fo:border-top="none" fo:border-bottom="0.05pt solid #808080"/>
    </style:style>
    <style:style style:name="Tabella10.A5" style:family="table-cell">
      <style:table-cell-properties fo:padding="0.079cm" fo:border-left="0.75pt solid #808080" fo:border-right="none" fo:border-top="none" fo:border-bottom="0.05pt solid #808080"/>
    </style:style>
    <style:style style:name="Tabella10.A6" style:family="table-cell">
      <style:table-cell-properties fo:padding="0.079cm" fo:border-left="0.75pt solid #808080" fo:border-right="none" fo:border-top="none" fo:border-bottom="0.05pt solid #808080"/>
    </style:style>
    <style:style style:name="Tabella10.A7" style:family="table-cell">
      <style:table-cell-properties fo:padding="0.079cm" fo:border-left="0.75pt solid #808080" fo:border-right="none" fo:border-top="none" fo:border-bottom="0.75pt solid #808080"/>
    </style:style>
    <style:style style:name="Tabella10.B7" style:family="table-cell">
      <style:table-cell-properties style:vertical-align="middle" fo:padding="0.079cm" fo:border-left="0.05pt solid #808080" fo:border-right="0.75pt solid #808080" fo:border-top="none" fo:border-bottom="0.75pt solid #808080"/>
    </style:style>
    <style:style style:name="Tabella11" style:family="table">
      <style:table-properties style:width="17cm" style:rel-width="100%" table:align="left"/>
    </style:style>
    <style:style style:name="Tabella11.A" style:family="table-column">
      <style:table-column-properties style:column-width="17cm" style:rel-column-width="65535*"/>
    </style:style>
    <style:style style:name="Tabella11.1" style:family="table-row">
      <style:table-row-properties fo:background-color="#ccccff">
        <style:background-image/>
      </style:table-row-properties>
    </style:style>
    <style:style style:name="Tabella11.A1" style:family="table-cell">
      <style:table-cell-properties style:vertical-align="middle" fo:padding="0.079cm" fo:border="0.75pt solid #808080"/>
    </style:style>
    <style:style style:name="Tabella12" style:family="table">
      <style:table-properties style:width="17cm" style:rel-width="100%" table:align="left"/>
    </style:style>
    <style:style style:name="Tabella12.A" style:family="table-column">
      <style:table-column-properties style:column-width="3.889cm" style:rel-column-width="14993*"/>
    </style:style>
    <style:style style:name="Tabella12.B" style:family="table-column">
      <style:table-column-properties style:column-width="13.111cm" style:rel-column-width="50542*"/>
    </style:style>
    <style:style style:name="Tabella12.1" style:family="table-row">
      <style:table-row-properties fo:background-color="#ccccff">
        <style:background-image/>
      </style:table-row-properties>
    </style:style>
    <style:style style:name="Tabella12.A1" style:family="table-cell">
      <style:table-cell-properties style:vertical-align="middle" fo:padding="0.079cm" fo:border-left="0.75pt solid #808080" fo:border-right="0.75pt solid #808080" fo:border-top="0.75pt solid #808080" fo:border-bottom="0.05pt solid #808080"/>
    </style:style>
    <style:style style:name="Tabella12.2" style:family="table-row">
      <style:table-row-properties fo:background-color="#ffffff">
        <style:background-image/>
      </style:table-row-properties>
    </style:style>
    <style:style style:name="Tabella12.A2" style:family="table-cell">
      <style:table-cell-properties fo:padding="0.079cm" fo:border-left="0.75pt solid #808080" fo:border-right="none" fo:border-top="none" fo:border-bottom="0.05pt solid #808080"/>
    </style:style>
    <style:style style:name="Tabella12.B2" style:family="table-cell">
      <style:table-cell-properties style:vertical-align="middle" fo:padding="0.079cm" fo:border-left="0.05pt solid #808080" fo:border-right="0.75pt solid #808080" fo:border-top="none" fo:border-bottom="0.05pt solid #808080"/>
    </style:style>
    <style:style style:name="Tabella12.A3" style:family="table-cell">
      <style:table-cell-properties fo:padding="0.079cm" fo:border-left="0.75pt solid #808080" fo:border-right="none" fo:border-top="none" fo:border-bottom="0.05pt solid #808080"/>
    </style:style>
    <style:style style:name="Tabella12.A4" style:family="table-cell">
      <style:table-cell-properties fo:padding="0.079cm" fo:border-left="0.75pt solid #808080" fo:border-right="none" fo:border-top="none" fo:border-bottom="0.05pt solid #808080"/>
    </style:style>
    <style:style style:name="Tabella12.A5" style:family="table-cell">
      <style:table-cell-properties fo:padding="0.079cm" fo:border-left="0.75pt solid #808080" fo:border-right="none" fo:border-top="none" fo:border-bottom="0.05pt solid #808080"/>
    </style:style>
    <style:style style:name="Tabella12.A6" style:family="table-cell">
      <style:table-cell-properties fo:padding="0.079cm" fo:border-left="0.75pt solid #808080" fo:border-right="none" fo:border-top="none" fo:border-bottom="0.05pt solid #808080"/>
    </style:style>
    <style:style style:name="Tabella12.A7" style:family="table-cell">
      <style:table-cell-properties fo:padding="0.079cm" fo:border-left="0.75pt solid #808080" fo:border-right="none" fo:border-top="none" fo:border-bottom="0.75pt solid #808080"/>
    </style:style>
    <style:style style:name="Tabella12.B7" style:family="table-cell">
      <style:table-cell-properties style:vertical-align="middle" fo:padding="0.079cm" fo:border-left="0.05pt solid #808080" fo:border-right="0.75pt solid #808080" fo:border-top="none" fo:border-bottom="0.75pt solid #808080"/>
    </style:style>
    <style:style style:name="Tabella13" style:family="table">
      <style:table-properties style:width="17cm" style:rel-width="100%" table:align="left"/>
    </style:style>
    <style:style style:name="Tabella13.A" style:family="table-column">
      <style:table-column-properties style:column-width="17cm" style:rel-column-width="65535*"/>
    </style:style>
    <style:style style:name="Tabella13.1" style:family="table-row">
      <style:table-row-properties fo:background-color="#ccccff">
        <style:background-image/>
      </style:table-row-properties>
    </style:style>
    <style:style style:name="Tabella13.A1" style:family="table-cell">
      <style:table-cell-properties style:vertical-align="middle" fo:padding="0.079cm" fo:border="0.75pt solid #808080"/>
    </style:style>
    <style:style style:name="Tabella14" style:family="table">
      <style:table-properties style:width="17cm" style:rel-width="100%" table:align="left"/>
    </style:style>
    <style:style style:name="Tabella14.A" style:family="table-column">
      <style:table-column-properties style:column-width="3.889cm" style:rel-column-width="14993*"/>
    </style:style>
    <style:style style:name="Tabella14.B" style:family="table-column">
      <style:table-column-properties style:column-width="13.111cm" style:rel-column-width="50542*"/>
    </style:style>
    <style:style style:name="Tabella14.1" style:family="table-row">
      <style:table-row-properties fo:background-color="#ccccff">
        <style:background-image/>
      </style:table-row-properties>
    </style:style>
    <style:style style:name="Tabella14.A1" style:family="table-cell">
      <style:table-cell-properties style:vertical-align="middle" fo:padding="0.079cm" fo:border-left="0.75pt solid #808080" fo:border-right="0.75pt solid #808080" fo:border-top="0.75pt solid #808080" fo:border-bottom="0.05pt solid #808080"/>
    </style:style>
    <style:style style:name="Tabella14.2" style:family="table-row">
      <style:table-row-properties fo:background-color="#ffffff">
        <style:background-image/>
      </style:table-row-properties>
    </style:style>
    <style:style style:name="Tabella14.A2" style:family="table-cell">
      <style:table-cell-properties fo:padding="0.079cm" fo:border-left="0.75pt solid #808080" fo:border-right="none" fo:border-top="none" fo:border-bottom="0.05pt solid #808080"/>
    </style:style>
    <style:style style:name="Tabella14.B2" style:family="table-cell">
      <style:table-cell-properties style:vertical-align="middle" fo:padding="0.079cm" fo:border-left="0.05pt solid #808080" fo:border-right="0.75pt solid #808080" fo:border-top="none" fo:border-bottom="0.05pt solid #808080"/>
    </style:style>
    <style:style style:name="Tabella14.A3" style:family="table-cell">
      <style:table-cell-properties fo:padding="0.079cm" fo:border-left="0.75pt solid #808080" fo:border-right="none" fo:border-top="none" fo:border-bottom="0.05pt solid #808080"/>
    </style:style>
    <style:style style:name="Tabella14.A4" style:family="table-cell">
      <style:table-cell-properties fo:padding="0.079cm" fo:border-left="0.75pt solid #808080" fo:border-right="none" fo:border-top="none" fo:border-bottom="0.05pt solid #808080"/>
    </style:style>
    <style:style style:name="Tabella14.A5" style:family="table-cell">
      <style:table-cell-properties fo:padding="0.079cm" fo:border-left="0.75pt solid #808080" fo:border-right="none" fo:border-top="none" fo:border-bottom="0.05pt solid #808080"/>
    </style:style>
    <style:style style:name="Tabella14.A6" style:family="table-cell">
      <style:table-cell-properties fo:padding="0.079cm" fo:border-left="0.75pt solid #808080" fo:border-right="none" fo:border-top="none" fo:border-bottom="0.75pt solid #808080"/>
    </style:style>
    <style:style style:name="Tabella14.B6" style:family="table-cell">
      <style:table-cell-properties style:vertical-align="middle" fo:padding="0.079cm" fo:border-left="0.05pt solid #808080" fo:border-right="0.75pt solid #808080" fo:border-top="none" fo:border-bottom="0.75pt solid #808080"/>
    </style:style>
    <style:style style:name="Tabella15" style:family="table">
      <style:table-properties style:width="17cm" style:rel-width="100%" table:align="left"/>
    </style:style>
    <style:style style:name="Tabella15.A" style:family="table-column">
      <style:table-column-properties style:column-width="17cm" style:rel-column-width="65535*"/>
    </style:style>
    <style:style style:name="Tabella15.1" style:family="table-row">
      <style:table-row-properties fo:background-color="#ccccff">
        <style:background-image/>
      </style:table-row-properties>
    </style:style>
    <style:style style:name="Tabella15.A1" style:family="table-cell">
      <style:table-cell-properties style:vertical-align="middle" fo:padding="0.079cm" fo:border="0.75pt solid #808080"/>
    </style:style>
    <style:style style:name="Tabella16" style:family="table">
      <style:table-properties style:width="17cm" style:rel-width="100%" table:align="left"/>
    </style:style>
    <style:style style:name="Tabella16.A" style:family="table-column">
      <style:table-column-properties style:column-width="5.99cm" style:rel-column-width="23091*"/>
    </style:style>
    <style:style style:name="Tabella16.B" style:family="table-column">
      <style:table-column-properties style:column-width="11.01cm" style:rel-column-width="42444*"/>
    </style:style>
    <style:style style:name="Tabella16.1" style:family="table-row">
      <style:table-row-properties fo:background-color="#ccccff">
        <style:background-image/>
      </style:table-row-properties>
    </style:style>
    <style:style style:name="Tabella16.A1" style:family="table-cell">
      <style:table-cell-properties style:vertical-align="middle" fo:padding="0.079cm" fo:border-left="0.75pt solid #808080" fo:border-right="0.75pt solid #808080" fo:border-top="0.75pt solid #808080" fo:border-bottom="0.05pt solid #808080"/>
    </style:style>
    <style:style style:name="Tabella16.2" style:family="table-row">
      <style:table-row-properties fo:background-color="#ffffff">
        <style:background-image/>
      </style:table-row-properties>
    </style:style>
    <style:style style:name="Tabella16.A2" style:family="table-cell">
      <style:table-cell-properties fo:padding="0.079cm" fo:border-left="0.75pt solid #808080" fo:border-right="none" fo:border-top="none" fo:border-bottom="0.05pt solid #808080"/>
    </style:style>
    <style:style style:name="Tabella16.B2" style:family="table-cell">
      <style:table-cell-properties style:vertical-align="middle" fo:padding="0.079cm" fo:border-left="0.05pt solid #808080" fo:border-right="0.75pt solid #808080" fo:border-top="none" fo:border-bottom="0.05pt solid #808080"/>
    </style:style>
    <style:style style:name="Tabella16.A3" style:family="table-cell">
      <style:table-cell-properties fo:padding="0.079cm" fo:border-left="0.75pt solid #808080" fo:border-right="none" fo:border-top="none" fo:border-bottom="0.05pt solid #808080"/>
    </style:style>
    <style:style style:name="Tabella16.A4" style:family="table-cell">
      <style:table-cell-properties fo:padding="0.079cm" fo:border-left="0.75pt solid #808080" fo:border-right="none" fo:border-top="none" fo:border-bottom="0.05pt solid #808080"/>
    </style:style>
    <style:style style:name="Tabella16.A5" style:family="table-cell">
      <style:table-cell-properties fo:padding="0.079cm" fo:border-left="0.75pt solid #808080" fo:border-right="none" fo:border-top="none" fo:border-bottom="0.75pt solid #808080"/>
    </style:style>
    <style:style style:name="Tabella16.B5" style:family="table-cell">
      <style:table-cell-properties style:vertical-align="middle" fo:padding="0.079cm" fo:border-left="0.05pt solid #808080" fo:border-right="0.75pt solid #808080" fo:border-top="none" fo:border-bottom="0.75pt solid #808080"/>
    </style:style>
    <style:style style:name="Tabella17" style:family="table">
      <style:table-properties style:width="17cm" style:rel-width="100%" table:align="left"/>
    </style:style>
    <style:style style:name="Tabella17.A" style:family="table-column">
      <style:table-column-properties style:column-width="17cm" style:rel-column-width="65535*"/>
    </style:style>
    <style:style style:name="Tabella17.1" style:family="table-row">
      <style:table-row-properties fo:background-color="#ccccff">
        <style:background-image/>
      </style:table-row-properties>
    </style:style>
    <style:style style:name="Tabella17.A1" style:family="table-cell">
      <style:table-cell-properties style:vertical-align="middle" fo:padding="0.079cm" fo:border="0.75pt solid #808080"/>
    </style:style>
    <style:style style:name="P1" style:family="paragraph" style:parent-style-name="Predefinito">
      <style:paragraph-properties fo:text-align="center" style:justify-single-word="false"/>
    </style:style>
    <style:style style:name="P2" style:family="paragraph" style:parent-style-name="Predefinito">
      <style:paragraph-properties fo:text-align="justify" style:justify-single-word="false"/>
      <style:text-properties style:font-name="Arial" fo:font-size="10pt" fo:language="zxx" fo:country="none" fo:font-weight="normal" officeooo:rsid="0004449f" officeooo:paragraph-rsid="0004449f" style:font-size-asian="10pt" style:language-asian="zxx" style:country-asian="none" style:font-weight-asian="normal" style:font-size-complex="10pt" style:language-complex="zxx" style:country-complex="none" style:font-weight-complex="normal"/>
    </style:style>
    <style:style style:name="P3" style:family="paragraph" style:parent-style-name="Predefinito">
      <style:text-properties style:font-name="Arial1" fo:font-size="14pt" officeooo:rsid="00019436" style:font-size-asian="14pt"/>
    </style:style>
    <style:style style:name="P4" style:family="paragraph" style:parent-style-name="Predefinito">
      <style:paragraph-properties fo:text-align="center" style:justify-single-word="false"/>
      <style:text-properties style:font-name="Arial1" fo:font-size="16pt" fo:language="it" fo:country="IT" fo:font-weight="bold" style:font-size-asian="16pt" style:font-weight-asian="bold"/>
    </style:style>
    <style:style style:name="P5" style:family="paragraph" style:parent-style-name="Standard">
      <style:text-properties style:font-name="Arial"/>
    </style:style>
    <style:style style:name="P6" style:family="paragraph" style:parent-style-name="Standard">
      <style:paragraph-properties fo:text-align="justify" style:justify-single-word="false"/>
      <style:text-properties style:font-name="Arial" fo:font-size="10pt" officeooo:paragraph-rsid="00019436" style:font-size-asian="10pt" style:font-size-complex="10pt"/>
    </style:style>
    <style:style style:name="P7" style:family="paragraph" style:parent-style-name="Standard">
      <style:paragraph-properties fo:text-align="justify" style:justify-single-word="false"/>
      <style:text-properties style:font-name="Arial" fo:font-size="10pt" officeooo:paragraph-rsid="0002f968" style:font-size-asian="10pt" style:font-size-complex="10pt"/>
    </style:style>
    <style:style style:name="P8" style:family="paragraph" style:parent-style-name="Standard">
      <style:paragraph-properties fo:text-align="justify" style:justify-single-word="false"/>
      <style:text-properties style:font-name="Arial" fo:font-size="10pt" officeooo:paragraph-rsid="0004449f" style:font-size-asian="10pt" style:font-size-complex="10pt"/>
    </style:style>
    <style:style style:name="P9" style:family="paragraph" style:parent-style-name="Standard">
      <style:paragraph-properties fo:text-align="justify" style:justify-single-word="false"/>
      <style:text-properties style:font-name="Arial" fo:font-size="10pt" officeooo:rsid="00019436" officeooo:paragraph-rsid="00019436" style:font-size-asian="10pt" style:font-size-complex="10pt"/>
    </style:style>
    <style:style style:name="P10" style:family="paragraph" style:parent-style-name="Standard">
      <style:paragraph-properties fo:text-align="justify" style:justify-single-word="false"/>
      <style:text-properties style:font-name="Arial" fo:font-size="10pt" officeooo:rsid="0002f968" officeooo:paragraph-rsid="00019436" style:font-size-asian="10pt" style:font-size-complex="10pt"/>
    </style:style>
    <style:style style:name="P11" style:family="paragraph" style:parent-style-name="Standard">
      <style:paragraph-properties fo:text-align="justify" style:justify-single-word="false"/>
      <style:text-properties style:font-name="Arial" fo:font-size="10pt" officeooo:rsid="0002f968" officeooo:paragraph-rsid="0002f968" style:font-size-asian="10pt" style:font-size-complex="10pt"/>
    </style:style>
    <style:style style:name="P12" style:family="paragraph" style:parent-style-name="Standard">
      <style:paragraph-properties fo:text-align="justify" style:justify-single-word="false"/>
      <style:text-properties style:font-name="Arial" fo:font-size="10pt" fo:language="zxx" fo:country="none" fo:font-weight="normal" officeooo:rsid="0004449f" officeooo:paragraph-rsid="0004449f" style:font-size-asian="10pt" style:language-asian="zxx" style:country-asian="none" style:font-weight-asian="normal" style:font-size-complex="10pt" style:language-complex="zxx" style:country-complex="none" style:font-weight-complex="normal"/>
    </style:style>
    <style:style style:name="P13" style:family="paragraph" style:parent-style-name="Standard">
      <style:paragraph-properties fo:text-align="justify" style:justify-single-word="false"/>
      <style:text-properties style:font-name="Arial" fo:font-size="10pt" fo:language="zxx" fo:country="none" fo:font-weight="normal" officeooo:rsid="0004449f" officeooo:paragraph-rsid="0007f197" style:font-size-asian="10pt" style:language-asian="zxx" style:country-asian="none" style:font-weight-asian="normal" style:font-size-complex="10pt" style:language-complex="zxx" style:country-complex="none" style:font-weight-complex="normal"/>
    </style:style>
    <style:style style:name="P14" style:family="paragraph" style:parent-style-name="Standard">
      <style:paragraph-properties fo:text-align="justify" style:justify-single-word="false"/>
      <style:text-properties style:font-name="Arial" fo:font-size="10pt" fo:language="zxx" fo:country="none" fo:font-weight="normal" officeooo:rsid="0004449f" officeooo:paragraph-rsid="000d0781" style:font-size-asian="10pt" style:language-asian="zxx" style:country-asian="none" style:font-weight-asian="normal" style:font-size-complex="10pt" style:language-complex="zxx" style:country-complex="none" style:font-weight-complex="normal"/>
    </style:style>
    <style:style style:name="P15" style:family="paragraph" style:parent-style-name="Standard">
      <style:paragraph-properties fo:text-align="justify" style:justify-single-word="false"/>
      <style:text-properties style:font-name="Arial" fo:font-size="10pt" fo:language="zxx" fo:country="none" fo:font-weight="normal" officeooo:rsid="0004449f" officeooo:paragraph-rsid="00114f61" style:font-size-asian="10pt" style:language-asian="zxx" style:country-asian="none" style:font-weight-asian="normal" style:font-size-complex="10pt" style:language-complex="zxx" style:country-complex="none" style:font-weight-complex="normal"/>
    </style:style>
    <style:style style:name="P16" style:family="paragraph" style:parent-style-name="Standard">
      <style:paragraph-properties fo:text-align="justify" style:justify-single-word="false"/>
      <style:text-properties style:font-name="Arial" fo:font-size="10pt" fo:language="zxx" fo:country="none" fo:font-weight="normal" officeooo:rsid="0004449f" officeooo:paragraph-rsid="00154685" style:font-size-asian="10pt" style:language-asian="zxx" style:country-asian="none" style:font-weight-asian="normal" style:font-size-complex="10pt" style:language-complex="zxx" style:country-complex="none" style:font-weight-complex="normal"/>
    </style:style>
    <style:style style:name="P17" style:family="paragraph" style:parent-style-name="Standard">
      <style:paragraph-properties fo:text-align="justify" style:justify-single-word="false"/>
      <style:text-properties style:font-name="Arial" fo:font-size="10pt" fo:language="zxx" fo:country="none" fo:font-weight="normal" officeooo:rsid="0009d7b0" officeooo:paragraph-rsid="0007f197" style:font-size-asian="10pt" style:language-asian="zxx" style:country-asian="none" style:font-weight-asian="normal" style:font-size-complex="10pt" style:language-complex="zxx" style:country-complex="none" style:font-weight-complex="normal"/>
    </style:style>
    <style:style style:name="P18" style:family="paragraph" style:parent-style-name="Standard">
      <style:paragraph-properties fo:text-align="justify" style:justify-single-word="false"/>
      <style:text-properties style:font-name="Arial" fo:font-size="10pt" fo:language="zxx" fo:country="none" fo:font-weight="normal" officeooo:rsid="000d0781" officeooo:paragraph-rsid="00154685" style:font-size-asian="10pt" style:language-asian="zxx" style:country-asian="none" style:font-weight-asian="normal" style:font-size-complex="10pt" style:language-complex="zxx" style:country-complex="none" style:font-weight-complex="normal"/>
    </style:style>
    <style:style style:name="P19" style:family="paragraph" style:parent-style-name="Standard">
      <style:paragraph-properties fo:text-align="justify" style:justify-single-word="false"/>
      <style:text-properties style:font-name="Arial" fo:font-size="10pt" fo:language="zxx" fo:country="none" fo:font-weight="normal" officeooo:rsid="000f5844" officeooo:paragraph-rsid="000f5844" style:font-size-asian="10pt" style:language-asian="zxx" style:country-asian="none" style:font-weight-asian="normal" style:font-size-complex="10pt" style:language-complex="zxx" style:country-complex="none" style:font-weight-complex="normal"/>
    </style:style>
    <style:style style:name="P20" style:family="paragraph" style:parent-style-name="Standard">
      <style:paragraph-properties fo:text-align="justify" style:justify-single-word="false"/>
      <style:text-properties style:font-name="Arial" fo:font-size="10pt" fo:language="zxx" fo:country="none" fo:font-weight="normal" officeooo:rsid="0011a976" officeooo:paragraph-rsid="00114f61" style:font-size-asian="10pt" style:language-asian="zxx" style:country-asian="none" style:font-weight-asian="normal" style:font-size-complex="10pt" style:language-complex="zxx" style:country-complex="none" style:font-weight-complex="normal"/>
    </style:style>
    <style:style style:name="P21" style:family="paragraph" style:parent-style-name="Standard">
      <style:paragraph-properties fo:text-align="justify" style:justify-single-word="false"/>
      <style:text-properties style:font-name="Arial" fo:font-size="10pt" fo:font-weight="normal" officeooo:rsid="0002f968" officeooo:paragraph-rsid="0002f968"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Arial" fo:font-size="10pt" fo:font-weight="normal" officeooo:rsid="0009d7b0" officeooo:paragraph-rsid="0009d7b0"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officeooo:paragraph-rsid="0002f968" style:font-size-asian="11pt" style:font-weight-asian="bold" style:font-size-complex="11pt" style:font-weight-complex="bold"/>
    </style:style>
    <style:style style:name="P24"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officeooo:rsid="0002f968" officeooo:paragraph-rsid="0002f968"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officeooo:rsid="0004449f" officeooo:paragraph-rsid="0004449f" style:font-size-asian="11pt" style:font-weight-asian="bold" style:font-size-complex="11pt" style:font-weight-complex="bold"/>
    </style:style>
    <style:style style:name="P26" style:family="paragraph" style:parent-style-name="Standard">
      <style:paragraph-properties fo:text-align="justify" style:justify-single-word="false"/>
      <style:text-properties style:font-name="Arial" fo:font-size="11pt" fo:language="zxx" fo:country="none" style:text-underline-style="solid" style:text-underline-width="auto" style:text-underline-color="font-color" fo:font-weight="bold" officeooo:rsid="0004449f" officeooo:paragraph-rsid="0005bb92" style:font-size-asian="11pt" style:language-asian="zxx" style:country-asian="none" style:font-weight-asian="bold" style:font-size-complex="11pt" style:language-complex="zxx" style:country-complex="none" style:font-weight-complex="bold"/>
    </style:style>
    <style:style style:name="P27" style:family="paragraph" style:parent-style-name="Standard">
      <style:paragraph-properties fo:text-align="justify" style:justify-single-word="false"/>
      <style:text-properties fo:color="#000000" style:font-name="Arial" fo:font-size="10pt" fo:language="zxx" fo:country="none" fo:font-weight="normal" officeooo:rsid="00114f61" officeooo:paragraph-rsid="001180ad" style:font-size-asian="10pt" style:language-asian="zxx" style:country-asian="none" style:font-weight-asian="normal" style:font-size-complex="10pt" style:language-complex="zxx" style:country-complex="none" style:font-weight-complex="normal"/>
    </style:style>
    <style:style style:name="P28" style:family="paragraph" style:parent-style-name="Standard">
      <style:paragraph-properties fo:text-align="justify" style:justify-single-word="false"/>
      <style:text-properties fo:color="#000000" style:font-name="Arial" fo:font-size="10pt" fo:language="zxx" fo:country="none" fo:font-weight="normal" officeooo:rsid="0016429c" officeooo:paragraph-rsid="0016429c" style:font-size-asian="10pt" style:language-asian="zxx" style:country-asian="none" style:font-weight-asian="normal" style:font-size-complex="10pt" style:language-complex="zxx" style:country-complex="none" style:font-weight-complex="normal"/>
    </style:style>
    <style:style style:name="P29" style:family="paragraph" style:parent-style-name="Standard">
      <style:paragraph-properties fo:text-align="justify" style:justify-single-word="false"/>
      <style:text-properties fo:color="#000000" style:font-name="Arial" fo:font-size="10pt" fo:language="zxx" fo:country="none" fo:font-weight="normal" officeooo:rsid="0017e828" officeooo:paragraph-rsid="0017e828" style:font-size-asian="10pt" style:language-asian="zxx" style:country-asian="none" style:font-weight-asian="normal" style:font-size-complex="10pt" style:language-complex="zxx" style:country-complex="none" style:font-weight-complex="normal"/>
    </style:style>
    <style:style style:name="P30" style:family="paragraph" style:parent-style-name="Standard">
      <style:paragraph-properties fo:text-align="justify" style:justify-single-word="false"/>
      <style:text-properties fo:color="#000000" style:font-name="Arial" fo:font-size="11pt" fo:language="zxx" fo:country="none" style:text-underline-style="solid" style:text-underline-width="auto" style:text-underline-color="font-color" fo:font-weight="bold" officeooo:rsid="000612c2" officeooo:paragraph-rsid="0016429c" style:font-size-asian="11pt" style:language-asian="zxx" style:country-asian="none" style:font-weight-asian="bold" style:font-size-complex="11pt" style:language-complex="zxx" style:country-complex="none" style:font-weight-complex="bold"/>
    </style:style>
    <style:style style:name="P31" style:family="paragraph" style:parent-style-name="Standard">
      <style:text-properties fo:font-size="10pt" officeooo:paragraph-rsid="0017e828"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color="#000000" style:font-name="Arial" fo:font-size="10pt" fo:language="zxx" fo:country="none" fo:font-weight="normal" officeooo:rsid="00114f61" style:font-size-asian="10pt" style:language-asian="zxx" style:country-asian="none" style:font-weight-asian="normal" style:font-size-complex="10pt" style:language-complex="zxx" style:country-complex="none"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000000" style:font-name="Arial" fo:font-size="10pt" fo:language="zxx" fo:country="none" fo:font-weight="normal" officeooo:rsid="00114f61" officeooo:paragraph-rsid="00114f61" style:font-size-asian="10pt" style:language-asian="zxx" style:country-asian="none" style:font-weight-asian="normal" style:font-size-complex="10pt" style:language-complex="zxx" style:country-complex="none"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fo:color="#000000" style:font-name="Arial" fo:font-size="10pt" fo:language="zxx" fo:country="none" fo:font-weight="normal" officeooo:rsid="00114f61" officeooo:paragraph-rsid="0013c00b" style:font-size-asian="10pt" style:language-asian="zxx" style:country-asian="none" style:font-weight-asian="normal" style:font-size-complex="10pt" style:language-complex="zxx" style:country-complex="none"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fo:color="#000000" style:font-name="Arial" fo:font-size="10pt" fo:language="zxx" fo:country="none" fo:font-weight="normal" officeooo:rsid="00121e52" officeooo:paragraph-rsid="0013c00b" style:font-size-asian="10pt" style:language-asian="zxx" style:country-asian="none" style:font-weight-asian="normal" style:font-size-complex="10pt" style:language-complex="zxx" style:country-complex="none"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fo:color="#000000" style:font-name="Arial" fo:font-size="10pt" fo:language="zxx" fo:country="none" fo:font-weight="normal" officeooo:rsid="0013c00b" officeooo:paragraph-rsid="0013c00b" style:font-size-asian="10pt" style:language-asian="zxx" style:country-asian="none" style:font-weight-asian="normal" style:font-size-complex="10pt" style:language-complex="zxx" style:country-complex="none"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fo:color="#000000" style:font-name="Arial" fo:font-size="10pt" fo:language="zxx" fo:country="none" fo:font-weight="normal" officeooo:rsid="00154685" officeooo:paragraph-rsid="00154685" style:font-size-asian="10pt" style:language-asian="zxx" style:country-asian="none" style:font-weight-asian="normal" style:font-size-complex="10pt" style:language-complex="zxx" style:country-complex="none"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color="#000000" style:font-name="Arial" fo:font-size="10pt" fo:language="zxx" fo:country="none" fo:font-weight="normal" officeooo:rsid="00154685" officeooo:paragraph-rsid="00154685" style:font-size-asian="10pt" style:language-asian="zxx" style:country-asian="none" style:font-weight-asian="normal" style:font-size-complex="10pt" style:language-complex="zxx" style:country-complex="none" style:font-weight-complex="normal"/>
    </style:style>
    <style:style style:name="P39" style:family="paragraph" style:parent-style-name="Predefinito">
      <style:paragraph-properties fo:margin-left="0cm" fo:margin-right="0cm" fo:text-align="justify" style:justify-single-word="false" fo:text-indent="0cm" style:auto-text-indent="false"/>
      <style:text-properties style:font-name="Arial" fo:font-size="10pt" fo:language="zxx" fo:country="none" fo:font-weight="normal" officeooo:rsid="0004449f" style:font-size-asian="10pt" style:language-asian="zxx" style:country-asian="none" style:font-weight-asian="normal" style:font-size-complex="10pt" style:language-complex="zxx" style:country-complex="none" style:font-weight-complex="normal"/>
    </style:style>
    <style:style style:name="P40" style:family="paragraph" style:parent-style-name="Text_20_body">
      <style:paragraph-properties fo:margin-left="0cm" fo:margin-right="0cm" fo:margin-top="0cm" fo:margin-bottom="0cm" style:contextual-spacing="true" fo:text-indent="0cm" style:auto-text-indent="false"/>
      <style:text-properties fo:font-variant="normal" fo:text-transform="none" fo:color="#000000" style:font-name="Arial" fo:font-size="8pt" fo:letter-spacing="normal" fo:font-style="normal" fo:font-weight="normal" officeooo:paragraph-rsid="00183620" style:font-size-asian="8pt" style:font-size-complex="8pt"/>
    </style:style>
    <style:style style:name="P41" style:family="paragraph" style:parent-style-name="Text_20_body">
      <style:paragraph-properties fo:margin-left="0cm" fo:margin-right="0cm" fo:margin-top="0cm" fo:margin-bottom="0cm" style:contextual-spacing="true" fo:text-indent="0cm" style:auto-text-indent="false"/>
      <style:text-properties fo:font-variant="normal" fo:text-transform="none" fo:color="#000000" style:font-name="Arial" fo:font-size="8pt" fo:letter-spacing="normal" officeooo:paragraph-rsid="00183620" style:font-size-asian="8pt" style:font-size-complex="8pt"/>
    </style:style>
    <style:style style:name="P42" style:family="paragraph" style:parent-style-name="Text_20_body">
      <style:paragraph-properties fo:margin-left="0cm" fo:margin-right="0cm" fo:margin-top="0cm" fo:margin-bottom="0cm" style:contextual-spacing="true" fo:text-indent="0cm" style:auto-text-indent="false"/>
      <style:text-properties style:font-name="Arial" fo:font-size="8pt" officeooo:rsid="000abf03" officeooo:paragraph-rsid="00183620" style:font-size-asian="8pt" style:font-size-complex="8pt"/>
    </style:style>
    <style:style style:name="P43" style:family="paragraph" style:parent-style-name="Heading_20_2">
      <style:paragraph-properties fo:margin-left="0cm" fo:margin-right="0cm" fo:margin-top="0cm" fo:margin-bottom="0cm" style:contextual-spacing="true" fo:text-indent="0cm" style:auto-text-indent="false"/>
      <style:text-properties fo:font-variant="normal" fo:text-transform="none" fo:color="#000000" style:font-name="Arial" fo:font-size="14pt" fo:letter-spacing="normal" fo:font-style="normal" style:text-underline-style="solid" style:text-underline-width="auto" style:text-underline-color="font-color" fo:font-weight="bold" officeooo:rsid="000abf03" officeooo:paragraph-rsid="00183620" style:font-name-asian="SimSun" style:font-size-asian="14pt" style:font-weight-asian="bold" style:font-name-complex="Mangal2" style:font-size-complex="14pt" style:font-weight-complex="bold"/>
    </style:style>
    <style:style style:name="P44" style:family="paragraph" style:parent-style-name="Heading_20_2">
      <style:paragraph-properties fo:margin-left="0cm" fo:margin-right="0cm" fo:margin-top="0cm" fo:margin-bottom="0cm" style:contextual-spacing="true" fo:text-indent="0cm" style:auto-text-indent="false" fo:break-before="page"/>
      <style:text-properties fo:font-variant="normal" fo:text-transform="none" fo:color="#000000" style:font-name="Arial" fo:font-size="14pt" fo:letter-spacing="normal" fo:font-style="normal" style:text-underline-style="solid" style:text-underline-width="auto" style:text-underline-color="font-color" fo:font-weight="bold" officeooo:rsid="000abf03" officeooo:paragraph-rsid="00183620" style:font-name-asian="SimSun" style:font-size-asian="14pt" style:font-weight-asian="bold" style:font-name-complex="Mangal2" style:font-size-complex="14pt" style:font-weight-complex="bold"/>
    </style:style>
    <style:style style:name="P45" style:family="paragraph" style:parent-style-name="Heading_20_2">
      <style:paragraph-properties fo:margin-left="0cm" fo:margin-right="0cm" fo:margin-top="0cm" fo:margin-bottom="0cm" style:contextual-spacing="true" fo:text-indent="0cm" style:auto-text-indent="false" fo:break-before="page"/>
      <style:text-properties officeooo:paragraph-rsid="00183620"/>
    </style:style>
    <style:style style:name="P46" style:family="paragraph" style:parent-style-name="Heading_20_2" style:master-page-name="">
      <style:paragraph-properties fo:margin-left="0cm" fo:margin-right="0cm" fo:margin-top="0cm" fo:margin-bottom="0cm" style:contextual-spacing="true" fo:text-indent="0cm" style:auto-text-indent="false" style:page-number="auto" fo:break-before="auto" fo:break-after="auto"/>
      <style:text-properties fo:font-variant="normal" fo:text-transform="none" fo:color="#000000" style:font-name="Arial" fo:font-size="14pt" fo:letter-spacing="normal" fo:font-style="normal" style:text-underline-style="solid" style:text-underline-width="auto" style:text-underline-color="font-color" fo:font-weight="bold" officeooo:rsid="000abf03" officeooo:paragraph-rsid="00183620" style:font-name-asian="SimSun" style:font-size-asian="14pt" style:font-weight-asian="bold" style:font-name-complex="Mangal2" style:font-size-complex="14pt" style:font-weight-complex="bold"/>
    </style:style>
    <style:style style:name="P47" style:family="paragraph" style:parent-style-name="List_20_Contents">
      <style:paragraph-properties fo:margin-left="0cm" fo:margin-right="0cm" fo:margin-top="0cm" fo:margin-bottom="0cm" style:contextual-spacing="true" fo:text-indent="0cm" style:auto-text-indent="false"/>
      <style:text-properties fo:font-variant="normal" fo:text-transform="none" fo:color="#000000" style:font-name="Arial" fo:font-size="8pt" fo:letter-spacing="normal" fo:font-style="normal" fo:font-weight="normal" officeooo:paragraph-rsid="00183620" style:font-size-asian="8pt" style:font-size-complex="8pt"/>
    </style:style>
    <style:style style:name="P48" style:family="paragraph" style:parent-style-name="Preformatted_20_Text">
      <style:paragraph-properties fo:margin-left="0cm" fo:margin-right="0cm" fo:margin-top="0cm" fo:margin-bottom="0cm" style:contextual-spacing="true" fo:text-indent="0cm" style:auto-text-indent="false"/>
      <style:text-properties fo:font-variant="normal" fo:text-transform="none" fo:color="#000000" style:font-name="Arial" fo:font-size="8pt" fo:letter-spacing="normal" fo:font-style="normal" fo:font-weight="normal" officeooo:paragraph-rsid="00183620" style:font-size-asian="8pt" style:font-size-complex="8pt"/>
    </style:style>
    <style:style style:name="P49" style:family="paragraph" style:parent-style-name="Preformatted_20_Text">
      <style:paragraph-properties fo:margin-left="0cm" fo:margin-right="0cm" fo:margin-top="0cm" fo:margin-bottom="0cm" style:contextual-spacing="true" fo:text-indent="0cm" style:auto-text-indent="false"/>
      <style:text-properties fo:font-variant="normal" fo:text-transform="none" fo:color="#000000" style:font-name="Arial" fo:font-size="8pt" fo:letter-spacing="normal" officeooo:paragraph-rsid="00183620" style:font-size-asian="8pt" style:font-size-complex="8pt"/>
    </style:style>
    <style:style style:name="P50" style:family="paragraph" style:parent-style-name="Preformatted_20_Text">
      <style:paragraph-properties fo:margin-left="0cm" fo:margin-right="0cm" fo:margin-top="0cm" fo:margin-bottom="0cm" style:contextual-spacing="true" fo:text-indent="0cm" style:auto-text-indent="false"/>
      <style:text-properties style:font-name="Arial" fo:font-size="8pt" officeooo:paragraph-rsid="00183620" style:font-size-asian="8pt" style:font-size-complex="8pt"/>
    </style:style>
    <style:style style:name="P51" style:family="paragraph" style:parent-style-name="Preformatted_20_Text">
      <style:paragraph-properties fo:margin-left="0cm" fo:margin-right="0cm" fo:margin-top="0cm" fo:margin-bottom="0cm" style:contextual-spacing="true" fo:text-indent="0cm" style:auto-text-indent="false"/>
      <style:text-properties officeooo:paragraph-rsid="00183620"/>
    </style:style>
    <style:style style:name="P52" style:family="paragraph" style:parent-style-name="List_20_Heading">
      <style:paragraph-properties fo:margin-left="0cm" fo:margin-right="0cm" fo:margin-top="0cm" fo:margin-bottom="0cm" style:contextual-spacing="true" fo:text-indent="0cm" style:auto-text-indent="false"/>
      <style:text-properties fo:font-variant="normal" fo:text-transform="none" fo:color="#000000" style:font-name="Arial" fo:font-size="8pt" fo:letter-spacing="normal" fo:font-style="normal" fo:font-weight="bold" officeooo:paragraph-rsid="00183620" style:font-size-asian="8pt" style:font-size-complex="8pt"/>
    </style:style>
    <style:style style:name="P53" style:family="paragraph" style:parent-style-name="List_20_Heading">
      <style:paragraph-properties fo:margin-left="0cm" fo:margin-right="0cm" fo:margin-top="0cm" fo:margin-bottom="0cm" style:contextual-spacing="true" fo:text-indent="0cm" style:auto-text-indent="false"/>
      <style:text-properties officeooo:paragraph-rsid="00183620"/>
    </style:style>
    <style:style style:name="P54" style:family="paragraph" style:parent-style-name="Heading_20_3">
      <style:paragraph-properties fo:margin-left="0cm" fo:margin-right="0cm" fo:margin-top="0cm" fo:margin-bottom="0cm" style:contextual-spacing="true" fo:text-indent="0cm" style:auto-text-indent="false"/>
      <style:text-properties fo:font-variant="normal" fo:text-transform="none" fo:color="#000000" style:font-name="Arial" fo:font-size="8pt" fo:letter-spacing="normal" fo:font-style="normal" officeooo:paragraph-rsid="00183620" style:font-size-asian="8pt" style:font-size-complex="8pt"/>
    </style:style>
    <style:style style:name="P55" style:family="paragraph" style:parent-style-name="Text_20_body">
      <style:paragraph-properties fo:margin-top="0cm" fo:margin-bottom="0cm" style:contextual-spacing="true" fo:break-before="page"/>
      <style:text-properties fo:font-variant="normal" fo:text-transform="none" fo:color="#000000" style:font-name="Arial" fo:font-size="14pt" fo:letter-spacing="normal" fo:font-style="normal" style:text-underline-style="solid" style:text-underline-width="auto" style:text-underline-color="font-color" fo:font-weight="bold" officeooo:rsid="000abf03" officeooo:paragraph-rsid="00183620" style:font-name-asian="SimSun" style:font-size-asian="14pt" style:font-weight-asian="bold" style:font-name-complex="Mangal2" style:font-size-complex="14pt" style:font-weight-complex="bold"/>
    </style:style>
    <style:style style:name="P56" style:family="paragraph" style:parent-style-name="Text_20_body">
      <style:paragraph-properties fo:margin-top="0cm" fo:margin-bottom="0cm" style:contextual-spacing="true"/>
      <style:text-properties style:font-name="Arial" fo:font-size="8pt" officeooo:paragraph-rsid="00183620" style:font-size-asian="8pt" style:font-size-complex="8pt"/>
    </style:style>
    <style:style style:name="P57" style:family="paragraph" style:parent-style-name="Text_20_body">
      <style:paragraph-properties fo:margin-top="0cm" fo:margin-bottom="0cm" style:contextual-spacing="true"/>
      <style:text-properties style:font-name="Arial" fo:font-size="8pt" officeooo:rsid="000abf03" officeooo:paragraph-rsid="00183620" style:font-size-asian="8pt" style:font-size-complex="8pt"/>
    </style:style>
    <style:style style:name="P58" style:family="paragraph" style:parent-style-name="Text_20_body">
      <style:paragraph-properties fo:margin-top="0cm" fo:margin-bottom="0cm" style:contextual-spacing="true"/>
      <style:text-properties fo:font-variant="normal" fo:text-transform="none" fo:color="#000000" style:font-name="Arial" fo:font-size="14pt" fo:letter-spacing="normal" fo:font-style="normal" style:text-underline-style="solid" style:text-underline-width="auto" style:text-underline-color="font-color" fo:font-weight="bold" officeooo:rsid="000abf03" officeooo:paragraph-rsid="00183620" style:font-name-asian="SimSun" style:font-size-asian="14pt" style:font-weight-asian="bold" style:font-name-complex="Mangal2" style:font-size-complex="14pt" style:font-weight-complex="bold"/>
    </style:style>
    <style:style style:name="P59" style:family="paragraph" style:parent-style-name="Horizontal_20_Line">
      <style:paragraph-properties fo:margin-top="0cm" fo:margin-bottom="0cm" style:contextual-spacing="true"/>
      <style:text-properties style:font-name="Arial" fo:font-size="8pt" officeooo:paragraph-rsid="00183620" style:font-size-asian="8pt" style:font-size-complex="8pt"/>
    </style:style>
    <style:style style:name="P60" style:family="paragraph" style:parent-style-name="Table_20_Contents">
      <style:paragraph-properties fo:margin-top="0cm" fo:margin-bottom="0cm" style:contextual-spacing="true" fo:text-align="end" style:justify-single-word="false"/>
      <style:text-properties officeooo:paragraph-rsid="00183620"/>
    </style:style>
    <style:style style:name="P61" style:family="paragraph" style:parent-style-name="Table_20_Contents">
      <style:paragraph-properties fo:margin-top="0cm" fo:margin-bottom="0cm" style:contextual-spacing="true"/>
      <style:text-properties officeooo:paragraph-rsid="00183620"/>
    </style:style>
    <style:style style:name="P62" style:family="paragraph" style:parent-style-name="Table_20_Heading">
      <style:paragraph-properties fo:margin-top="0cm" fo:margin-bottom="0cm" style:contextual-spacing="true" fo:text-align="start" style:justify-single-word="false"/>
      <style:text-properties style:font-name="Arial" fo:font-size="8pt" fo:font-weight="bold" officeooo:paragraph-rsid="00183620" style:font-size-asian="8pt" style:font-size-complex="8pt"/>
    </style:style>
    <style:style style:name="P63" style:family="paragraph" style:parent-style-name="Standard">
      <style:paragraph-properties fo:margin-top="0cm" fo:margin-bottom="0cm" style:contextual-spacing="true" fo:text-align="justify" style:justify-single-word="false"/>
      <style:text-properties fo:color="#000000" style:font-name="Arial" fo:font-size="11pt" fo:language="zxx" fo:country="none" style:text-underline-style="solid" style:text-underline-width="auto" style:text-underline-color="font-color" fo:font-weight="bold" officeooo:rsid="000612c2" officeooo:paragraph-rsid="001910dc" style:font-size-asian="11pt" style:language-asian="zxx" style:country-asian="none" style:font-weight-asian="bold" style:font-size-complex="11pt" style:language-complex="zxx" style:country-complex="none" style:font-weight-complex="bold"/>
    </style:style>
    <style:style style:name="P64" style:family="paragraph" style:parent-style-name="List_20_Contents">
      <style:paragraph-properties fo:margin-left="2cm" fo:margin-right="0cm" fo:margin-top="0cm" fo:margin-bottom="0cm" style:contextual-spacing="true" fo:text-indent="0cm" style:auto-text-indent="false"/>
      <style:text-properties officeooo:paragraph-rsid="00183620"/>
    </style:style>
    <style:style style:name="P65" style:family="paragraph" style:parent-style-name="List_20_Heading">
      <style:paragraph-properties fo:margin-left="1cm" fo:margin-right="0cm" fo:margin-top="0cm" fo:margin-bottom="0cm" style:contextual-spacing="true" fo:text-indent="0cm" style:auto-text-indent="false"/>
      <style:text-properties fo:font-variant="normal" fo:text-transform="none" fo:color="#000000" style:font-name="Arial" fo:font-size="8pt" fo:letter-spacing="normal" fo:font-style="normal" fo:font-weight="bold" officeooo:paragraph-rsid="00183620" style:font-size-asian="8pt" style:font-size-complex="8pt"/>
    </style:style>
    <style:style style:name="P66" style:family="paragraph" style:parent-style-name="List_20_Heading">
      <style:paragraph-properties fo:margin-left="1cm" fo:margin-right="0cm" fo:margin-top="0cm" fo:margin-bottom="0cm" style:contextual-spacing="true" fo:text-indent="0cm" style:auto-text-indent="false"/>
      <style:text-properties officeooo:paragraph-rsid="00183620"/>
    </style:style>
    <style:style style:name="P67" style:family="paragraph" style:parent-style-name="Table_20_Contents">
      <style:text-properties style:font-name="Arial" fo:font-size="10pt" officeooo:paragraph-rsid="0017e828" style:font-size-asian="10pt" style:font-size-complex="10pt"/>
    </style:style>
    <style:style style:name="P68" style:family="paragraph" style:parent-style-name="Table_20_Contents">
      <style:text-properties style:font-name="Arial" fo:font-size="10pt" fo:font-weight="normal" officeooo:paragraph-rsid="0017e828" style:font-size-asian="10pt" style:font-weight-asian="normal" style:font-size-complex="10pt" style:font-weight-complex="normal"/>
    </style:style>
    <style:style style:name="P69" style:family="paragraph" style:parent-style-name="Table_20_Heading">
      <style:paragraph-properties fo:text-align="start" style:justify-single-word="false"/>
      <style:text-properties style:font-name="Arial" fo:font-size="12pt" fo:font-weight="bold" officeooo:paragraph-rsid="0017e828" style:font-size-asian="12pt" style:font-size-complex="12pt"/>
    </style:style>
    <style:style style:name="P70" style:family="paragraph" style:parent-style-name="Standard">
      <style:paragraph-properties fo:margin-top="0cm" fo:margin-bottom="0cm" style:contextual-spacing="true" fo:text-align="justify" style:justify-single-word="false"/>
      <style:text-properties fo:color="#000000" style:font-name="Arial" fo:font-size="10pt" fo:language="zxx" fo:country="none" style:text-underline-style="none" fo:font-weight="normal" officeooo:rsid="001910dc" officeooo:paragraph-rsid="001910dc" style:font-size-asian="10pt" style:language-asian="zxx" style:country-asian="none" style:font-weight-asian="normal" style:font-size-complex="10pt" style:language-complex="zxx" style:country-complex="none" style:font-weight-complex="normal"/>
    </style:style>
    <style:style style:name="P71" style:family="paragraph" style:parent-style-name="Standard">
      <style:paragraph-properties fo:margin-top="0cm" fo:margin-bottom="0cm" style:contextual-spacing="true" fo:text-align="justify" style:justify-single-word="false"/>
      <style:text-properties fo:color="#000000" style:font-name="Arial" fo:font-size="10pt" fo:language="zxx" fo:country="none" style:text-underline-style="none" fo:font-weight="normal" officeooo:rsid="0007f197" officeooo:paragraph-rsid="001bc775" style:font-size-asian="10pt" style:language-asian="zxx" style:country-asian="none" style:font-weight-asian="normal" style:font-size-complex="10pt" style:language-complex="zxx" style:country-complex="none" style:font-weight-complex="normal"/>
    </style:style>
    <style:style style:name="P72" style:family="paragraph" style:parent-style-name="Standard">
      <style:paragraph-properties fo:margin-top="0cm" fo:margin-bottom="0cm" style:contextual-spacing="true" fo:text-align="start" style:justify-single-word="false"/>
      <style:text-properties fo:color="#000000" style:font-name="Arial" fo:font-size="10pt" fo:language="zxx" fo:country="none" style:text-underline-style="none" fo:font-weight="normal" officeooo:rsid="0007f197" officeooo:paragraph-rsid="001bc775" style:font-size-asian="10pt" style:language-asian="zxx" style:country-asian="none" style:font-weight-asian="normal" style:font-size-complex="10pt" style:language-complex="zxx" style:country-complex="none" style:font-weight-complex="normal"/>
    </style:style>
    <style:style style:name="P73" style:family="paragraph" style:parent-style-name="Standard">
      <style:paragraph-properties fo:margin-top="0cm" fo:margin-bottom="0cm" style:contextual-spacing="true" fo:text-align="justify" style:justify-single-word="false" fo:break-before="page"/>
      <style:text-properties style:font-name="Arial" fo:font-size="11pt" officeooo:rsid="000612c2" officeooo:paragraph-rsid="001adc78" style:font-size-asian="11pt" style:font-size-complex="11pt"/>
    </style:style>
    <style:style style:name="P74" style:family="paragraph" style:parent-style-name="Predefinito" style:master-page-name="Standard">
      <style:paragraph-properties style:page-number="auto"/>
      <style:text-properties style:font-name="Arial1" fo:font-size="14pt" style:font-size-asian="14pt"/>
    </style:style>
    <style:style style:name="P75" style:family="paragraph" style:parent-style-name="Text_20_body">
      <style:paragraph-properties fo:margin-top="0cm" fo:margin-bottom="0cm" style:contextual-spacing="true"/>
      <style:text-properties style:font-name="Arial" fo:font-size="8pt" officeooo:rsid="000abf03" officeooo:paragraph-rsid="00183620" style:font-size-asian="8pt" style:font-size-complex="8pt"/>
    </style:style>
    <style:style style:name="T1" style:family="text">
      <style:text-properties style:font-name="Arial1" fo:font-size="16pt" fo:font-weight="bold" style:font-size-asian="16pt" style:font-weight-asian="bold"/>
    </style:style>
    <style:style style:name="T2" style:family="text">
      <style:text-properties officeooo:rsid="00019436"/>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19436" style:font-weight-asian="bold" style:font-weight-complex="bold"/>
    </style:style>
    <style:style style:name="T6" style:family="text">
      <style:text-properties fo:font-weight="bold" officeooo:rsid="0002f968" style:font-weight-asian="bold" style:font-weight-complex="bold"/>
    </style:style>
    <style:style style:name="T7" style:family="text">
      <style:text-properties fo:font-weight="bold" officeooo:rsid="0007f197" style:font-weight-asian="bold" style:font-weight-complex="bold"/>
    </style:style>
    <style:style style:name="T8" style:family="text">
      <style:text-properties fo:font-weight="bold" officeooo:rsid="0009d7b0" style:font-weight-asian="bold" style:font-weight-complex="bold"/>
    </style:style>
    <style:style style:name="T9" style:family="text">
      <style:text-properties fo:font-weight="bold" officeooo:rsid="000b0b2b" style:font-weight-asian="bold" style:font-weight-complex="bold"/>
    </style:style>
    <style:style style:name="T10" style:family="text">
      <style:text-properties fo:font-weight="bold" officeooo:rsid="000d0781" style:font-weight-asian="bold" style:font-weight-complex="bold"/>
    </style:style>
    <style:style style:name="T11" style:family="text">
      <style:text-properties fo:font-weight="bold" officeooo:rsid="000d9726" style:font-weight-asian="bold" style:font-weight-complex="bold"/>
    </style:style>
    <style:style style:name="T12" style:family="text">
      <style:text-properties fo:font-weight="bold" officeooo:rsid="000f5844" style:font-weight-asian="bold" style:font-weight-complex="bold"/>
    </style:style>
    <style:style style:name="T13" style:family="text">
      <style:text-properties fo:font-weight="bold" officeooo:rsid="00114f61" style:font-weight-asian="bold" style:font-weight-complex="bold"/>
    </style:style>
    <style:style style:name="T14" style:family="text">
      <style:text-properties officeooo:rsid="0002f968"/>
    </style:style>
    <style:style style:name="T15" style:family="text">
      <style:text-properties fo:font-weight="normal"/>
    </style:style>
    <style:style style:name="T16" style:family="text">
      <style:text-properties fo:font-weight="normal" officeooo:rsid="0002f968" style:font-weight-asian="normal" style:font-weight-complex="normal"/>
    </style:style>
    <style:style style:name="T17" style:family="text">
      <style:text-properties fo:font-weight="normal" officeooo:rsid="0004449f" style:font-weight-asian="normal" style:font-weight-complex="normal"/>
    </style:style>
    <style:style style:name="T18" style:family="text">
      <style:text-properties fo:font-weight="normal" officeooo:rsid="0007f197" style:font-weight-asian="normal" style:font-weight-complex="normal"/>
    </style:style>
    <style:style style:name="T19" style:family="text">
      <style:text-properties officeooo:rsid="0004449f"/>
    </style:style>
    <style:style style:name="T20" style:family="text">
      <style:text-properties officeooo:rsid="0005bb92"/>
    </style:style>
    <style:style style:name="T21" style:family="text">
      <style:text-properties officeooo:rsid="000612c2"/>
    </style:style>
    <style:style style:name="T22" style:family="text">
      <style:text-properties officeooo:rsid="0007f197"/>
    </style:style>
    <style:style style:name="T23" style:family="text">
      <style:text-properties officeooo:rsid="0009d7b0"/>
    </style:style>
    <style:style style:name="T24" style:family="text">
      <style:text-properties officeooo:rsid="000b0b2b"/>
    </style:style>
    <style:style style:name="T25" style:family="text">
      <style:text-properties officeooo:rsid="000d0781"/>
    </style:style>
    <style:style style:name="T26" style:family="text">
      <style:text-properties officeooo:rsid="000d9726"/>
    </style:style>
    <style:style style:name="T27" style:family="text">
      <style:text-properties officeooo:rsid="000f5844"/>
    </style:style>
    <style:style style:name="T28" style:family="text">
      <style:text-properties officeooo:rsid="000f7586"/>
    </style:style>
    <style:style style:name="T29" style:family="text">
      <style:text-properties officeooo:rsid="00114f61"/>
    </style:style>
    <style:style style:name="T30" style:family="text">
      <style:text-properties officeooo:rsid="0011a976"/>
    </style:style>
    <style:style style:name="T31" style:family="text">
      <style:text-properties officeooo:rsid="00121e52"/>
    </style:style>
    <style:style style:name="T32" style:family="text">
      <style:text-properties officeooo:rsid="0013c00b"/>
    </style:style>
    <style:style style:name="T33" style:family="text">
      <style:text-properties officeooo:rsid="00154685"/>
    </style:style>
    <style:style style:name="T34" style:family="text">
      <style:text-properties fo:font-variant="normal" fo:text-transform="none" fo:color="#000000" style:font-name="Arial" fo:font-size="14pt" fo:letter-spacing="normal" fo:font-style="normal" style:text-underline-style="solid" style:text-underline-width="auto" style:text-underline-color="font-color" officeooo:rsid="001418ad" style:font-size-asian="14pt" style:font-size-complex="14pt"/>
    </style:style>
    <style:style style:name="T35" style:family="text">
      <style:text-properties fo:font-variant="normal" fo:text-transform="none" fo:color="#000000" style:font-name="Arial" fo:font-size="14pt" fo:letter-spacing="normal" fo:font-style="normal" style:text-underline-style="solid" style:text-underline-width="auto" style:text-underline-color="font-color" officeooo:rsid="000abf03" style:font-size-asian="14pt" style:font-size-complex="14pt"/>
    </style:style>
    <style:style style:name="T36" style:family="text">
      <style:text-properties fo:font-variant="normal" fo:text-transform="none" fo:color="#000000" style:font-name="Arial" fo:font-size="8pt" fo:letter-spacing="normal" fo:font-style="normal" fo:font-weight="bold" style:font-size-asian="8pt" style:font-size-complex="8pt"/>
    </style:style>
    <style:style style:name="T37" style:family="text">
      <style:text-properties fo:font-variant="normal" fo:text-transform="none" fo:color="#000000" style:font-name="Arial" fo:font-size="8pt" fo:letter-spacing="normal" fo:font-style="normal" fo:font-weight="bold" officeooo:rsid="00104f9d" style:font-size-asian="8pt" style:font-size-complex="8pt"/>
    </style:style>
    <style:style style:name="T38" style:family="text">
      <style:text-properties fo:font-variant="normal" fo:text-transform="none" fo:color="#000000" style:font-name="Arial" fo:font-size="8pt" fo:letter-spacing="normal" fo:font-style="normal" fo:font-weight="normal" style:font-size-asian="8pt" style:font-size-complex="8pt"/>
    </style:style>
    <style:style style:name="T39" style:family="text">
      <style:text-properties fo:font-variant="normal" fo:text-transform="none" fo:color="#000000" style:font-name="Arial" fo:font-size="8pt" fo:letter-spacing="normal" style:font-size-asian="8pt" style:font-size-complex="8pt"/>
    </style:style>
    <style:style style:name="T40" style:family="text">
      <style:text-properties fo:font-variant="normal" fo:text-transform="none" fo:color="#000000" style:font-name="Arial" fo:font-size="8pt" fo:letter-spacing="normal" officeooo:rsid="00104f9d" style:font-size-asian="8pt" style:font-size-complex="8pt"/>
    </style:style>
    <style:style style:name="T41" style:family="text">
      <style:text-properties fo:font-variant="normal" fo:text-transform="none" fo:color="#000000" style:font-name="Arial" fo:font-size="8pt" fo:letter-spacing="normal" officeooo:rsid="0011dfff" style:font-size-asian="8pt" style:font-size-complex="8pt"/>
    </style:style>
    <style:style style:name="T42" style:family="text">
      <style:text-properties fo:font-variant="normal" fo:text-transform="none" fo:color="#000000" fo:font-size="14pt" fo:letter-spacing="normal" fo:font-style="normal" style:text-underline-style="solid" style:text-underline-width="auto" style:text-underline-color="font-color" fo:font-weight="bold" officeooo:rsid="000abf03" style:font-name-asian="SimSun" style:font-size-asian="14pt" style:font-weight-asian="bold" style:font-name-complex="Mangal2" style:font-size-complex="14pt" style:font-weight-complex="bold"/>
    </style:style>
    <style:style style:name="T43" style:family="text">
      <style:text-properties fo:font-variant="normal" fo:text-transform="none" fo:color="#000000" fo:letter-spacing="normal" fo:font-style="normal" fo:font-weight="normal"/>
    </style:style>
    <style:style style:name="T44" style:family="text">
      <style:text-properties fo:font-variant="normal" fo:text-transform="none" fo:color="#000000" fo:letter-spacing="normal" fo:font-style="normal" fo:font-weight="bold"/>
    </style:style>
    <style:style style:name="T45" style:family="text">
      <style:text-properties style:font-name="Arial" fo:font-size="8pt" style:font-size-asian="8pt" style:font-size-complex="8pt"/>
    </style:style>
    <style:style style:name="T46" style:family="text">
      <style:text-properties style:font-name="Arial" fo:font-size="8pt" fo:font-weight="bold" style:font-size-asian="8pt" style:font-size-complex="8pt"/>
    </style:style>
    <style:style style:name="T47" style:family="text">
      <style:text-properties officeooo:rsid="001418ad"/>
    </style:style>
    <style:style style:name="T48" style:family="text">
      <style:text-properties fo:font-style="normal" fo:font-weight="normal"/>
    </style:style>
    <style:style style:name="T49" style:family="text">
      <style:text-properties fo:font-style="normal" fo:font-weight="normal" officeooo:rsid="00104f9d"/>
    </style:style>
    <style:style style:name="T50" style:family="text">
      <style:text-properties fo:font-style="normal" fo:font-weight="bold"/>
    </style:style>
    <style:style style:name="T51" style:family="text">
      <style:text-properties fo:font-style="normal" fo:font-weight="bold" officeooo:rsid="00104f9d"/>
    </style:style>
    <style:style style:name="T52" style:family="text">
      <style:text-properties officeooo:rsid="0012b66a"/>
    </style:style>
    <style:style style:name="T53" style:family="text">
      <style:text-properties officeooo:rsid="001910dc"/>
    </style:style>
    <style:style style:name="T54" style:family="text">
      <style:text-properties officeooo:rsid="001adc78"/>
    </style:style>
    <style:style style:name="T55" style:family="text">
      <style:text-properties officeooo:rsid="001bc775"/>
    </style:style>
    <style:style style:name="T56" style:family="text">
      <style:text-properties fo:color="#000000"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57" style:family="text">
      <style:text-properties fo:color="#000000" fo:language="zxx" fo:country="none" style:text-underline-style="solid" style:text-underline-width="auto" style:text-underline-color="font-color" fo:font-weight="bold" officeooo:rsid="001adc78" style:language-asian="zxx" style:country-asian="none" style:font-weight-asian="bold" style:language-complex="zxx" style:country-complex="none"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Mazzi Giuliana VR351643<text:tab/><text:tab/><text:tab/><text:tab/><text:tab/><text:tab/><text:span text:style-name="T2">22 luglio 2013</text:span></text:p>
      <text:p text:style-name="P3"/>
      <text:p text:style-name="P3"/>
      <text:p text:style-name="P1">Relazione sull'Elaborato<text:span text:style-name="T1"> </text:span>di<text:span text:style-name="T1"> </text:span>Programmazione<text:span text:style-name="T1"> </text:span>di<text:span text:style-name="T1"> </text:span>Rete<text:span text:style-name="T1">:</text:span></text:p>
      <text:p text:style-name="P4">Forniture Farmaceutiche</text:p>
      <text:p text:style-name="P4"/>
      <text:p text:style-name="P4"/>
      <text:p text:style-name="P5"/>
      <text:p text:style-name="P24">1. Introduzione</text:p>
      <text:p text:style-name="P9">L'elaborato descrive il modello logistico semplificato di un ipotetico sistema di forniture farmaceutiche, in cui si muovono quattro tipologie di operatori:</text:p>
      <text:p text:style-name="P6"><text:span text:style-name="T2">- un </text:span><text:span text:style-name="T5">magazzino centrale</text:span><text:span text:style-name="T2"> che si rifornisce di prodotti tramite il proprio amministratore di sistema e che vende i prodotti alle farmacie e ai clienti finali;</text:span></text:p>
      <text:p text:style-name="P7"><text:span text:style-name="T2">- </text:span><text:span text:style-name="T14">più</text:span> <text:span text:style-name="T5">farmacie</text:span><text:span text:style-name="T2"> che comprano prodotti dal magazzino centrale e li vendono ai clienti finali;</text:span></text:p>
      <text:p text:style-name="P6"><text:span text:style-name="T2">- </text:span><text:span text:style-name="T14">più</text:span><text:span text:style-name="T2"> </text:span><text:span text:style-name="T5">clienti finali</text:span><text:span text:style-name="T2"> che comprano prodotti dal magazzino centrale e/o dalle farmacie;</text:span></text:p>
      <text:p text:style-name="P6"><text:span text:style-name="T2">- un </text:span><text:span text:style-name="T5">amministratore</text:span><text:span text:style-name="T2"> di sistema che rifornisce </text:span><text:span text:style-name="T14">di prodotti il magazzino centrale.</text:span></text:p>
      <text:p text:style-name="P10"/>
      <text:p text:style-name="P23"><text:span text:style-name="T14">2. </text:span><text:span text:style-name="T19">Entità</text:span><text:span text:style-name="T14"> del sistema </text:span><text:span text:style-name="T19">informatico</text:span></text:p>
      <text:p text:style-name="P11">Dal punto di vista informatico questo modello si traduce in un'applicazione di programmazione distribuita in cui, dal lato server operano:</text:p>
      <text:p text:style-name="P7"><text:span text:style-name="T14">- un </text:span><text:span text:style-name="T6">server centrale</text:span><text:span text:style-name="T16"> che rappresenta il magazzino centrale e che è accessibile solo dagli utenti registrati <text:s/>che abbiano fornito correttamente delle credenziali di accesso al sistema;</text:span></text:p>
      <text:p text:style-name="P7"><text:span text:style-name="T16">- un </text:span><text:span text:style-name="T6">server di autenticazione</text:span><text:span text:style-name="T16"> che gestisce gli accessi al server centrale tramite delle credenziali specifiche per ogni utente;</text:span></text:p>
      <text:p text:style-name="P7"><text:span text:style-name="T16">- un </text:span><text:span text:style-name="T6">server proxy</text:span><text:span text:style-name="T16"> che fa da fulcro per tutte le richieste degli utenti verso il server di autenticazione e, tramite esso, verso il server centrale;</text:span></text:p>
      <text:p text:style-name="P7"><text:span text:style-name="T16">- un </text:span><text:span text:style-name="T6">server di bootstrap</text:span><text:span text:style-name="T16"> che fornisce ai client il codice da eseguire per accedere al sistema.</text:span></text:p>
      <text:p text:style-name="P21">Dal lato client, invece, operano:</text:p>
      <text:p text:style-name="P7"><text:span text:style-name="T16">- </text:span><text:span text:style-name="T6">client</text:span><text:span text:style-name="T16"> di tipo "</text:span><text:span text:style-name="T6">cliente</text:span><text:span text:style-name="T16">" finale che possono comprare prodotti dal magazzino centrale o dalle farmacie;</text:span></text:p>
      <text:p text:style-name="P7"><text:span text:style-name="T16">- </text:span><text:span text:style-name="T6">client</text:span><text:span text:style-name="T16"> di tipo "</text:span><text:span text:style-name="T6">farmacia</text:span><text:span text:style-name="T16">" che possono comprare prodotti dal magazzino centrale e venderli ai clienti finali;</text:span></text:p>
      <text:p text:style-name="P7"><text:span text:style-name="T16">- </text:span><text:span text:style-name="T6">client</text:span><text:span text:style-name="T16"> di tipo "</text:span><text:span text:style-name="T6">amministratore</text:span><text:span text:style-name="T16">" che possono rifornire di prodotti il magazzino centrale.</text:span></text:p>
      <text:p text:style-name="P21"/>
      <text:p text:style-name="P25">3. Requisiti tecnici</text:p>
      <text:p text:style-name="P8"><text:span text:style-name="T17">Il sistema deve soddisfare alcune specifiche tecniche </text:span><text:span text:style-name="T18">relative alla programmazione distribuita</text:span><text:span text:style-name="T17">:</text:span></text:p>
      <text:p text:style-name="P22">- sviluppo con la tecnologia Java RMI</text:p>
      <text:p text:style-name="P2">- protocollo JRMP per utenti “cliente finale” e “farmacia”</text:p>
      <text:p text:style-name="P2">- protocollo IIOP per utente “amministratore”</text:p>
      <text:p text:style-name="P39">- Server Proxy esportato dualmente</text:p>
      <text:p text:style-name="P39">- Server di Autenticazione Activatable</text:p>
      <text:p text:style-name="P39">- Server Centrale Activatable</text:p>
      <text:p text:style-name="P39">- Mobile Agent per utenti “cliente finale” e “farmacia”</text:p>
      <text:p text:style-name="P39">- Mobile Server che estende UnicastR<text:span text:style-name="T20">emote</text:span>O<text:span text:style-name="T20">bject</text:span> per utente “amministratore”</text:p>
      <text:p text:style-name="P39">- Connessione SSL tra Server Proxy e Server di Autenticazione su protocollo JRMP</text:p>
      <text:p text:style-name="P39">- File di policy minimali e gerarchici per i client</text:p>
      <text:p text:style-name="P39">- Server di autenticazione e centrale non sono registrati su servizi di naming</text:p>
      <text:p text:style-name="P39">- Server attivabili su due gruppi di attivazione diversi</text:p>
      <text:p text:style-name="P12"/>
      <text:p text:style-name="P26"><text:span text:style-name="T21">4. </text:span><text:span text:style-name="T20">Flusso di esecuzione</text:span></text:p>
      <text:p text:style-name="P13"><text:span text:style-name="T22">Il funzionamento del sistema prevede che venga, innanzitutto, eseguito il </text:span><text:span text:style-name="T7">setup dei server</text:span><text:span text:style-name="T22">. Questo consiste nella creazione di due gruppi di attivazione per i server centrale e di autenticazione, nella loro registrazione presso il demone di attivazione, nella creazione degli Activation Descriptor per i due server e nella loro registrazione nel sistema di attivazione. Non si effettua, invece, la loro registrazione su servizi di naming <text:s/>perchè l'interazione con i client avviene tramite il server proxy. Pertanto il setup di occupa anche della creazione del server proxy con la referenza remota del server di autenticazione e della sua esportazione duale per i protocolli JRMP e IIOP, in modo da soddisfare entrambi i tipi di client. Il server proxy viene, inoltre, registrato presso i servizi di naming </text:span><text:span text:style-name="T23">(registro RMI e Cosnaming)</text:span><text:span text:style-name="T22">. Per completare il setup, si ha anche la creazione ed esportazione duale del server di bootstrap da cui i client minimali caricano dinamicamente il codice da eseguire </text:span><text:span text:style-name="T23">e la sua registrazione presso i servizi di naming.</text:span></text:p>
      <text:p text:style-name="P17"><text:soft-page-break/></text:p>
      <text:p text:style-name="P16"><text:span text:style-name="T23">A questo punto è possibile effettuare l'</text:span><text:span text:style-name="T8">avvio dei client </text:span><text:span text:style-name="T23">tramite l'esecuzione del codice minimale di lancio. L'unico scopo di questo codice è quello di recuperare, </text:span><text:span text:style-name="T24">tramite una lookup specifica per il protocollo in uso </text:span><text:span text:style-name="T28">(JRMP per clienti e farmacie, IIOP per amministratore)</text:span><text:span text:style-name="T24">, la referenza remota del </text:span><text:span text:style-name="T9">server di bootstrap</text:span><text:span text:style-name="T24"> per poi usarla per invocare il metodo getClient().</text:span></text:p>
      <text:p text:style-name="P16"><text:span text:style-name="T24">Questo </text:span><text:span text:style-name="T33">metodo </text:span><text:span text:style-name="T24">ritorna al client un'istanza di una classe </text:span><text:span text:style-name="T9">Runnable</text:span><text:span text:style-name="T24"> che può essere lanciata con il metodo run() e che contiene il vero e proprio codice di avvio dei client. Il client visualizza, quindi, un menu da cui può scegliere se registrare un nuovo utente o loggare un utente esistente al sistema. Grazie ad una lookup effettuata sull'appropriato servizio di naming, il client recupera la referenza remota del </text:span><text:span text:style-name="T9">server proxy</text:span><text:span text:style-name="T24"> e la usa per invocare i metodi registraUtente() e login().</text:span></text:p>
      <text:p text:style-name="P18">Il server proxy, essendo esportato dualmente, può ricevere le richieste di client sia su protocollo JRMP sia su protocollo IIOP e fa, quindi, da tramite tra i client e il server di attivazione che, invece, essendo Activatable, non può essere esportato dualmente ma solo su protocollo JRMP.</text:p>
      <text:p text:style-name="P14"><text:span text:style-name="T25">In questa fase, dovendo trasmettere le credenziali di accesso al server di autenticazione e trattandosi di informazioni riservate, la comunicazione avviene con il protocollo </text:span><text:span text:style-name="T10">Secure Socket Layer</text:span><text:span text:style-name="T25"> (SSL) che garantisce la protezione dei dati tramite l'uso di socket personalizzate.</text:span></text:p>
      <text:p text:style-name="P16"><text:span text:style-name="T25">Il server proxy, pertanto, inoltra la richiesta ricevuta dai client al </text:span><text:span text:style-name="T10">server di autenticazione</text:span><text:span text:style-name="T25"> e questo si attiva per soddisfarla. Il server possiede un elenco di utenti registrati e, nel caso di una nuova registrazione, aggiunge l'utente all'elenco, previa verifica che lo username da registrare non sia già presente.</text:span></text:p>
      <text:p text:style-name="P16"><text:span text:style-name="T25">Nel caso di login, se le credenziali di accesso fornite dall'utente sono corrette, </text:span><text:span text:style-name="T27">per gli utenti di tipo cliente e di tipo amministratore </text:span><text:span text:style-name="T25">il server procede all'istanziazione </text:span><text:span text:style-name="T26">del </text:span><text:span text:style-name="T11">mobile agent</text:span><text:span text:style-name="T26"> </text:span><text:span text:style-name="T27">contenente lo stream di byte che rappresenta la referenza remota del server centrale e alla serializzazione dell'agente per l'invio al client.</text:span></text:p>
      <text:p text:style-name="P16"><text:span text:style-name="T27">Nel caso delle farmacie, l'istanziazione coincide con la <text:s/>creazione di un server UnicastRemoteObject che viene esportato automaticamente. Il server di autenticazione, allora, provvede a de-esportarlo prima di serializzarlo per inviarlo al client farmacia (si tratta di un </text:span><text:span text:style-name="T12">mobile server</text:span><text:span text:style-name="T27">).</text:span></text:p>
      <text:p text:style-name="P19"/>
      <text:p text:style-name="P15"><text:span text:style-name="T29">I clienti, a questo punto, dopo aver deserializzato l'agente ricevuto dal server di autenticazione tramite il server proxy, lo mandano in esecuzione con il metodo act(). Da qui il flusso si divide in base ai tre tipi di client perchè ognuno visualizzerà un menu di selezione diverso. </text:span><text:span text:style-name="T30">In ogni caso tutti i client usano la referenza remota al server centrale contenuta nell'agente ricevuto per invocare i metodi remoti che il server offre a seconda della tipologia di utente.</text:span></text:p>
      <text:p text:style-name="P20"/>
      <text:p text:style-name="P15"><text:span text:style-name="T29">Se il client è di tipo "</text:span><text:span text:style-name="T13">amministratore</text:span><text:span text:style-name="T29">" il menu sarà il seguente:</text:span></text:p>
      <text:p text:style-name="P32"><text:tab/>1. Elenco prodotti disponibili presso il magazzino centrale</text:p>
      <text:p text:style-name="P32"><text:tab/>2. Inserimento prodotti e quantita'</text:p>
      <text:p text:style-name="P32"><text:tab/>3. Elimina prodotti</text:p>
      <text:p text:style-name="P32"><text:tab/>4. (Carica dati di esempio)</text:p>
      <text:p text:style-name="P32"><text:tab/>5. Elenco utenti registrati</text:p>
      <text:p text:style-name="P32"><text:tab/>6. Spegnimento del sistema ed uscita</text:p>
      <text:p text:style-name="P32"><text:tab/>7. Uscita</text:p>
      <text:p text:style-name="P35">Da notare che, mentre le prime quattro operazioni descrivono un'interazione con il server centrale, la quinta descrive un'interazione con il server di autenticazione e la sesta un'interazione con tutti i server del sistema. Queste due operazioni sono fatte tramite il server proxy, pertanto, il client amministratore effettua una lookup sul servizio di Cosnaming per recuperarne una referenza remota.</text:p>
      <text:p text:style-name="P34"><text:span text:style-name="T31">Con questa poi, nel caso </text:span><text:span text:style-name="T33">della selezione</text:span><text:span text:style-name="T31"> 5, invoca il metodo elencaUtente() offerto dal proxy con cui il proxy interroga il server di autenticazione per reperire l'elenco degli utenti registrati.</text:span></text:p>
      <text:p text:style-name="P34"><text:span text:style-name="T31">Nel caso </text:span><text:span text:style-name="T33">della selezione </text:span><text:span text:style-name="T31">6, invece, la referenza al proxy è usata per invocare il metodo spegni PA() con il quale il proxy procede a de-esportare e de-registrare se stesso e poi procede a chiedere al server di autenticazione di de-esportarsi, de-registrarsi dal sistema di attivazione </text:span><text:span text:style-name="T32">e di salvare su disco la lista degli utenti registrati</text:span><text:span text:style-name="T31">. </text:span><text:span text:style-name="T32">Il server centrale invece è de-esportato e de-registrato direttamente dall'amministratore visto che ne conosce la referenza remota. In più il server salva su disco il proprio magazzino e la lista delle farmacie registrate.</text:span></text:p>
      <text:p text:style-name="P36">Questa procedura è definitiva, nel senso che i server attivabili non sono più attivabili tramite le referenze remote passate ai client, visto che non fanno più parte del sistema di attivazione. L'unico modo per riavviare il sistema sarà tramite una nuova procedura di setup.</text:p>
      <text:p text:style-name="P36"/>
      <text:p text:style-name="P37">L'altra procedura di spegnimento disponibile è quella fornita dall'interfaccia Unreferenced. Questa è indipendente dall'amministratore nel senso che è il sistema di distributed garbage collection che avvisa il sistema RMI quando un server attivabile non ha più referenze remote attive. Se anche le referenze locali <text:s/>(si tratta della referenza locale del server di autenticazione presso il server proxy e di quella del server centrale presso il server di autenticazione) sono state rimosse dal sistema di garbage collection, il server attivabile viene spento e si segnala al demone di attivazione il suo stato di inattività. Le sue referenze remote, però, sono ancora valide. Basterà invocare un metodo del server per riattivarlo.</text:p>
      <text:p text:style-name="P37"><text:soft-page-break/></text:p>
      <text:p text:style-name="P33">Se il client è di tipo "<text:span text:style-name="T4">farmacia</text:span>" il menu sarà:</text:p>
      <text:p text:style-name="P33"><text:tab/>1. Registrazione della farmacia presso il server centrale</text:p>
      <text:p text:style-name="P32"><text:tab/>2. Elenco prodotti disponibili presso il magazzino centrale</text:p>
      <text:p text:style-name="P32"><text:tab/>3. Acquisto di un prodotto dal magazzino centrale</text:p>
      <text:p text:style-name="P32"><text:tab/>4. Elenco prodotti disponibili presso la farmacia</text:p>
      <text:p text:style-name="P32"><text:tab/>5. Chiusura definitiva della farmacia</text:p>
      <text:p text:style-name="P32"><text:tab/>6. Uscita</text:p>
      <text:p text:style-name="P36">Si può notare che trattandosi di un mobile server, la farmacia passa il proprio stub al server centrale al momento della registrazione (selezione 1) e il server centrale passa lo stub ai clienti che richiedono di interagire con la farmacia. Inoltre, per garantire la persistenza delle disponibilità della farmacia, al momento del primo login, si salva su disco il magazzino e ad ogni logout si aggiorna il file.</text:p>
      <text:p text:style-name="P36"/>
      <text:p text:style-name="P33">Se il client è di tipo "<text:span text:style-name="T4">cliente</text:span>" il menu sarà:</text:p>
      <text:p text:style-name="P27"><text:tab/>1. Elenco prodotti disponibili presso il magazzino centrale</text:p>
      <text:p text:style-name="P27"><text:tab/>2. Elenco prodotti disponibili presso una farmacia</text:p>
      <text:p text:style-name="P32"><text:tab/>3. Elenco farmacie</text:p>
      <text:p text:style-name="P32"><text:tab/>4. Acquisto di un prodotto dal magazzino centrale</text:p>
      <text:p text:style-name="P32"><text:tab/>5. Acquisto di un prodotto da una farmacia</text:p>
      <text:p text:style-name="P32"><text:tab/>6. Uscita</text:p>
      <text:p text:style-name="P38">Il cliente ha la peculiarità di poter invocare metodi sia del server centrale sia dei mobile server farmacia.</text:p>
      <text:p text:style-name="P38"/>
      <text:p text:style-name="P30">5. File di policy</text:p>
      <text:p text:style-name="P28">Dal lato server i file di policy sono quelli relativi al demone di attivazione, ai gruppi di attivazione e al setup. In tutti i tre casi si sono garantiti tutti i permessi.</text:p>
      <text:p text:style-name="P28">Dal lato client, invece, sono stati creati dei file di policy minimali specifici per le tre tipologie di client.</text:p>
      <text:p text:style-name="P28">In realtà, la policy prevista per l'amministratore è la stessa prevista per il cliente e consiste nel garantire i socket permission sull'URL dell'host dei server per effettuare connect e resolve, i file permission per leggere il file Ipserver.txt su cui si recupera l'URL dell'host dei server e il runtime permission per uscire dalla virtual machine. Questi permessi sono garantiti sia al codebase su protocollo file localizzato nella cartella javarmi sia a quello su protocollo http localizzato presso l'URL dell'host dei server.</text:p>
      <text:p text:style-name="P28">Nel caso delle farmacie, invece, il file di policy contiene alcuni permessi aggiunti. Si tratta del socket permission verso l'URL dell'host dei client cliente anche per le operazioni di accept, del file permission per la lettura e scrittura di tutti i file nella cartella javarmi dove le farmacie salvano il proprio magazzino e del property permission per la lettura della proprietà "user.dir" da cui la farmacia ricava il percorso assoluto dove salvare il proprio magazzino.</text:p>
      <text:p text:style-name="P28"/>
      <text:p text:style-name="P30">6. Javadoc delle interfacce remote</text:p>
      <text:p text:style-name="P29">Qui di seguito si riporta l'elenco delle interfacce remote presente nell'applicazione e la loro documentazione Javadoc.</text:p>
      <table:table table:name="Tabella1" table:style-name="Tabella1">
        <table:table-column table:style-name="Tabella1.A"/>
        <table:table-column table:style-name="Tabella1.B"/>
        <table:table-row table:style-name="Tabella1.1">
          <table:table-cell table:style-name="Tabella1.A1" table:number-columns-spanned="2" office:value-type="string">
            <text:p text:style-name="P69">Interface Summary</text:p>
          </table:table-cell>
          <table:covered-table-cell/>
        </table:table-row>
        <table:table-row table:style-name="Tabella1.2">
          <table:table-cell table:style-name="Tabella1.A2" office:value-type="string">
            <text:p text:style-name="P68">ClientFarmacia_I</text:p>
          </table:table-cell>
          <table:table-cell table:style-name="Tabella1.B2" office:value-type="string">
            <text:p text:style-name="P67">Questa interfaccia definisce i metodi del mobile server Farmacia che sono accessibile ad un client di tipo Cliente.</text:p>
          </table:table-cell>
        </table:table-row>
        <table:table-row table:style-name="Tabella1.2">
          <table:table-cell table:style-name="Tabella1.A2" office:value-type="string">
            <text:p text:style-name="P68">ClientMobileAgent_I</text:p>
          </table:table-cell>
          <table:table-cell table:style-name="Tabella1.B2" office:value-type="string">
            <text:p text:style-name="P67">Questa interfaccia definisce un metodo disponibile a tutti i client (amministratore, farmacia, cliente).</text:p>
          </table:table-cell>
        </table:table-row>
        <table:table-row table:style-name="Tabella1.2">
          <table:table-cell table:style-name="Tabella1.A2" office:value-type="string">
            <text:p text:style-name="P68">ServAutenticazione_I</text:p>
          </table:table-cell>
          <table:table-cell table:style-name="Tabella1.B2" office:value-type="string">
            <text:p text:style-name="P67">Questa interfaccia definisce i metodi del server di autenticazione che sono accessibili dal server proxy.</text:p>
          </table:table-cell>
        </table:table-row>
        <table:table-row table:style-name="Tabella1.2">
          <table:table-cell table:style-name="Tabella1.A2" office:value-type="string">
            <text:p text:style-name="P68">ServBootstrap_I</text:p>
          </table:table-cell>
          <table:table-cell table:style-name="Tabella1.B2" office:value-type="string">
            <text:p text:style-name="P67">Questa interfaccia definisce i metodi del server di bootstrap che sono accessibili ai client minimali per ottenere il codice vero e proprio dei client, da caricare dinamicamente.</text:p>
          </table:table-cell>
        </table:table-row>
        <table:table-row table:style-name="Tabella1.2">
          <table:table-cell table:style-name="Tabella1.A2" office:value-type="string">
            <text:p text:style-name="P68">ServerAmministratore_I</text:p>
          </table:table-cell>
          <table:table-cell table:style-name="Tabella1.B2" office:value-type="string">
            <text:p text:style-name="P67">Questa interfaccia rappresenta i metodi del server centrale che sono accessibili all'utente amministratore.</text:p>
          </table:table-cell>
        </table:table-row>
        <table:table-row table:style-name="Tabella1.2">
          <table:table-cell table:style-name="Tabella1.A2" office:value-type="string">
            <text:p text:style-name="P68">ServerCliente_I</text:p>
          </table:table-cell>
          <table:table-cell table:style-name="Tabella1.B2" office:value-type="string">
            <text:p text:style-name="P67">Questa interfaccia rappresenta i metodi del server centrale che sono accessibili ad un utente di tipo cliente finale.</text:p>
          </table:table-cell>
        </table:table-row>
        <table:table-row table:style-name="Tabella1.2">
          <table:table-cell table:style-name="Tabella1.A2" office:value-type="string">
            <text:p text:style-name="P68">ServerFarmacia_I</text:p>
          </table:table-cell>
          <table:table-cell table:style-name="Tabella1.B2" office:value-type="string">
            <text:p text:style-name="P67">Questa interfaccia rappresenta i metodi del server centrale che sono accessibili ad un utente di tipo farmacia.</text:p>
          </table:table-cell>
        </table:table-row>
        <table:table-row table:style-name="Tabella1.2">
          <table:table-cell table:style-name="Tabella1.A9" office:value-type="string">
            <text:p text:style-name="P68">ServProxy_I</text:p>
          </table:table-cell>
          <table:table-cell table:style-name="Tabella1.B9" office:value-type="string">
            <text:p text:style-name="P67">Questa interfaccia rappresenta i metodi del server proxy che sono accessibili alle istanze della classe ClientRunnable e gli ultimi due all'utente amministratore.</text:p>
          </table:table-cell>
        </table:table-row>
      </table:table>
      <text:p text:style-name="P31"/>
      <text:h text:style-name="P45" text:outline-level="2"><text:span text:style-name="T34">I</text:span><text:span text:style-name="T35">nterface ClientFarmacia_I</text:span></text:h>
      <text:p text:style-name="P52">All Superinterfaces: <text:span text:style-name="T15">java.rmi.Remote</text:span></text:p>
      <text:p text:style-name="P53"><text:span text:style-name="T36">All Known Implementing Classes: </text:span><text:span text:style-name="T38">ClientFarmacia</text:span></text:p>
      <text:p text:style-name="P59"/>
      <text:p text:style-name="P48">public interface <text:span text:style-name="T3">ClientFarmacia_I</text:span>extends java.rmi.Remote</text:p>
      <text:p text:style-name="P40">Questa interfaccia definisce i metodi del mobile server Farmacia che sono accessibile ad un client di tipo Cliente.</text:p>
      <table:table table:name="Tabella4" table:style-name="Tabella4">
        <table:table-column table:style-name="Tabella4.A"/>
        <table:table-column table:style-name="Tabella4.B"/>
        <table:table-row table:style-name="Tabella4.1">
          <table:table-cell table:style-name="Tabella4.A1" table:number-columns-spanned="2" office:value-type="string">
            <text:p text:style-name="P62">Method Summary</text:p>
          </table:table-cell>
          <table:covered-table-cell/>
        </table:table-row>
        <table:table-row table:style-name="Tabella4.2">
          <table:table-cell table:style-name="Tabella4.A3" office:value-type="string">
            <text:p text:style-name="P60"><text:span text:style-name="Source_20_Text"><text:span text:style-name="T45"> O_Prodotto</text:span></text:span></text:p>
          </table:table-cell>
          <table:table-cell table:style-name="Tabella4.B2" office:value-type="string">
            <text:p text:style-name="P61"><text:span text:style-name="Source_20_Text"><text:span text:style-name="T46">checkProdottoAMagazzino</text:span></text:span><text:span text:style-name="Source_20_Text"><text:span text:style-name="T45">(java.lang.String id)</text:span></text:span><text:span text:style-name="T45"> <text:line-break/>          Questo metodo consente di verificare se un prodotto e' presente in magazzino.</text:span></text:p>
          </table:table-cell>
        </table:table-row>
        <table:table-row table:style-name="Tabella4.2">
          <table:table-cell table:style-name="Tabella4.A3" office:value-type="string">
            <text:p text:style-name="P60"><text:span text:style-name="Source_20_Text"><text:span text:style-name="T45"> java.lang.String</text:span></text:span></text:p>
          </table:table-cell>
          <table:table-cell table:style-name="Tabella4.B2" office:value-type="string">
            <text:p text:style-name="P61"><text:span text:style-name="Source_20_Text"><text:span text:style-name="T46">toStringMagazzino</text:span></text:span><text:span text:style-name="Source_20_Text"><text:span text:style-name="T45">()</text:span></text:span><text:span text:style-name="T45"> <text:line-break/>          Questo metodo visualizza una tabella con le disponibilita' di magazzino.</text:span></text:p>
          </table:table-cell>
        </table:table-row>
        <table:table-row table:style-name="Tabella4.2">
          <table:table-cell table:style-name="Tabella4.A4" office:value-type="string">
            <text:p text:style-name="P60"><text:span text:style-name="Source_20_Text"><text:span text:style-name="T45"> O_Prodotto</text:span></text:span></text:p>
          </table:table-cell>
          <table:table-cell table:style-name="Tabella4.B4" office:value-type="string">
            <text:p text:style-name="P61"><text:span text:style-name="Source_20_Text"><text:span text:style-name="T46">venditaProdotto</text:span></text:span><text:span text:style-name="Source_20_Text"><text:span text:style-name="T45">(java.lang.String id, java.lang.Integer quantita)</text:span></text:span><text:span text:style-name="T45"> <text:line-break/>          Questo metodo consente la vendita di un prodotto ad un cliente finale.</text:span></text:p>
          </table:table-cell>
        </table:table-row>
      </table:table>
      <table:table table:name="Tabella5" table:style-name="Tabella5">
        <table:table-column table:style-name="Tabella5.A"/>
        <table:table-row table:style-name="Tabella5.1">
          <table:table-cell table:style-name="Tabella5.A1" office:value-type="string">
            <text:p text:style-name="P62"><text:span text:style-name="T47">M</text:span>ethod Detail</text:p>
          </table:table-cell>
        </table:table-row>
      </table:table>
      <text:h text:style-name="P54" text:outline-level="3"><text:bookmark text:name="toStringMagazzino()"/>toStringMagazzino</text:h>
      <text:p text:style-name="P49"><text:span text:style-name="T48">java.lang.String </text:span><text:span text:style-name="T50">toStringMagazzino</text:span><text:span text:style-name="T48">() throws java.rmi.RemoteException</text:span></text:p>
      <text:p text:style-name="P47">Questo metodo visualizza una tabella con le disponibilita' di magazzino.</text:p>
      <text:p text:style-name="P66"><text:span text:style-name="T36">Throws: </text:span><text:span text:style-name="Source_20_Text"><text:span text:style-name="T38">java.rmi.RemoteException</text:span></text:span></text:p>
      <text:p text:style-name="P59"/>
      <text:h text:style-name="P54" text:outline-level="3"><text:bookmark text:name="venditaProdotto(java.lang.String, java.lang.Integer)"/>venditaProdotto</text:h>
      <text:p text:style-name="P51"><text:span text:style-name="T38">O_Prodotto </text:span><text:span text:style-name="T36">venditaProdotto</text:span><text:span text:style-name="T38">(java.lang.String id,</text:span><text:span text:style-name="T39"> </text:span><text:span text:style-name="T38">java.lang.Integer quantita)</text:span><text:span text:style-name="T39"> </text:span><text:span text:style-name="T38">throws java.rmi.RemoteException</text:span></text:p>
      <text:p text:style-name="P47">Questo metodo consente la vendita di un prodotto ad un cliente finale.</text:p>
      <text:p text:style-name="P65">Returns: <text:span text:style-name="T15">ritorna un oggetto che rappresenta il prodotto frutto della vendita</text:span></text:p>
      <text:p text:style-name="P66"><text:span text:style-name="T36">Throws: </text:span><text:span text:style-name="Source_20_Text"><text:span text:style-name="T38">java.rmi.RemoteException</text:span></text:span></text:p>
      <text:p text:style-name="P59"/>
      <text:h text:style-name="P54" text:outline-level="3"><text:bookmark text:name="checkProdottoAMagazzino(java.lang.String)"/>checkProdottoAMagazzino</text:h>
      <text:p text:style-name="P51"><text:span text:style-name="T38">O_Prodotto </text:span><text:span text:style-name="T36">checkProdottoAMagazzino</text:span><text:span text:style-name="T38">(java.lang.String id)</text:span><text:span text:style-name="T39"> </text:span><text:span text:style-name="T38">throws java.rmi.RemoteException</text:span></text:p>
      <text:p text:style-name="P47">Questo metodo consente di verificare se un prodotto e' presente in magazzino.</text:p>
      <text:p text:style-name="P66"><text:span text:style-name="T36">Parameters: </text:span><text:span text:style-name="Source_20_Text"><text:span text:style-name="T38">id</text:span></text:span><text:span text:style-name="T38"> - e' il codice identificativo del prodotto</text:span></text:p>
      <text:p text:style-name="P65">Returns: <text:span text:style-name="T15">ritorna un oggetto che rappresenta il prodotto che si e' verificato essere a magazzino, null se non e' presente a magazzino</text:span></text:p>
      <text:p text:style-name="P66"><text:span text:style-name="T36">Throws: </text:span><text:span text:style-name="Source_20_Text"><text:span text:style-name="T38">java.rmi.RemoteException</text:span></text:span></text:p>
      <text:p text:style-name="P64"><text:span text:style-name="Source_20_Text"><text:span text:style-name="T38"/></text:span></text:p>
      <text:h text:style-name="P46" text:outline-level="2">Interface ClientMobileAgent_I</text:h>
      <text:p text:style-name="P52">All Superinterfaces: <text:span text:style-name="T15">java.rmi.Remote</text:span></text:p>
      <text:p text:style-name="P53"><text:span text:style-name="T36">All Known Implementing Classes: </text:span><text:span text:style-name="T38">ClientAmministratore, ClientCliente, ClientFarmacia</text:span></text:p>
      <text:p text:style-name="P59"/>
      <text:p text:style-name="P48">public interface <text:span text:style-name="T3">ClientMobileAgent_I</text:span>extends java.rmi.Remote</text:p>
      <text:p text:style-name="P40">Questa interfaccia definisce un metodo disponibile a tutti i client (amministratore, farmacia, cliente).</text:p>
      <table:table table:name="Tabella6" table:style-name="Tabella6">
        <table:table-column table:style-name="Tabella6.A"/>
        <table:table-column table:style-name="Tabella6.B"/>
        <table:table-row table:style-name="Tabella6.1">
          <table:table-cell table:style-name="Tabella6.A1" table:number-columns-spanned="2" office:value-type="string">
            <text:p text:style-name="P62">Method Summary</text:p>
          </table:table-cell>
          <table:covered-table-cell/>
        </table:table-row>
        <table:table-row table:style-name="Tabella6.2">
          <table:table-cell table:style-name="Tabella6.A2" office:value-type="string">
            <text:p text:style-name="P60"><text:span text:style-name="Source_20_Text"><text:span text:style-name="T45"> void</text:span></text:span></text:p>
          </table:table-cell>
          <table:table-cell table:style-name="Tabella6.B2" office:value-type="string">
            <text:p text:style-name="P61"><text:span text:style-name="Source_20_Text"><text:span text:style-name="T46">act</text:span></text:span><text:span text:style-name="Source_20_Text"><text:span text:style-name="T45">()</text:span></text:span><text:span text:style-name="T45"> <text:line-break/>          Questo metodo definisce il comportamento specifico di un determinato client.</text:span></text:p>
          </table:table-cell>
        </table:table-row>
      </table:table>
      <table:table table:name="Tabella7" table:style-name="Tabella7">
        <table:table-column table:style-name="Tabella7.A"/>
        <table:table-row table:style-name="Tabella7.1">
          <table:table-cell table:style-name="Tabella7.A1" office:value-type="string">
            <text:p text:style-name="P62">Method Detail</text:p>
          </table:table-cell>
        </table:table-row>
      </table:table>
      <text:h text:style-name="P54" text:outline-level="3"><text:bookmark text:name="act()"/>act</text:h>
      <text:p text:style-name="P49"><text:span text:style-name="T48">void </text:span><text:span text:style-name="T50">act</text:span><text:span text:style-name="T48">()</text:span> <text:span text:style-name="T48">throws java.rmi.RemoteException</text:span></text:p>
      <text:p text:style-name="P47">Questo metodo definisce il comportamento specifico di un determinato client.</text:p>
      <text:p text:style-name="P66"><text:span text:style-name="T36">Throws: </text:span><text:span text:style-name="Source_20_Text"><text:span text:style-name="T38">java.rmi.RemoteException</text:span></text:span></text:p>
      <text:p text:style-name="P58">Interface ServAutenticazione_I</text:p>
      <text:p text:style-name="P52">All Superinterfaces: <text:span text:style-name="T15">java.rmi.Remote</text:span></text:p>
      <text:p text:style-name="P53"><text:span text:style-name="T36">All Known Implementing Classes: </text:span><text:span text:style-name="T38">ServAutenticazione</text:span></text:p>
      <text:p text:style-name="P59"/>
      <text:p text:style-name="P48">public interface <text:span text:style-name="T3">ServAutenticazione_I</text:span>extends java.rmi.Remote</text:p>
      <text:p text:style-name="P40">Questa interfaccia definisce i metodi del server di autenticazione che sono accessibili dal server proxy.</text:p>
      <table:table table:name="Tabella8" table:style-name="Tabella8">
        <table:table-column table:style-name="Tabella8.A"/>
        <table:table-column table:style-name="Tabella8.B"/>
        <table:table-row table:style-name="Tabella8.1">
          <table:table-cell table:style-name="Tabella8.A1" table:number-columns-spanned="2" office:value-type="string">
            <text:p text:style-name="P62">Method Summary</text:p>
          </table:table-cell>
          <table:covered-table-cell/>
        </table:table-row>
        <table:table-row table:style-name="Tabella8.2">
          <table:table-cell table:style-name="Tabella8.A4" office:value-type="string">
            <text:p text:style-name="P60"><text:span text:style-name="Source_20_Text"><text:span text:style-name="T45"> java.lang.String</text:span></text:span></text:p>
          </table:table-cell>
          <table:table-cell table:style-name="Tabella8.B2" office:value-type="string">
            <text:p text:style-name="P61"><text:span text:style-name="Source_20_Text"><text:span text:style-name="T46">elencaUtenti</text:span></text:span><text:span text:style-name="Source_20_Text"><text:span text:style-name="T45">()</text:span></text:span><text:span text:style-name="T45"> <text:line-break/>          Questo metodo consente all'ammistratore di vedere gli utenti registrati tramite una chiamata al server proxy che a sua volta invoca questo metodo del server di autenticazione.</text:span></text:p>
          </table:table-cell>
        </table:table-row>
        <table:table-row table:style-name="Tabella8.2">
          <table:table-cell table:style-name="Tabella8.A4" office:value-type="string">
            <text:p text:style-name="P60"><text:span text:style-name="Source_20_Text"><text:span text:style-name="T45"> java.rmi.MarshalledObject&lt;ClientMobileAgent_I&gt;</text:span></text:span></text:p>
          </table:table-cell>
          <table:table-cell table:style-name="Tabella8.B2" office:value-type="string">
            <text:p text:style-name="P61"><text:span text:style-name="Source_20_Text"><text:span text:style-name="T46">login</text:span></text:span><text:span text:style-name="Source_20_Text"><text:span text:style-name="T45">(java.lang.String user, java.lang.String psw)</text:span></text:span><text:span text:style-name="T45"> <text:line-break/>          Questo metodo consente di loggare un utente al sistema tramite il controllo delle credenziali di accesso.</text:span></text:p>
          </table:table-cell>
        </table:table-row>
        <table:table-row table:style-name="Tabella8.2">
          <table:table-cell table:style-name="Tabella8.A4" office:value-type="string">
            <text:p text:style-name="P60"><text:span text:style-name="Source_20_Text"><text:span text:style-name="T45"> boolean</text:span></text:span></text:p>
          </table:table-cell>
          <table:table-cell table:style-name="Tabella8.B2" office:value-type="string">
            <text:p text:style-name="P61"><text:span text:style-name="Source_20_Text"><text:span text:style-name="T46">registraUtente</text:span></text:span><text:span text:style-name="Source_20_Text"><text:span text:style-name="T45">(java.lang.String user, O_UserData data)</text:span></text:span><text:span text:style-name="T45"> <text:line-break/>          Questo metodo consente di registrare un nuovo utente presso il server di autenticazione</text:span></text:p>
          </table:table-cell>
        </table:table-row>
        <table:table-row table:style-name="Tabella8.2">
          <table:table-cell table:style-name="Tabella8.A5" office:value-type="string">
            <text:p text:style-name="P60"><text:span text:style-name="Source_20_Text"><text:span text:style-name="T45"> boolean</text:span></text:span></text:p>
          </table:table-cell>
          <table:table-cell table:style-name="Tabella8.B5" office:value-type="string">
            <text:p text:style-name="P61"><text:span text:style-name="Source_20_Text"><text:span text:style-name="T46">spegni</text:span></text:span><text:span text:style-name="Source_20_Text"><text:span text:style-name="T45">()</text:span></text:span><text:span text:style-name="T45"> <text:line-break/>          Questo metodo consente all'amministratore di spegnere definitivamente il sistema tramite una chiamata al proxy che a sua volta invoca questo metodo del server di autenticazione per farlo spegnere, dopo aver salvato su disco l'elenco degli utenti registrati.</text:span></text:p>
          </table:table-cell>
        </table:table-row>
      </table:table>
      <table:table table:name="Tabella9" table:style-name="Tabella9">
        <table:table-column table:style-name="Tabella9.A"/>
        <text:soft-page-break/>
        <table:table-row table:style-name="Tabella9.1">
          <table:table-cell table:style-name="Tabella9.A1" office:value-type="string">
            <text:p text:style-name="P62">Method Detail</text:p>
          </table:table-cell>
        </table:table-row>
      </table:table>
      <text:h text:style-name="P54" text:outline-level="3"><text:bookmark text:name="registraUtente(java.lang.String, pharma.O_UserData)"/>registraUtente</text:h>
      <text:p text:style-name="P51"><text:span text:style-name="T38">boolean </text:span><text:span text:style-name="T36">registraUtente</text:span><text:span text:style-name="T38">(java.lang.String user,</text:span><text:span text:style-name="T39"> </text:span><text:span text:style-name="T38">O_UserData data)</text:span><text:span text:style-name="T39"> </text:span><text:span text:style-name="T38">throws java.rmi.RemoteException</text:span></text:p>
      <text:p text:style-name="P47">Questo metodo consente di registrare un nuovo utente presso il server di autenticazione</text:p>
      <text:p text:style-name="P65">Parameters:</text:p>
      <text:p text:style-name="P64"><text:span text:style-name="Source_20_Text"><text:span text:style-name="T38">user</text:span></text:span><text:span text:style-name="T38"> - e' lo username scelto dall'utente</text:span></text:p>
      <text:p text:style-name="P64"><text:span text:style-name="Source_20_Text"><text:span text:style-name="T38">data</text:span></text:span><text:span text:style-name="T38"> - e' l'oggetto che contiene i dati rilevanti dell'utente, tra cui la password</text:span></text:p>
      <text:p text:style-name="P65">Returns: <text:span text:style-name="T15">ritorna true se la registrazione e' andata a buon fine, false altrimenti</text:span></text:p>
      <text:p text:style-name="P66"><text:span text:style-name="T36">Throws: </text:span><text:span text:style-name="Source_20_Text"><text:span text:style-name="T38">java.rmi.RemoteException</text:span></text:span></text:p>
      <text:p text:style-name="P59"/>
      <text:h text:style-name="P54" text:outline-level="3"><text:bookmark text:name="login(java.lang.String, java.lang.String)"/>login</text:h>
      <text:p text:style-name="P51"><text:span text:style-name="T38">java.rmi.MarshalledObject&lt;ClientMobileAgent_I&gt; </text:span><text:span text:style-name="T36">login</text:span><text:span text:style-name="T38">(java.lang.String user,</text:span><text:span text:style-name="T39"> </text:span><text:span text:style-name="T38">java.lang.String psw)</text:span><text:span text:style-name="T39"> </text:span><text:span text:style-name="T38">throws java.rmi.RemoteException,</text:span><text:span text:style-name="T39"> <text:s text:c="8"/></text:span><text:span text:style-name="T38">java.io.IOException</text:span></text:p>
      <text:p text:style-name="P47">Questo metodo consente di loggare un utente al sistema tramite il controllo delle credenziali di accesso.</text:p>
      <text:p text:style-name="P65">Parameters:</text:p>
      <text:p text:style-name="P64"><text:span text:style-name="Source_20_Text"><text:span text:style-name="T38">user</text:span></text:span><text:span text:style-name="T38"> - e' lo username dell'utente che vuole accedere al sistema</text:span></text:p>
      <text:p text:style-name="P64"><text:span text:style-name="Source_20_Text"><text:span text:style-name="T38">psw</text:span></text:span><text:span text:style-name="T38"> - e' la password fornita dall'utente che vuole accedere al sistema</text:span></text:p>
      <text:p text:style-name="P65">Returns: <text:span text:style-name="T15">ritorna uno stream di byte che contengono il mobile agent specifico per la categoria a cui appartiene l'utente, null se il login non e' andato a buon fine</text:span></text:p>
      <text:p text:style-name="P66"><text:span text:style-name="T36">Throws: </text:span><text:span text:style-name="Source_20_Text"><text:span text:style-name="T38">java.rmi.RemoteException</text:span></text:span></text:p>
      <text:p text:style-name="P64"><text:span text:style-name="Source_20_Text"><text:span text:style-name="T38"><text:s text:c="2"/>java.io.IOException</text:span></text:span></text:p>
      <text:p text:style-name="P59"/>
      <text:h text:style-name="P54" text:outline-level="3"><text:bookmark text:name="elencaUtenti()"/>elencaUtenti</text:h>
      <text:p text:style-name="P49"><text:span text:style-name="T48">java.lang.String </text:span><text:span text:style-name="T50">elencaUtenti</text:span><text:span text:style-name="T48">()</text:span> <text:span text:style-name="T48">throws java.rmi.RemoteException</text:span></text:p>
      <text:p text:style-name="P47">Questo metodo consente all'ammistratore di vedere gli utenti registrati tramite una chiamata al server proxy che a sua volta invoca questo metodo del server di autenticazione.</text:p>
      <text:p text:style-name="P65">Returns: <text:span text:style-name="T15">ritorna una stringa che rappresenta una tabella con i dati degli utenti registrati.</text:span></text:p>
      <text:p text:style-name="P66"><text:span text:style-name="T36">Throws: </text:span><text:span text:style-name="Source_20_Text"><text:span text:style-name="T38">java.rmi.RemoteException</text:span></text:span></text:p>
      <text:p text:style-name="P59"/>
      <text:h text:style-name="P54" text:outline-level="3"><text:bookmark text:name="spegni()"/>spegni</text:h>
      <text:p text:style-name="P49"><text:span text:style-name="T48">boolean </text:span><text:span text:style-name="T50">spegni</text:span><text:span text:style-name="T48">()</text:span> <text:span text:style-name="T48">throws java.rmi.RemoteException</text:span></text:p>
      <text:p text:style-name="P47">Questo metodo consente all'amministratore di spegnere definitivamente il sistema tramite una chiamata al proxy che a sua volta invoca questo metodo del server di autenticazione per farlo spegnere, dopo aver salvato su disco l'elenco degli utenti registrati.</text:p>
      <text:p text:style-name="P65">Returns: <text:span text:style-name="T15">ritorna true se lo spegnimento e' andato a buon fine, false altrimenti</text:span></text:p>
      <text:p text:style-name="P66"><text:span text:style-name="T36">Throws: </text:span><text:span text:style-name="Source_20_Text"><text:span text:style-name="T38">java.rmi.RemoteException</text:span></text:span></text:p>
      <text:p text:style-name="P56"><text:line-break/><text:span text:style-name="T42">Interface ServBootstrap_I</text:span></text:p>
      <text:p text:style-name="P52">All Superinterfaces: <text:span text:style-name="T15">java.rmi.Remote</text:span></text:p>
      <text:p text:style-name="P53"><text:span text:style-name="T36">All Known Implementing Classes: </text:span><text:span text:style-name="T38">ServBootstrap</text:span></text:p>
      <text:p text:style-name="P48"/>
      <text:p text:style-name="P50"><text:span text:style-name="T43">public interface </text:span><text:span text:style-name="T44">ServBootstrap_I </text:span><text:span text:style-name="T43">extends java.rmi.Remote</text:span></text:p>
      <text:p text:style-name="P40">Questa interfaccia definisce i metodi del server di bootstrap che sono accessibili ai client minimali per ottenere il codice vero e proprio dei client, da caricare dinamicamente.</text:p>
      <table:table table:name="Tabella2" table:style-name="Tabella2">
        <table:table-column table:style-name="Tabella2.A"/>
        <table:table-column table:style-name="Tabella2.B"/>
        <table:table-row table:style-name="Tabella2.1">
          <table:table-cell table:style-name="Tabella2.A1" table:number-columns-spanned="2" office:value-type="string">
            <text:p text:style-name="P62">Method Summary</text:p>
          </table:table-cell>
          <table:covered-table-cell/>
        </table:table-row>
        <table:table-row table:style-name="Tabella2.2">
          <table:table-cell table:style-name="Tabella2.A2" office:value-type="string">
            <text:p text:style-name="P60"><text:span text:style-name="Source_20_Text"><text:span text:style-name="T45"> java.lang.Runnable</text:span></text:span></text:p>
          </table:table-cell>
          <table:table-cell table:style-name="Tabella2.B2" office:value-type="string">
            <text:p text:style-name="P61"><text:span text:style-name="Source_20_Text"><text:span text:style-name="T46">getClientIIOP</text:span></text:span><text:span text:style-name="Source_20_Text"><text:span text:style-name="T45">()</text:span></text:span><text:span text:style-name="T45"> <text:line-break/>Questo metodo fornisce ad un client che usa il protocollo IIOP il codice da eseguire.</text:span></text:p>
          </table:table-cell>
        </table:table-row>
        <table:table-row table:style-name="Tabella2.2">
          <table:table-cell table:style-name="Tabella2.A3" office:value-type="string">
            <text:p text:style-name="P60"><text:span text:style-name="Source_20_Text"><text:span text:style-name="T45"> java.lang.Runnable</text:span></text:span></text:p>
          </table:table-cell>
          <table:table-cell table:style-name="Tabella2.B3" office:value-type="string">
            <text:p text:style-name="P61"><text:span text:style-name="Source_20_Text"><text:span text:style-name="T46">getClientJRMP</text:span></text:span><text:span text:style-name="Source_20_Text"><text:span text:style-name="T45">()</text:span></text:span><text:span text:style-name="T45"> <text:line-break/>Questo metodo fornisce ad un client che usa il protocollo JRMP il codice da eseguire.</text:span></text:p>
          </table:table-cell>
        </table:table-row>
      </table:table>
      <table:table table:name="Tabella3" table:style-name="Tabella3">
        <table:table-column table:style-name="Tabella3.A"/>
        <table:table-row table:style-name="Tabella3.1">
          <table:table-cell table:style-name="Tabella3.A1" office:value-type="string">
            <text:p text:style-name="P62">Method Detail</text:p>
          </table:table-cell>
        </table:table-row>
      </table:table>
      <text:h text:style-name="P54" text:outline-level="3"><text:bookmark text:name="getClientJRMP()"/>getClientJRMP</text:h>
      <text:p text:style-name="P49"><text:span text:style-name="T48">java.lang.Runn</text:span><text:span text:style-name="T49">a</text:span><text:span text:style-name="T48">ble </text:span><text:span text:style-name="T50">getClientJRMP</text:span><text:span text:style-name="T48">()</text:span> <text:span text:style-name="T48">throws java.rmi.RemoteException</text:span></text:p>
      <text:p text:style-name="P47">Questo metodo fornisce ad un client che usa il protocollo JRMP il codice da eseguire.</text:p>
      <text:p text:style-name="P65">Returns: <text:span text:style-name="T15">ritorna un'istanza della classe ClientRunnable che definisce la prima interfaccia tra un utente e il sistema</text:span></text:p>
      <text:p text:style-name="P66"><text:span text:style-name="T36">Throws: </text:span><text:span text:style-name="Source_20_Text"><text:span text:style-name="T38">java.rmi.RemoteException</text:span></text:span></text:p>
      <text:p text:style-name="P59"/>
      <text:h text:style-name="P54" text:outline-level="3"><text:bookmark text:name="getClientIIOP()"/>getClientIIOP</text:h>
      <text:p text:style-name="P49"><text:span text:style-name="T48">java.lang.Runnable </text:span><text:span text:style-name="T50">getClientIIOP</text:span><text:span text:style-name="T48">()</text:span> <text:span text:style-name="T48">throws java.rmi.RemoteException</text:span></text:p>
      <text:p text:style-name="P47">Questo metodo fornisce ad un client che usa il protocollo IIOP il codice da eseguire.</text:p>
      <text:p text:style-name="P65">Returns: <text:span text:style-name="T15">ritorna un'istanza della classe ClientRunnable che definisce la prima interfaccia tra un utente e il sistema</text:span></text:p>
      <text:p text:style-name="P66"><text:span text:style-name="T36">Throws: </text:span><text:span text:style-name="Source_20_Text"><text:span text:style-name="T38">java.rmi.RemoteException</text:span></text:span></text:p>
      <text:p text:style-name="P42"/>
      <text:p text:style-name="P42"/>
      <text:h text:style-name="P43" text:outline-level="2">Interface ServerAmministratore_I</text:h>
      <text:p text:style-name="P52">All Superinterfaces: <text:span text:style-name="T15">java.rmi.Remote</text:span></text:p>
      <text:p text:style-name="P53"><text:span text:style-name="T36">All Known Implementing Classes: </text:span><text:span text:style-name="T38">Server</text:span></text:p>
      <text:p text:style-name="P59"/>
      <text:p text:style-name="P48">public interface <text:span text:style-name="T3">ServerAmministratore_I</text:span>extends java.rmi.Remote</text:p>
      <text:p text:style-name="P40">Questa interfaccia rappresenta i metodi del server centrale che sono accessibili all'utente amministratore.</text:p>
      <table:table table:name="Tabella10" table:style-name="Tabella10">
        <table:table-column table:style-name="Tabella10.A"/>
        <table:table-column table:style-name="Tabella10.B"/>
        <table:table-row table:style-name="Tabella10.1">
          <table:table-cell table:style-name="Tabella10.A1" table:number-columns-spanned="2" office:value-type="string">
            <text:p text:style-name="P62">Method Summary</text:p>
          </table:table-cell>
          <table:covered-table-cell/>
        </table:table-row>
        <table:table-row table:style-name="Tabella10.2">
          <table:table-cell table:style-name="Tabella10.A6" office:value-type="string">
            <text:p text:style-name="P60"><text:span text:style-name="Source_20_Text"><text:span text:style-name="T45"> void</text:span></text:span></text:p>
          </table:table-cell>
          <table:table-cell table:style-name="Tabella10.B2" office:value-type="string">
            <text:p text:style-name="P61"><text:span text:style-name="Source_20_Text"><text:span text:style-name="T46">caricaEsempio</text:span></text:span><text:span text:style-name="Source_20_Text"><text:span text:style-name="T45">()</text:span></text:span><text:span text:style-name="T45"> <text:line-break/>          Questo metodo consente di caricare un magazzino di esempio per effettuare dei test.</text:span></text:p>
          </table:table-cell>
        </table:table-row>
        <table:table-row table:style-name="Tabella10.2">
          <table:table-cell table:style-name="Tabella10.A6" office:value-type="string">
            <text:p text:style-name="P60"><text:span text:style-name="Source_20_Text"><text:span text:style-name="T45"> O_Prodotto</text:span></text:span></text:p>
          </table:table-cell>
          <table:table-cell table:style-name="Tabella10.B2" office:value-type="string">
            <text:p text:style-name="P61"><text:span text:style-name="Source_20_Text"><text:span text:style-name="T46">checkProdottoAMagazzino</text:span></text:span><text:span text:style-name="Source_20_Text"><text:span text:style-name="T45">(java.lang.String id)</text:span></text:span><text:span text:style-name="T45"> <text:line-break/>          Questo metodo consente di controllare se un prodotto e' effettivamente presente nel magazzino </text:span><text:soft-page-break/><text:span text:style-name="T45">centrale.</text:span></text:p>
          </table:table-cell>
        </table:table-row>
        <table:table-row table:style-name="Tabella10.2">
          <table:table-cell table:style-name="Tabella10.A6" office:value-type="string">
            <text:p text:style-name="P60"><text:span text:style-name="Source_20_Text"><text:span text:style-name="T45"> boolean</text:span></text:span></text:p>
          </table:table-cell>
          <table:table-cell table:style-name="Tabella10.B2" office:value-type="string">
            <text:p text:style-name="P61"><text:span text:style-name="Source_20_Text"><text:span text:style-name="T46">compraProdotto</text:span></text:span><text:span text:style-name="Source_20_Text"><text:span text:style-name="T45">(java.lang.String id, O_Prodotto prodotto)</text:span></text:span><text:span text:style-name="T45"> <text:line-break/>          Questo metodo consente di rifornire il magazzino centrale di prodotti.</text:span></text:p>
          </table:table-cell>
        </table:table-row>
        <table:table-row table:style-name="Tabella10.2">
          <table:table-cell table:style-name="Tabella10.A6" office:value-type="string">
            <text:p text:style-name="P60"><text:span text:style-name="Source_20_Text"><text:span text:style-name="T45"> void</text:span></text:span></text:p>
          </table:table-cell>
          <table:table-cell table:style-name="Tabella10.B2" office:value-type="string">
            <text:p text:style-name="P61"><text:span text:style-name="Source_20_Text"><text:span text:style-name="T46">eliminaProdotto</text:span></text:span><text:span text:style-name="Source_20_Text"><text:span text:style-name="T45">(java.lang.String id)</text:span></text:span><text:span text:style-name="T45"> <text:line-break/>          Questo metodo consente di eliminare un prodotto dal magazzino centrale</text:span></text:p>
          </table:table-cell>
        </table:table-row>
        <table:table-row table:style-name="Tabella10.2">
          <table:table-cell table:style-name="Tabella10.A6" office:value-type="string">
            <text:p text:style-name="P60"><text:span text:style-name="Source_20_Text"><text:span text:style-name="T45"> boolean</text:span></text:span></text:p>
          </table:table-cell>
          <table:table-cell table:style-name="Tabella10.B2" office:value-type="string">
            <text:p text:style-name="P61"><text:span text:style-name="Source_20_Text"><text:span text:style-name="T46">spegniServer</text:span></text:span><text:span text:style-name="Source_20_Text"><text:span text:style-name="T45">()</text:span></text:span><text:span text:style-name="T45"> <text:line-break/>          Questo metodo consente di de-esportare il server centrale e segnalare al sistema di attivazione che il server e' inattivo e poi di richiedere la deregistrazione dal sistema di attivazione.</text:span></text:p>
          </table:table-cell>
        </table:table-row>
        <table:table-row table:style-name="Tabella10.2">
          <table:table-cell table:style-name="Tabella10.A7" office:value-type="string">
            <text:p text:style-name="P60"><text:span text:style-name="Source_20_Text"><text:span text:style-name="T45"> java.lang.String</text:span></text:span></text:p>
          </table:table-cell>
          <table:table-cell table:style-name="Tabella10.B7" office:value-type="string">
            <text:p text:style-name="P61"><text:span text:style-name="Source_20_Text"><text:span text:style-name="T46">toStringMagazzinoCentrale</text:span></text:span><text:span text:style-name="Source_20_Text"><text:span text:style-name="T45">()</text:span></text:span><text:span text:style-name="T45"> <text:line-break/>          Questo metodo consente di visualizzare il magazzino centrale.</text:span></text:p>
          </table:table-cell>
        </table:table-row>
      </table:table>
      <table:table table:name="Tabella11" table:style-name="Tabella11">
        <table:table-column table:style-name="Tabella11.A"/>
        <table:table-row table:style-name="Tabella11.1">
          <table:table-cell table:style-name="Tabella11.A1" office:value-type="string">
            <text:p text:style-name="P62">Method Detail</text:p>
          </table:table-cell>
        </table:table-row>
      </table:table>
      <text:h text:style-name="P54" text:outline-level="3"><text:bookmark text:name="toStringMagazzinoCentrale()"/>toStringMagazzinoCentrale</text:h>
      <text:p text:style-name="P49"><text:span text:style-name="T48">java.lang.String </text:span><text:span text:style-name="T50">toStringMagazzinoCentrale</text:span><text:span text:style-name="T48">() </text:span><text:span text:style-name="T49">t</text:span><text:span text:style-name="T48">hrows java.rmi.RemoteException</text:span></text:p>
      <text:p text:style-name="P47">Questo metodo consente di visualizzare il magazzino centrale.</text:p>
      <text:p text:style-name="P65">Returns: <text:span text:style-name="T15">ritorna una stringa che rappresenta l'elenco dei prodotti a magazzino</text:span></text:p>
      <text:p text:style-name="P66"><text:span text:style-name="T36">Throws: </text:span><text:span text:style-name="Source_20_Text"><text:span text:style-name="T38">java.rmi.RemoteException</text:span></text:span></text:p>
      <text:p text:style-name="P59"/>
      <text:h text:style-name="P54" text:outline-level="3"><text:bookmark text:name="checkProdottoAMagazzino(java.lang.String)1"/>checkProdottoAMagazzino</text:h>
      <text:p text:style-name="P51"><text:span text:style-name="T38">O_Prodotto </text:span><text:span text:style-name="T36">checkProdottoAMagazzino</text:span><text:span text:style-name="T38">(java.lang.String id)</text:span><text:span text:style-name="T39"> </text:span><text:span text:style-name="T40">t</text:span><text:span text:style-name="T38">hrows java.rmi.RemoteException</text:span></text:p>
      <text:p text:style-name="P47">Questo metodo consente di controllare se un prodotto e' effettivamente presente nel magazzino centrale.</text:p>
      <text:p text:style-name="P66"><text:span text:style-name="T36">Parameters: </text:span><text:span text:style-name="Source_20_Text"><text:span text:style-name="T38">id</text:span></text:span><text:span text:style-name="T38"> - e' il codice identificativo del prodotto di cui si vuole controllare la presenza</text:span></text:p>
      <text:p text:style-name="P65">Returns: <text:span text:style-name="T15">ritorna true se il prodotto e' presente in magazzino, false altrimenti</text:span></text:p>
      <text:p text:style-name="P66"><text:span text:style-name="T36">Throws: </text:span><text:span text:style-name="Source_20_Text"><text:span text:style-name="T38">java.rmi.RemoteException</text:span></text:span></text:p>
      <text:p text:style-name="P59"/>
      <text:h text:style-name="P54" text:outline-level="3"><text:bookmark text:name="compraProdotto(java.lang.String, pharma.O_Prodotto)"/>compraProdotto</text:h>
      <text:p text:style-name="P51"><text:span text:style-name="T38">boolean </text:span><text:span text:style-name="T36">compraProdotto</text:span><text:span text:style-name="T38">(java.lang.String id, O_Prodotto prodotto) throws java.rmi.RemoteException</text:span></text:p>
      <text:p text:style-name="P47">Questo metodo consente di rifornire il magazzino centrale di prodotti.</text:p>
      <text:p text:style-name="P65">Parameters:</text:p>
      <text:p text:style-name="P64"><text:span text:style-name="Source_20_Text"><text:span text:style-name="T38">id</text:span></text:span><text:span text:style-name="T38"> - e' il codice identificativo del prodotto da acquistare</text:span></text:p>
      <text:p text:style-name="P64"><text:span text:style-name="Source_20_Text"><text:span text:style-name="T38">prodotto</text:span></text:span><text:span text:style-name="T38"> - e' l'oggetto che rappresenta il prodotto da acquistare</text:span></text:p>
      <text:p text:style-name="P65">Returns: <text:span text:style-name="T15">ritorna true se il rifornimento e' andato a buon fine, false altrimenti</text:span></text:p>
      <text:p text:style-name="P66"><text:span text:style-name="T36">Throws: </text:span><text:span text:style-name="Source_20_Text"><text:span text:style-name="T38">java.rmi.RemoteException</text:span></text:span></text:p>
      <text:p text:style-name="P59"/>
      <text:h text:style-name="P54" text:outline-level="3"><text:bookmark text:name="eliminaProdotto(java.lang.String)"/>eliminaProdotto</text:h>
      <text:p text:style-name="P49"><text:span text:style-name="T48">void </text:span><text:span text:style-name="T50">eliminaPro</text:span><text:span text:style-name="T51">d</text:span><text:span text:style-name="T50">otto</text:span><text:span text:style-name="T48">(java.lang.String id)</text:span> <text:span text:style-name="T48">throws java.rmi.RemoteException</text:span></text:p>
      <text:p text:style-name="P48">Questo metodo consente di eliminare un prodotto dal magazzino centrale</text:p>
      <text:p text:style-name="P66"><text:span text:style-name="T37">P</text:span><text:span text:style-name="T36">arameters: </text:span><text:span text:style-name="Source_20_Text"><text:span text:style-name="T38">id</text:span></text:span><text:span text:style-name="T38"> - e' il codice identificativo del prodotto da eliminare</text:span></text:p>
      <text:p text:style-name="P66"><text:span text:style-name="T36">Throws: </text:span><text:span text:style-name="Source_20_Text"><text:span text:style-name="T38">java.rmi.RemoteException</text:span></text:span></text:p>
      <text:p text:style-name="P59"/>
      <text:h text:style-name="P54" text:outline-level="3"><text:bookmark text:name="caricaEsempio()"/>caricaEsempio</text:h>
      <text:p text:style-name="P49"><text:span text:style-name="T48">void </text:span><text:span text:style-name="T50">caricaEsempio</text:span><text:span text:style-name="T48">()</text:span> <text:span text:style-name="T48">throws java.rmi.RemoteException</text:span></text:p>
      <text:p text:style-name="P47">Questo metodo consente di caricare un magazzino di esempio per effettuare dei test.</text:p>
      <text:p text:style-name="P66"><text:span text:style-name="T36">Throws: </text:span><text:span text:style-name="Source_20_Text"><text:span text:style-name="T38">java.rmi.RemoteException</text:span></text:span></text:p>
      <text:p text:style-name="P59"/>
      <text:h text:style-name="P54" text:outline-level="3"><text:bookmark text:name="spegniServer()"/>spegniServer</text:h>
      <text:p text:style-name="P49"><text:span text:style-name="T48">boolean </text:span><text:span text:style-name="T50">spegniServer</text:span><text:span text:style-name="T48">()</text:span> <text:span text:style-name="T48">throws java.rmi.RemoteException</text:span></text:p>
      <text:p text:style-name="P47">Questo metodo consente di de-esportare il server centrale e segnalare al sistema di attivazione che il server e' inattivo e poi di richiedere la deregistrazione dal sistema di attivazione. Al contempo sono salvati su file gli elenchi delle farmacie registrate e dei prodotti a magazzino.</text:p>
      <text:p text:style-name="P65">Returns: <text:span text:style-name="T15">ritorna true se lo spegnimento e' andato a buon fine, false altrimenti</text:span></text:p>
      <text:p text:style-name="P66"><text:span text:style-name="T36">Throws: </text:span><text:span text:style-name="Source_20_Text"><text:span text:style-name="T38">java.rmi.RemoteException</text:span></text:span></text:p>
      <text:p text:style-name="P64"><text:span text:style-name="Source_20_Text"><text:span text:style-name="T38"/></text:span></text:p>
      <text:h text:style-name="P44" text:outline-level="2">Interface ServerCliente_I</text:h>
      <text:p text:style-name="P52">All Superinterfaces: <text:span text:style-name="T15">java.rmi.Remote</text:span></text:p>
      <text:p text:style-name="P53"><text:span text:style-name="T36">All Known Implementing Classes: </text:span><text:span text:style-name="T38">Server</text:span></text:p>
      <text:p text:style-name="P59"/>
      <text:p text:style-name="P48">public interface <text:span text:style-name="T3">ServerCliente_I</text:span>extends java.rmi.Remote</text:p>
      <text:p text:style-name="P40">Questa interfaccia rappresenta i metodi del server centrale che sono accessibili ad un utente di tipo cliente finale.</text:p>
      <table:table table:name="Tabella12" table:style-name="Tabella12">
        <table:table-column table:style-name="Tabella12.A"/>
        <table:table-column table:style-name="Tabella12.B"/>
        <table:table-row table:style-name="Tabella12.1">
          <table:table-cell table:style-name="Tabella12.A1" table:number-columns-spanned="2" office:value-type="string">
            <text:p text:style-name="P62">Method Summary</text:p>
          </table:table-cell>
          <table:covered-table-cell/>
        </table:table-row>
        <table:table-row table:style-name="Tabella12.2">
          <table:table-cell table:style-name="Tabella12.A6" office:value-type="string">
            <text:p text:style-name="P60"><text:span text:style-name="Source_20_Text"><text:span text:style-name="T45"> boolean</text:span></text:span></text:p>
          </table:table-cell>
          <table:table-cell table:style-name="Tabella12.B2" office:value-type="string">
            <text:p text:style-name="P61"><text:span text:style-name="Source_20_Text"><text:span text:style-name="T46">checkFarmaciaRegistrata</text:span></text:span><text:span text:style-name="Source_20_Text"><text:span text:style-name="T45">(java.lang.String nome)</text:span></text:span><text:span text:style-name="T45"> <text:line-break/>          Questo metodo consente di controllare se una farmacia indicata da un cliente finale e' effettivamente presente nell'elenco delle farmacie registrate.</text:span></text:p>
          </table:table-cell>
        </table:table-row>
        <table:table-row table:style-name="Tabella12.2">
          <table:table-cell table:style-name="Tabella12.A6" office:value-type="string">
            <text:p text:style-name="P60"><text:span text:style-name="Source_20_Text"><text:span text:style-name="T45"> O_Prodotto</text:span></text:span></text:p>
          </table:table-cell>
          <table:table-cell table:style-name="Tabella12.B2" office:value-type="string">
            <text:p text:style-name="P61"><text:span text:style-name="Source_20_Text"><text:span text:style-name="T46">checkProdottoAMagazzino</text:span></text:span><text:span text:style-name="Source_20_Text"><text:span text:style-name="T45">(java.lang.String id)</text:span></text:span><text:span text:style-name="T45"> <text:line-break/>          Questo metodo consente di controllare se un prodotto e' effettivamente presente nel magazzino centrale.</text:span></text:p>
          </table:table-cell>
        </table:table-row>
        <table:table-row table:style-name="Tabella12.2">
          <table:table-cell table:style-name="Tabella12.A6" office:value-type="string">
            <text:p text:style-name="P60"><text:span text:style-name="Source_20_Text"><text:span text:style-name="T45"> ClientFarmacia_I</text:span></text:span></text:p>
          </table:table-cell>
          <table:table-cell table:style-name="Tabella12.B2" office:value-type="string">
            <text:p text:style-name="P61"><text:span text:style-name="Source_20_Text"><text:span text:style-name="T46">getFarmacia</text:span></text:span><text:span text:style-name="Source_20_Text"><text:span text:style-name="T45">(java.lang.String nome)</text:span></text:span><text:span text:style-name="T45"> <text:line-break/>          Questo metodo consente di restituire la referenza remota di una farmacia ad un cliente.</text:span></text:p>
          </table:table-cell>
        </table:table-row>
        <table:table-row table:style-name="Tabella12.2">
          <table:table-cell table:style-name="Tabella12.A6" office:value-type="string">
            <text:p text:style-name="P60"><text:span text:style-name="Source_20_Text"><text:span text:style-name="T45"> java.lang.String</text:span></text:span></text:p>
          </table:table-cell>
          <table:table-cell table:style-name="Tabella12.B2" office:value-type="string">
            <text:p text:style-name="P61"><text:span text:style-name="Source_20_Text"><text:span text:style-name="T46">mostraFarmacie</text:span></text:span><text:span text:style-name="Source_20_Text"><text:span text:style-name="T45">()</text:span></text:span><text:span text:style-name="T45"> <text:line-break/>          Questo metodo consente di visualizzare l'elenco delle farmacie registrate.</text:span></text:p>
          </table:table-cell>
        </table:table-row>
        <table:table-row table:style-name="Tabella12.2">
          <table:table-cell table:style-name="Tabella12.A6" office:value-type="string">
            <text:p text:style-name="P60"><text:span text:style-name="Source_20_Text"><text:span text:style-name="T45"> java.lang.String</text:span></text:span></text:p>
          </table:table-cell>
          <table:table-cell table:style-name="Tabella12.B2" office:value-type="string">
            <text:p text:style-name="P61"><text:span text:style-name="Source_20_Text"><text:span text:style-name="T46">toStringMagazzinoCentrale</text:span></text:span><text:span text:style-name="Source_20_Text"><text:span text:style-name="T45">()</text:span></text:span><text:span text:style-name="T45"> <text:line-break/>          Questo metodo consente di visualizzare il magazzino centrale.</text:span></text:p>
          </table:table-cell>
        </table:table-row>
        <table:table-row table:style-name="Tabella12.2">
          <table:table-cell table:style-name="Tabella12.A7" office:value-type="string">
            <text:p text:style-name="P60"><text:span text:style-name="Source_20_Text"><text:span text:style-name="T45"> O_Prodotto</text:span></text:span></text:p>
          </table:table-cell>
          <table:table-cell table:style-name="Tabella12.B7" office:value-type="string">
            <text:p text:style-name="P61"><text:span text:style-name="Source_20_Text"><text:span text:style-name="T46">vendiProdotto</text:span></text:span><text:span text:style-name="Source_20_Text"><text:span text:style-name="T45">(java.lang.String id, java.lang.Integer qta)</text:span></text:span><text:span text:style-name="T45"> <text:line-break/>          Questo metodo consente di vendere un prodotto ad una farmacia o ad un cliente finale.</text:span></text:p>
          </table:table-cell>
        </table:table-row>
      </table:table>
      <table:table table:name="Tabella13" table:style-name="Tabella13">
        <table:table-column table:style-name="Tabella13.A"/>
        <table:table-row table:style-name="Tabella13.1">
          <table:table-cell table:style-name="Tabella13.A1" office:value-type="string">
            <text:p text:style-name="P62"><text:span text:style-name="T52">M</text:span>ethod Detail</text:p>
          </table:table-cell>
        </table:table-row>
      </table:table>
      <text:h text:style-name="P54" text:outline-level="3"><text:bookmark text:name="toStringMagazzinoCentrale()1"/>toStringMagazzinoCentrale</text:h>
      <text:p text:style-name="P49"><text:span text:style-name="T48">java.lang.String </text:span><text:span text:style-name="T50">toStringMagazzinoCentrale</text:span><text:span text:style-name="T48">() throws java.rmi.RemoteException</text:span></text:p>
      <text:p text:style-name="P47">Questo metodo consente di visualizzare il magazzino centrale.</text:p>
      <text:p text:style-name="P65">Returns: <text:span text:style-name="T15">ritorna una stringa che rappresenta l'elenco dei prodotti a magazzino</text:span></text:p>
      <text:p text:style-name="P66"><text:span text:style-name="T36">Throws: </text:span><text:span text:style-name="Source_20_Text"><text:span text:style-name="T38">java.rmi.RemoteException</text:span></text:span></text:p>
      <text:p text:style-name="P59"/>
      <text:h text:style-name="P54" text:outline-level="3"><text:bookmark text:name="checkProdottoAMagazzino(java.lang.String)2"/>checkProdottoAMagazzino</text:h>
      <text:p text:style-name="P51"><text:span text:style-name="T38">O_Prodotto </text:span><text:span text:style-name="T36">checkProdottoAMagazzino</text:span><text:span text:style-name="T38">(java.lang.String id)</text:span><text:span text:style-name="T39"> </text:span><text:span text:style-name="T40">t</text:span><text:span text:style-name="T38">hrows java.rmi.RemoteException</text:span></text:p>
      <text:p text:style-name="P47">Questo metodo consente di controllare se un prodotto e' effettivamente presente nel magazzino centrale.</text:p>
      <text:p text:style-name="P66"><text:span text:style-name="T36">Parameters: </text:span><text:span text:style-name="Source_20_Text"><text:span text:style-name="T38">id</text:span></text:span><text:span text:style-name="T38"> - e' il codice identificativo del prodotto di cui si vuole controllare la presenza</text:span></text:p>
      <text:p text:style-name="P65">Returns: <text:span text:style-name="T15">ritorna true se il prodotto e' presente in magazzino, false altrimenti</text:span></text:p>
      <text:p text:style-name="P66"><text:span text:style-name="T36">Throws: </text:span><text:span text:style-name="Source_20_Text"><text:span text:style-name="T38">java.rmi.RemoteException</text:span></text:span></text:p>
      <text:h text:style-name="P54" text:outline-level="3"/>
      <text:h text:style-name="P54" text:outline-level="3"><text:bookmark text:name="vendiProdotto(java.lang.String, java.lang.Integer)"/>vendiProdotto</text:h>
      <text:p text:style-name="P51"><text:span text:style-name="T38">O_Prodotto </text:span><text:span text:style-name="T36">vendiProdotto</text:span><text:span text:style-name="T38">(java.lang.String id,</text:span><text:span text:style-name="T39"> </text:span><text:span text:style-name="T38">java.lang.Integer qta) throws java.rmi.RemoteException</text:span></text:p>
      <text:p text:style-name="P47">Questo metodo consente di vendere un prodotto ad una farmacia o ad un cliente finale.</text:p>
      <text:p text:style-name="P65">Parameters:</text:p>
      <text:p text:style-name="P64"><text:span text:style-name="Source_20_Text"><text:span text:style-name="T38">id</text:span></text:span><text:span text:style-name="T38"> - e' il codice identificativo del prodotto da vendere</text:span></text:p>
      <text:p text:style-name="P64"><text:span text:style-name="Source_20_Text"><text:span text:style-name="T38">qta</text:span></text:span><text:span text:style-name="T38"> - e' la quantita' di prodotto da vendere</text:span></text:p>
      <text:p text:style-name="P65">Returns: <text:span text:style-name="T15">ritorna l'istanza del prodotto venduto</text:span></text:p>
      <text:p text:style-name="P66"><text:span text:style-name="T36">Throws: </text:span><text:span text:style-name="Source_20_Text"><text:span text:style-name="T38">java.rmi.RemoteException</text:span></text:span></text:p>
      <text:p text:style-name="P59"/>
      <text:h text:style-name="P54" text:outline-level="3"><text:bookmark text:name="mostraFarmacie()"/>mostraFarmacie</text:h>
      <text:p text:style-name="P49"><text:span text:style-name="T48">java.lang.String </text:span><text:span text:style-name="T50">mostraFarmacie</text:span><text:span text:style-name="T48">() throws java.rmi.RemoteException</text:span></text:p>
      <text:p text:style-name="P47">Questo metodo consente di visualizzare l'elenco delle farmacie registrate.</text:p>
      <text:p text:style-name="P65">Returns: <text:span text:style-name="T15">ritorna una stringa che rappresenta l'elenco delle farmacie registrate</text:span></text:p>
      <text:p text:style-name="P66"><text:span text:style-name="T36">Throws: </text:span><text:span text:style-name="Source_20_Text"><text:span text:style-name="T38">java.rmi.RemoteException</text:span></text:span></text:p>
      <text:p text:style-name="P59"/>
      <text:h text:style-name="P54" text:outline-level="3"><text:bookmark text:name="checkFarmaciaRegistrata(java.lang.String)"/>checkFarmaciaRegistrata</text:h>
      <text:p text:style-name="P49"><text:span text:style-name="T48">boolean </text:span><text:span text:style-name="T50">checkFarmaciaRegistrata</text:span><text:span text:style-name="T48">(java.lang.String nome)</text:span> <text:span text:style-name="T48">throws java.rmi.RemoteException</text:span></text:p>
      <text:p text:style-name="P47">Questo metodo consente di controllare se una farmacia indicata da un cliente finale e' effettivamente presente nell'elenco delle farmacie registrate.</text:p>
      <text:p text:style-name="P66"><text:span text:style-name="T36">Parameters: </text:span><text:span text:style-name="Source_20_Text"><text:span text:style-name="T38">nome</text:span></text:span><text:span text:style-name="T38"> - e' il nome della farmacia di cui si vuole controllare la presenza in elenco</text:span></text:p>
      <text:p text:style-name="P65">Returns: <text:span text:style-name="T15">ritorna true se la farmacia e' presente in elenco, false altrimenti</text:span></text:p>
      <text:p text:style-name="P66"><text:span text:style-name="T36">Throws: </text:span><text:span text:style-name="Source_20_Text"><text:span text:style-name="T38">java.rmi.RemoteException</text:span></text:span></text:p>
      <text:p text:style-name="P59"/>
      <text:h text:style-name="P54" text:outline-level="3"><text:bookmark text:name="getFarmacia(java.lang.String)"/>getFarmacia</text:h>
      <text:p text:style-name="P51"><text:span text:style-name="T38">ClientFarmacia_I </text:span><text:span text:style-name="T36">getFarmacia</text:span><text:span text:style-name="T38">(java.lang.String nome)</text:span><text:span text:style-name="T39"> </text:span><text:span text:style-name="T38">throws java.rmi.RemoteException</text:span></text:p>
      <text:p text:style-name="P47">Questo metodo consente di restituire la referenza remota di una farmacia ad un cliente.</text:p>
      <text:p text:style-name="P66"><text:span text:style-name="T36">Parameters: </text:span><text:span text:style-name="Source_20_Text"><text:span text:style-name="T38">nome</text:span></text:span><text:span text:style-name="T38"> - e' il nome della farmacia di cui si vuole recuperare la referenze remota</text:span></text:p>
      <text:p text:style-name="P65">Returns: <text:span text:style-name="T15">ritorna la referenza remota alla farmacia</text:span></text:p>
      <text:p text:style-name="P66"><text:span text:style-name="T36">Throws: </text:span><text:span text:style-name="Source_20_Text"><text:span text:style-name="T38">java.rmi.RemoteException</text:span></text:span></text:p>
      <text:p text:style-name="P56"/>
      <text:p text:style-name="P55">Interface ServerFarmacia_I</text:p>
      <text:p text:style-name="P52">All Superinterfaces: <text:span text:style-name="T15">java.rmi.Remote</text:span></text:p>
      <text:p text:style-name="P53"><text:span text:style-name="T36">All Known Implementing Classes: </text:span><text:span text:style-name="T38">Server</text:span></text:p>
      <text:p text:style-name="P59"/>
      <text:p text:style-name="P48">public interface <text:span text:style-name="T3">ServerFarmacia_I</text:span>extends java.rmi.Remote</text:p>
      <text:p text:style-name="P40">Questa interfaccia rappresenta i metodi del server centrale che sono accessibili ad un utente di tipo farmacia.</text:p>
      <table:table table:name="Tabella14" table:style-name="Tabella14">
        <table:table-column table:style-name="Tabella14.A"/>
        <table:table-column table:style-name="Tabella14.B"/>
        <table:table-row table:style-name="Tabella14.1">
          <table:table-cell table:style-name="Tabella14.A1" table:number-columns-spanned="2" office:value-type="string">
            <text:p text:style-name="P62">Method Summary</text:p>
          </table:table-cell>
          <table:covered-table-cell/>
        </table:table-row>
        <table:table-row table:style-name="Tabella14.2">
          <table:table-cell table:style-name="Tabella14.A5" office:value-type="string">
            <text:p text:style-name="P60"><text:span text:style-name="Source_20_Text"><text:span text:style-name="T45"> O_Prodotto</text:span></text:span></text:p>
          </table:table-cell>
          <table:table-cell table:style-name="Tabella14.B2" office:value-type="string">
            <text:p text:style-name="P61"><text:span text:style-name="Source_20_Text"><text:span text:style-name="T46">checkProdottoAMagazzino</text:span></text:span><text:span text:style-name="Source_20_Text"><text:span text:style-name="T45">(java.lang.String id)</text:span></text:span><text:span text:style-name="T45"> <text:line-break/>          Questo metodo consente di controllare se un prodotto e' effettivamente presente nel magazzino centrale.</text:span></text:p>
          </table:table-cell>
        </table:table-row>
        <table:table-row table:style-name="Tabella14.2">
          <table:table-cell table:style-name="Tabella14.A5" office:value-type="string">
            <text:p text:style-name="P60"><text:span text:style-name="Source_20_Text"><text:span text:style-name="T45"> boolean</text:span></text:span></text:p>
          </table:table-cell>
          <table:table-cell table:style-name="Tabella14.B2" office:value-type="string">
            <text:p text:style-name="P61"><text:span text:style-name="Source_20_Text"><text:span text:style-name="T46">deregistra</text:span></text:span><text:span text:style-name="Source_20_Text"><text:span text:style-name="T45">(java.lang.String nome)</text:span></text:span><text:span text:style-name="T45"> <text:line-break/>          Questo metodo consente di deregistrare una farmacia dall'elenco delle farmacie registrate.</text:span></text:p>
          </table:table-cell>
        </table:table-row>
        <table:table-row table:style-name="Tabella14.2">
          <table:table-cell table:style-name="Tabella14.A5" office:value-type="string">
            <text:p text:style-name="P60"><text:span text:style-name="Source_20_Text"><text:span text:style-name="T45"> boolean</text:span></text:span></text:p>
          </table:table-cell>
          <table:table-cell table:style-name="Tabella14.B2" office:value-type="string">
            <text:p text:style-name="P61"><text:span text:style-name="Source_20_Text"><text:span text:style-name="T46">registra</text:span></text:span><text:span text:style-name="Source_20_Text"><text:span text:style-name="T45">(java.lang.String nome, java.rmi.Remote obj)</text:span></text:span><text:span text:style-name="T45"> <text:line-break/>          Questo metodo consente di registrare una farmacia con la sua referenza remota.</text:span></text:p>
          </table:table-cell>
        </table:table-row>
        <table:table-row table:style-name="Tabella14.2">
          <table:table-cell table:style-name="Tabella14.A5" office:value-type="string">
            <text:p text:style-name="P60"><text:span text:style-name="Source_20_Text"><text:span text:style-name="T45"> java.lang.String</text:span></text:span></text:p>
          </table:table-cell>
          <table:table-cell table:style-name="Tabella14.B2" office:value-type="string">
            <text:p text:style-name="P61"><text:span text:style-name="Source_20_Text"><text:span text:style-name="T46">toStringMagazzinoCentrale</text:span></text:span><text:span text:style-name="Source_20_Text"><text:span text:style-name="T45">()</text:span></text:span><text:span text:style-name="T45"> <text:line-break/>          Questo metodo consente di visualizzare il magazzino centrale.</text:span></text:p>
          </table:table-cell>
        </table:table-row>
        <table:table-row table:style-name="Tabella14.2">
          <table:table-cell table:style-name="Tabella14.A6" office:value-type="string">
            <text:p text:style-name="P60"><text:span text:style-name="Source_20_Text"><text:span text:style-name="T45"> O_Prodotto</text:span></text:span></text:p>
          </table:table-cell>
          <table:table-cell table:style-name="Tabella14.B6" office:value-type="string">
            <text:p text:style-name="P61"><text:span text:style-name="Source_20_Text"><text:span text:style-name="T46">vendiProdotto</text:span></text:span><text:span text:style-name="Source_20_Text"><text:span text:style-name="T45">(java.lang.String id, java.lang.Integer qta)</text:span></text:span><text:span text:style-name="T45"> <text:line-break/>          Questo metodo consente di vendere un prodotto ad una farmacia o ad un cliente finale.</text:span></text:p>
          </table:table-cell>
        </table:table-row>
      </table:table>
      <table:table table:name="Tabella15" table:style-name="Tabella15">
        <table:table-column table:style-name="Tabella15.A"/>
        <table:table-row table:style-name="Tabella15.1">
          <table:table-cell table:style-name="Tabella15.A1" office:value-type="string">
            <text:p text:style-name="P62">Method Detail</text:p>
          </table:table-cell>
        </table:table-row>
      </table:table>
      <text:h text:style-name="P54" text:outline-level="3"><text:bookmark text:name="registra(java.lang.String, java.rmi.Remote)"/>registra</text:h>
      <text:p text:style-name="P49"><text:span text:style-name="T48">boolean </text:span><text:span text:style-name="T50">registra</text:span><text:span text:style-name="T48">(java.lang.String nome,</text:span> <text:span text:style-name="T48">java.rmi.Remote obj) throws java.rmi.RemoteException</text:span></text:p>
      <text:p text:style-name="P47">Questo metodo consente di registrare una farmacia con la sua referenza remota.</text:p>
      <text:p text:style-name="P65">Parameters:</text:p>
      <text:p text:style-name="P64"><text:span text:style-name="Source_20_Text"><text:span text:style-name="T38">nome</text:span></text:span><text:span text:style-name="T38"> - e' il nome della farmacia da registrare</text:span></text:p>
      <text:p text:style-name="P64"><text:span text:style-name="Source_20_Text"><text:span text:style-name="T38">obj</text:span></text:span><text:span text:style-name="T38"> - e' la referenza remota della farmacia da registrare</text:span></text:p>
      <text:p text:style-name="P65">Returns: <text:span text:style-name="T15">ritorna true se la registrazione e' andata a buon fine, false altrimenti</text:span></text:p>
      <text:p text:style-name="P66"><text:span text:style-name="T36">Throws: </text:span><text:span text:style-name="Source_20_Text"><text:span text:style-name="T38">java.rmi.RemoteException</text:span></text:span></text:p>
      <text:p text:style-name="P59"/>
      <text:h text:style-name="P54" text:outline-level="3"><text:bookmark text:name="deregistra(java.lang.String)"/>deregistra</text:h>
      <text:p text:style-name="P49"><text:span text:style-name="T48">boolean </text:span><text:span text:style-name="T50">deregistra</text:span><text:span text:style-name="T48">(java.lang.String nome)</text:span> <text:span text:style-name="T48">throws java.rmi.RemoteException</text:span></text:p>
      <text:p text:style-name="P47">Questo metodo consente di deregistrare una farmacia dall'elenco delle farmacie registrate.</text:p>
      <text:p text:style-name="P66"><text:span text:style-name="T36">Parameters: </text:span><text:span text:style-name="Source_20_Text"><text:span text:style-name="T38">nome</text:span></text:span><text:span text:style-name="T38"> - e' il nome della farmacia da deregistrare</text:span></text:p>
      <text:p text:style-name="P65">Returns: <text:span text:style-name="T15">ritorna true se la deregistrazione e' andata a buon fine, false altrimenti</text:span></text:p>
      <text:p text:style-name="P66"><text:span text:style-name="T36">Throws: </text:span><text:span text:style-name="Source_20_Text"><text:span text:style-name="T38">java.rmi.RemoteException</text:span></text:span></text:p>
      <text:p text:style-name="P59"/>
      <text:h text:style-name="P54" text:outline-level="3"><text:bookmark text:name="toStringMagazzinoCentrale()2"/>toStringMagazzinoCentrale</text:h>
      <text:p text:style-name="P49"><text:span text:style-name="T48">java.lang.String </text:span><text:span text:style-name="T50">toStringMagazzinoCentrale</text:span><text:span text:style-name="T48">()</text:span> <text:span text:style-name="T48">throws java.rmi.RemoteException</text:span></text:p>
      <text:p text:style-name="P47">Questo metodo consente di visualizzare il magazzino centrale.</text:p>
      <text:p text:style-name="P65">Returns: <text:span text:style-name="T15">ritorna una stringa che rappresenta l'elenco dei prodotti a magazzino</text:span></text:p>
      <text:p text:style-name="P66"><text:span text:style-name="T36">Throws: </text:span><text:span text:style-name="Source_20_Text"><text:span text:style-name="T38">java.rmi.RemoteException</text:span></text:span></text:p>
      <text:p text:style-name="P59"/>
      <text:h text:style-name="P54" text:outline-level="3"><text:bookmark text:name="checkProdottoAMagazzino(java.lang.String)3"/>checkProdottoAMagazzino</text:h>
      <text:p text:style-name="P51"><text:span text:style-name="T38">O_Prodotto </text:span><text:span text:style-name="T36">checkProdottoAMagazzino</text:span><text:span text:style-name="T38">(java.lang.String id)</text:span><text:span text:style-name="T39"> </text:span><text:span text:style-name="T38">throws java.rmi.RemoteException</text:span></text:p>
      <text:p text:style-name="P47">Questo metodo consente di controllare se un prodotto e' effettivamente presente nel magazzino centrale.</text:p>
      <text:p text:style-name="P66"><text:span text:style-name="T36">Parameters: </text:span><text:span text:style-name="Source_20_Text"><text:span text:style-name="T38">id</text:span></text:span><text:span text:style-name="T38"> - e' il codice identificativo del prodotto di cui si vuole controllare la presenza</text:span></text:p>
      <text:p text:style-name="P65">Returns: <text:span text:style-name="T15">ritorna true se il prodotto e' presente in magazzino, false altrimenti</text:span></text:p>
      <text:p text:style-name="P66"><text:span text:style-name="T36">Throws: </text:span><text:span text:style-name="Source_20_Text"><text:span text:style-name="T38">java.rmi.RemoteException</text:span></text:span></text:p>
      <text:p text:style-name="P59"/>
      <text:h text:style-name="P54" text:outline-level="3"><text:bookmark text:name="vendiProdotto(java.lang.String, java.lang.Integer)1"/>vendiProdotto</text:h>
      <text:p text:style-name="P51"><text:span text:style-name="T38">O_Prodotto </text:span><text:span text:style-name="T36">vendiProdotto</text:span><text:span text:style-name="T38">(java.lang.String id,</text:span><text:span text:style-name="T39"> </text:span><text:span text:style-name="T38">java.lang.Integer qta)</text:span><text:span text:style-name="T39"> </text:span><text:span text:style-name="T38">throws java.rmi.RemoteException</text:span></text:p>
      <text:p text:style-name="P47">Questo metodo consente di vendere un prodotto ad una farmacia o ad un cliente finale.</text:p>
      <text:p text:style-name="P65">Parameters:</text:p>
      <text:p text:style-name="P64"><text:span text:style-name="Source_20_Text"><text:span text:style-name="T38">id</text:span></text:span><text:span text:style-name="T38"> - e' il codice identificativo del prodotto da vendere</text:span></text:p>
      <text:p text:style-name="P64"><text:span text:style-name="Source_20_Text"><text:span text:style-name="T38">qta</text:span></text:span><text:span text:style-name="T38"> - e' la quantita' di prodotto da vendere</text:span></text:p>
      <text:p text:style-name="P65">Returns: <text:span text:style-name="T15">ritorna l'istanza del prodotto venduto</text:span></text:p>
      <text:p text:style-name="P66"><text:span text:style-name="T36">Throws: </text:span><text:span text:style-name="Source_20_Text"><text:span text:style-name="T38">java.rmi.RemoteException</text:span></text:span></text:p>
      <text:p text:style-name="P56"/>
      <text:p text:style-name="P55">Interface ServProxy_I</text:p>
      <text:p text:style-name="P52">All Superinterfaces: <text:span text:style-name="T15">java.rmi.Remote</text:span></text:p>
      <text:p text:style-name="P53"><text:span text:style-name="T36">All Known Implementing Classes: </text:span><text:span text:style-name="T38">ServProxy</text:span></text:p>
      <text:p text:style-name="P59"/>
      <text:p text:style-name="P48">public interface <text:span text:style-name="T3">ServProxy_I</text:span>extends java.rmi.Remote</text:p>
      <text:p text:style-name="P40">Questa interfaccia rappresenta i metodi del server proxy che sono accessibili alle istanze della classe ClientRunnable e gli ultimi due all'utente amministratore.</text:p>
      <table:table table:name="Tabella16" table:style-name="Tabella16">
        <table:table-column table:style-name="Tabella16.A"/>
        <table:table-column table:style-name="Tabella16.B"/>
        <table:table-row table:style-name="Tabella16.1">
          <table:table-cell table:style-name="Tabella16.A1" table:number-columns-spanned="2" office:value-type="string">
            <text:p text:style-name="P62">Method Summary</text:p>
          </table:table-cell>
          <table:covered-table-cell/>
        </table:table-row>
        <table:table-row table:style-name="Tabella16.2">
          <table:table-cell table:style-name="Tabella16.A4" office:value-type="string">
            <text:p text:style-name="P60"><text:span text:style-name="Source_20_Text"><text:span text:style-name="T45"> java.lang.String</text:span></text:span></text:p>
          </table:table-cell>
          <table:table-cell table:style-name="Tabella16.B2" office:value-type="string">
            <text:p text:style-name="P61"><text:span text:style-name="Source_20_Text"><text:span text:style-name="T46">elencaUtenti</text:span></text:span><text:span text:style-name="Source_20_Text"><text:span text:style-name="T45">()</text:span></text:span><text:span text:style-name="T45"> <text:line-break/>          Questo metodo consente di chiedere al server proxy di chiedere al server di autenticazione di visualizzare la lista degli utenti registrati.</text:span></text:p>
          </table:table-cell>
        </table:table-row>
        <table:table-row table:style-name="Tabella16.2">
          <table:table-cell table:style-name="Tabella16.A4" office:value-type="string">
            <text:p text:style-name="P60"><text:span text:style-name="Source_20_Text"><text:span text:style-name="T45"> java.rmi.MarshalledObject&lt;ClientMobileAgent_I&gt;</text:span></text:span></text:p>
          </table:table-cell>
          <table:table-cell table:style-name="Tabella16.B2" office:value-type="string">
            <text:p text:style-name="P61"><text:span text:style-name="Source_20_Text"><text:span text:style-name="T46">login</text:span></text:span><text:span text:style-name="Source_20_Text"><text:span text:style-name="T45">(java.lang.String user, java.lang.String psw)</text:span></text:span><text:span text:style-name="T45"> <text:line-break/>          Questo metodo consente di chiedere al server proxy di chiedere al server di autenticazione di loggare un utente nel sistema.</text:span></text:p>
          </table:table-cell>
        </table:table-row>
        <table:table-row table:style-name="Tabella16.2">
          <table:table-cell table:style-name="Tabella16.A4" office:value-type="string">
            <text:p text:style-name="P60"><text:span text:style-name="Source_20_Text"><text:span text:style-name="T45"> boolean</text:span></text:span></text:p>
          </table:table-cell>
          <table:table-cell table:style-name="Tabella16.B2" office:value-type="string">
            <text:p text:style-name="P61"><text:span text:style-name="Source_20_Text"><text:span text:style-name="T46">registraUtente</text:span></text:span><text:span text:style-name="Source_20_Text"><text:span text:style-name="T45">(java.lang.String user, O_UserData data)</text:span></text:span><text:span text:style-name="T45"> <text:line-break/>          Questo metodo consente di chiedere al server proxy di chiedere al server di autenticazione di registrare un nuovo utente nel sistema.</text:span></text:p>
          </table:table-cell>
        </table:table-row>
        <table:table-row table:style-name="Tabella16.2">
          <table:table-cell table:style-name="Tabella16.A5" office:value-type="string">
            <text:p text:style-name="P60"><text:span text:style-name="Source_20_Text"><text:span text:style-name="T45"> boolean</text:span></text:span></text:p>
          </table:table-cell>
          <table:table-cell table:style-name="Tabella16.B5" office:value-type="string">
            <text:p text:style-name="P61"><text:span text:style-name="Source_20_Text"><text:span text:style-name="T46">spegniPBA</text:span></text:span><text:span text:style-name="Source_20_Text"><text:span text:style-name="T45">()</text:span></text:span><text:span text:style-name="T45"> <text:line-break/>          Questo metodo consente di de-registrare dai sistemi di naming e de-esportare il server proxy e il server di bootstrap e di chiedere al server di autenticazione di de-esportarsi e de-registrarsi dal sistema di attivazione.</text:span></text:p>
          </table:table-cell>
        </table:table-row>
      </table:table>
      <text:p text:style-name="P41"> </text:p>
      <table:table table:name="Tabella17" table:style-name="Tabella17">
        <table:table-column table:style-name="Tabella17.A"/>
        <table:table-row table:style-name="Tabella17.1">
          <table:table-cell table:style-name="Tabella17.A1" office:value-type="string">
            <text:p text:style-name="P62"><text:span text:style-name="T52">Me</text:span>thod Detail</text:p>
          </table:table-cell>
        </table:table-row>
      </table:table>
      <text:h text:style-name="P54" text:outline-level="3"><text:bookmark text:name="registraUtente(java.lang.String, pharma.O_UserData)1"/>registraUtente</text:h>
      <text:p text:style-name="P51"><text:span text:style-name="T38">boolean </text:span><text:span text:style-name="T36">registraUtente</text:span><text:span text:style-name="T38">(java.lang.String user,</text:span><text:span text:style-name="T39"> </text:span><text:span text:style-name="T38">O_UserData data)</text:span><text:span text:style-name="T39"> </text:span><text:span text:style-name="T38">throws java.rmi.RemoteException,</text:span><text:span text:style-name="T39"> <text:s text:c="14"/></text:span><text:span text:style-name="T41">j</text:span><text:span text:style-name="T38">ava.rmi.activation.ActivationException, java.io.IOException,</text:span><text:span text:style-name="T39"> </text:span><text:span text:style-name="T38">java.lang.ClassNotFoundException</text:span></text:p>
      <text:p text:style-name="P47">Questo metodo consente di chiedere al server proxy di chiedere al server di autenticazione di registrare un nuovo utente nel sistema.</text:p>
      <text:p text:style-name="P65">Parameters:</text:p>
      <text:p text:style-name="P64"><text:span text:style-name="Source_20_Text"><text:span text:style-name="T38">user</text:span></text:span><text:span text:style-name="T38"> - e' lo username dell'utente da registrare</text:span></text:p>
      <text:p text:style-name="P64"><text:span text:style-name="Source_20_Text"><text:span text:style-name="T38">data</text:span></text:span><text:span text:style-name="T38"> - sono i dati rilevanti che descrivono un utente, tra cui la password</text:span></text:p>
      <text:p text:style-name="P65">Returns: <text:span text:style-name="T15">ritorna true se la registrazione e' andata a buon fine, false altrimenti</text:span></text:p>
      <text:p text:style-name="P65">Throws:</text:p>
      <text:p text:style-name="P64"><text:span text:style-name="Source_20_Text"><text:span text:style-name="T38">java.rmi.RemoteException</text:span></text:span></text:p>
      <text:p text:style-name="P64"><text:span text:style-name="Source_20_Text"><text:span text:style-name="T38">java.rmi.activation.ActivationException</text:span></text:span></text:p>
      <text:p text:style-name="P64"><text:span text:style-name="Source_20_Text"><text:span text:style-name="T38">java.io.IOException</text:span></text:span></text:p>
      <text:p text:style-name="P64"><text:span text:style-name="Source_20_Text"><text:span text:style-name="T38">java.lang.ClassNotFoundException</text:span></text:span></text:p>
      <text:p text:style-name="P59"/>
      <text:h text:style-name="P54" text:outline-level="3"><text:bookmark text:name="login(java.lang.String, java.lang.String)1"/>login</text:h>
      <text:p text:style-name="P51"><text:span text:style-name="T38">java.rmi.MarshalledObject&lt;ClientMobileAgent_I&gt; </text:span><text:span text:style-name="T36">login</text:span><text:span text:style-name="T38">(java.lang.String user,</text:span><text:span text:style-name="T39"> </text:span><text:span text:style-name="T38">java.lang.String psw) throws java.rmi.RemoteException, java.rmi.activation.ActivationException,</text:span><text:span text:style-name="T39"> </text:span><text:span text:style-name="T38">java.io.IOException,</text:span><text:span text:style-name="T39"> </text:span><text:span text:style-name="T38">java.lang.ClassNotFoundException</text:span></text:p>
      <text:p text:style-name="P47">Questo metodo consente di chiedere al server proxy di chiedere al server di autenticazione di loggare un utente nel sistema.</text:p>
      <text:p text:style-name="P65">Parameters:</text:p>
      <text:p text:style-name="P64"><text:span text:style-name="Source_20_Text"><text:span text:style-name="T38">user</text:span></text:span><text:span text:style-name="T38"> - e' lo username dell'utente da loggare</text:span></text:p>
      <text:p text:style-name="P64"><text:span text:style-name="Source_20_Text"><text:span text:style-name="T38">psw</text:span></text:span><text:span text:style-name="T38"> - e' la password fornita dall'utente che si vuole registrare</text:span></text:p>
      <text:p text:style-name="P65">Returns: <text:span text:style-name="T15">ritorna true se l'utente e' stato loggato correttamente, false altrimenti</text:span></text:p>
      <text:p text:style-name="P65">Throws:</text:p>
      <text:p text:style-name="P64"><text:span text:style-name="Source_20_Text"><text:span text:style-name="T38">java.rmi.RemoteException</text:span></text:span></text:p>
      <text:p text:style-name="P64"><text:span text:style-name="Source_20_Text"><text:span text:style-name="T38">java.rmi.activation.ActivationException</text:span></text:span></text:p>
      <text:p text:style-name="P64"><text:span text:style-name="Source_20_Text"><text:span text:style-name="T38">java.io.IOException</text:span></text:span></text:p>
      <text:p text:style-name="P64"><text:span text:style-name="Source_20_Text"><text:span text:style-name="T38">java.lang.ClassNotFoundException</text:span></text:span></text:p>
      <text:p text:style-name="P59"/>
      <text:h text:style-name="P54" text:outline-level="3"><text:bookmark text:name="elencaUtenti()1"/>elencaUtenti</text:h>
      <text:p text:style-name="P49"><text:span text:style-name="T48">java.lang.String </text:span><text:span text:style-name="T50">elencaUtenti</text:span><text:span text:style-name="T48">()</text:span> <text:span text:style-name="T48">throws java.rmi.RemoteException</text:span></text:p>
      <text:p text:style-name="P47">Questo metodo consente di chiedere al server proxy di chiedere al server di autenticazione di visualizzare la lista degli utenti registrati.</text:p>
      <text:p text:style-name="P65">Returns: <text:span text:style-name="T15">ritorna una stringa che rappresenta l'elenco degli utenti registrati presso il server di autenticazione.</text:span></text:p>
      <text:p text:style-name="P66"><text:span text:style-name="T36">Throws: </text:span><text:span text:style-name="Source_20_Text"><text:span text:style-name="T38">java.rmi.RemoteException</text:span></text:span></text:p>
      <text:p text:style-name="P59"/>
      <text:h text:style-name="P54" text:outline-level="3"><text:bookmark text:name="spegniPBA()"/>spegniPBA</text:h>
      <text:p text:style-name="P49"><text:span text:style-name="T48">boolean </text:span><text:span text:style-name="T50">spegniPBA</text:span><text:span text:style-name="T48">() throws java.rmi.RemoteException</text:span></text:p>
      <text:p text:style-name="P47">Questo metodo consente di de-registrare dai sistemi di naming e de-esportare il server proxy e il server di bootstrap e di chiedere al server di autenticazione di de-esportarsi e de-registrarsi dal sistema di attivazione.</text:p>
      <text:p text:style-name="P65">Returns: <text:span text:style-name="T15">ritorna true se lo spegnimento e' andato a buon fine, false altrimenti</text:span></text:p>
      <text:p text:style-name="P66"><text:span text:style-name="T36">Throws: </text:span><text:span text:style-name="Source_20_Text"><text:span text:style-name="T38">java.rmi.RemoteException</text:span></text:span></text:p>
      <text:p text:style-name="P57"/>
      <text:p text:style-name="P57"/>
      <text:p text:style-name="P73"><text:span text:style-name="T57">7</text:span><text:span text:style-name="T56">. </text:span><text:span text:style-name="T57">Avvio dell'applicazione</text:span></text:p>
      <text:p text:style-name="P71">Per avviare correttamente l'applicazione:</text:p>
      <text:p text:style-name="P71">1) Scrivere l'ip dell'host dei server nel file "IPserver.txt" nella cartella javarmi</text:p>
      <text:p text:style-name="P71">2) Scrivere il percorso assoluto per arrivare alla cartella javarmi nel file Input.java</text:p>
      <text:p text:style-name="P71">3) Aggiornare i codebase nei tre file di policy relativi ai client: amm.policy, cliente.policy e farm.policy</text:p>
      <text:p text:style-name="P71"/>
      <text:p text:style-name="P71">***********LATO SERVER***********</text:p>
      <text:p text:style-name="P71">4) Mettere il file keystore.jks nella cartella sopra javarmi e truststore.jks in javarmi</text:p>
      <text:p text:style-name="P71">5) Eseguire i comandi riportati di seguito (= compilazione di tutti i file in javarmi/pharma,</text:p>
      <text:p text:style-name="P71">creazione degli stub con destinazione public_html/common, copia di tutti i file compilati in public_html/common).</text:p>
      <text:p text:style-name="P71"/>
      <text:p text:style-name="P71">cd javarmi/pharma</text:p>
      <text:p text:style-name="P71">javac *.java</text:p>
      <text:p text:style-name="P71">cd ..</text:p>
      <text:p text:style-name="P71">rmic -d ~/public_html/common/ pharma.Server</text:p>
      <text:p text:style-name="P71">rmic -d ~/public_html/common/ pharma.ServAutenticazione</text:p>
      <text:p text:style-name="P71">rmic -d ~/public_html/common/ pharma.ServProxy</text:p>
      <text:p text:style-name="P71">rmic -iiop -d ~/public_html/common/ pharma.ServProxy</text:p>
      <text:p text:style-name="P71">rmic -d ~/public_html/common/ pharma.ServBootstrap</text:p>
      <text:p text:style-name="P71">rmic -iiop -d ~/public_html/common/ pharma.ServBootstrap</text:p>
      <text:p text:style-name="P72">cp /home/accounts/studenti/id585uee/javarmi/pharma/*.class /home/accounts/studenti/id585uee/public_html/common/pharma/</text:p>
      <text:p text:style-name="P71"/>
      <text:p text:style-name="P71">6) In un primo terminale avviare il server http:</text:p>
      <text:p text:style-name="P71">cd public_html</text:p>
      <text:p text:style-name="P71">python -m SimpleHTTPServer</text:p>
      <text:p text:style-name="P71"/>
      <text:p text:style-name="P71">7) In un secondo terminale avviare il demone di attivazione:</text:p>
      <text:p text:style-name="P71">rmid -log /home/accounts/studenti/id585uee/javarmi/pharma/log-rmid/ </text:p>
      <text:p text:style-name="P71"><text:tab/>-J-Djava.rmi.server.codebase=http://157.27.241.177:8000/common/ </text:p>
      <text:p text:style-name="P71"><text:tab/>-J-Djava.security.policy=/home/accounts/studenti/id585uee/javarmi/pharma/rmid.policy</text:p>
      <text:p text:style-name="P71"/>
      <text:p text:style-name="P71">8) In un terzo terminale avviare i registri e il setup:</text:p>
      <text:p text:style-name="P71">cd javarmi</text:p>
      <text:p text:style-name="P71">unset CLASSPATH</text:p>
      <text:p text:style-name="P71">rmiregistry 1099 &amp;</text:p>
      <text:p text:style-name="P71">tnameserv -ORBInitialPort 5555 &amp;</text:p>
      <text:p text:style-name="P71">java -classpath :/home/accounts/studenti/id585uee/public_html/common/ </text:p>
      <text:p text:style-name="P71"><text:tab/>-Djava.rmi.server.codebase=http://157.27.241.177:8000/common/ </text:p>
      <text:p text:style-name="P71"><text:tab/>-Djava.security.policy=/home/accounts/studenti/id585uee/javarmi/pharma/setup.policy pharma.Setup</text:p>
      <text:p text:style-name="P71"/>
      <text:p text:style-name="P71">***********LATO CLIENT***********</text:p>
      <text:p text:style-name="P71">9) Mettere in javarmi il file IPserver.txt e in javarmi/pharma i seguenti file:</text:p>
      <text:p text:style-name="P71">MainClientIIOP.class</text:p>
      <text:p text:style-name="P71">MainClientJRMP.class</text:p>
      <text:p text:style-name="P71">ServBootstrap_I.class</text:p>
      <text:p text:style-name="P71">amm.policy</text:p>
      <text:p text:style-name="P71">cliente.policy</text:p>
      <text:p text:style-name="P71">farm.policy</text:p>
      <text:p text:style-name="P71"/>
      <text:p text:style-name="P71">10) Da javarmi avviare il client coi comandi seguenti in base al tipo:</text:p>
      <text:p text:style-name="P71">Per amministratore:</text:p>
      <text:p text:style-name="P71">java -Djava.security.policy=pharma/amm.policy pharma.MainClientIIOP</text:p>
      <text:p text:style-name="P71">Per farmacia:</text:p>
      <text:p text:style-name="P71">java -Djava.security.policy=pharma/farm.policy pharma.MainClientJRMP</text:p>
      <text:p text:style-name="P71">Per cliente finale</text:p>
      <text:p text:style-name="P71">java -Djava.security.policy=pharma/cliente.policy pharma.MainClientJRMP</text:p>
      <text:p text:style-name="P71"/>
      <text:p text:style-name="P71"/>
      <text:p text:style-name="P63"><text:span text:style-name="T54">8</text:span>. <text:span text:style-name="T53">Diagramma delle classi</text:span></text:p>
      <text:p text:style-name="P70">Da ultimo si riporta il diagramma delle classi e delle interfacce che costituiscono il proget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Arial1" svg:font-family="Arial" style:font-family-generic="roman"/>
    <style:font-face style:name="Mangal" svg:font-family="Mangal" style:font-family-generic="roman"/>
    <style:font-face style:name="OpenSymbol" svg:font-family="OpenSymbol, 'Arial Unicode MS'" style:font-family-generic="roman"/>
    <style:font-face style:name="Mangal1" svg:font-family="Mang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angal2"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Predefinito" style:next-style-name="Text_20_body" style:default-outline-level="" style:class="text">
      <style:paragraph-properties fo:margin-left="0cm" fo:margin-right="0cm" fo:margin-top="0.42cm" fo:margin-bottom="0.21cm" style:contextual-spacing="false" fo:text-indent="0cm" style:auto-text-indent="false" fo:keep-with-next="always"/>
      <style:text-properties style:text-outline="false" style:text-line-through-style="none" style:font-name="Mang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4pt" style:text-emphasize="non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definito"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text-outline="false" style:text-line-through-style="none" style:font-name="Mangal" fo:font-size="18pt" fo:font-style="normal" fo:text-shadow="none" style:text-underline-style="none" fo:font-weight="normal" style:letter-kerning="true" style:font-name-asian="Tahoma" style:font-size-asian="18pt" style:font-style-asian="normal" style:font-weight-asian="normal" style:font-name-complex="Arial2" style:font-size-complex="12pt" style:text-emphasize="none"/>
    </style:style>
    <style:style style:name="Oggetto_20_con_20_punta_20_di_20_freccia" style:display-name="Oggetto con punta di freccia" style:family="paragraph" style:parent-style-name="Predefinito"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Oggetto_20_con_20_ombra" style:display-name="Oggetto con ombra" style:family="paragraph" style:parent-style-name="Predefinito"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 style:display-name="Oggetto senza riempimento" style:family="paragraph" style:parent-style-name="Predefinito"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redefinito" style:default-outline-level="" style:class="extra">
      <style:paragraph-properties fo:margin-left="0cm" fo:margin-right="0cm" fo:margin-top="0cm" fo:margin-bottom="0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Corpo_20_testo" style:display-name="Corpo testo" style:family="paragraph" style:parent-style-name="Predefinito"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Corpo_20_testo_20_giustificato" style:display-name="Corpo testo giustificato" style:family="paragraph" style:parent-style-name="Predefinito"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Text_20_body_20_indent" style:display-name="Text body indent" style:family="paragraph" style:parent-style-name="Predefinito" style:default-outline-level="" style:class="text">
      <style:paragraph-properties fo:margin-left="0cm" fo:margin-right="0cm" fo:margin-top="0cm" fo:margin-bottom="0cm" style:contextual-spacing="false" fo:text-indent="0.6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redefinito" style:next-style-name="Subtitle"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Mangal" fo:font-size="44pt" fo:font-style="normal" fo:text-shadow="none" style:text-underline-style="none" fo:font-weight="normal" style:letter-kerning="true" style:font-name-asian="Tahoma" style:font-size-asian="44pt" style:font-style-asian="normal" style:font-weight-asian="normal" style:font-name-complex="Arial2"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Mangal1" fo:font-size="32pt" fo:font-style="normal" fo:text-shadow="none" style:text-underline-style="none" fo:font-weight="normal" style:letter-kerning="true" style:font-name-asian="Tahoma" style:font-size-asian="32pt" style:font-style-asian="normal" style:font-weight-asian="normal" style:font-name-complex="Arial2" style:font-size-complex="12pt" style:font-style-complex="italic" style:text-emphasize="none"/>
    </style:style>
    <style:style style:name="Titolo1" style:family="paragraph" style:parent-style-name="Predefinito"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Titolo2" style:family="paragraph" style:parent-style-name="Predefinito"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Intestazione1" style:family="paragraph" style:parent-style-name="Predefinito" style:default-outline-level="">
      <style:paragraph-properties fo:margin-left="0cm" fo:margin-right="0cm" fo:margin-top="0.42cm" fo:margin-bottom="0.21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Intestazione2" style:family="paragraph" style:parent-style-name="Predefinito" style:default-outline-level="">
      <style:paragraph-properties fo:margin-left="0cm" fo:margin-right="0cm" fo:margin-top="0.42cm" fo:margin-bottom="0.21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Linea_20_di_20_quotatura" style:display-name="Linea di quotatura" style:family="paragraph" style:parent-style-name="Predefinito"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Predefinito_7e_LT_7e_Gliederung_20_1" style:display-name="Predefinito~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Mangal" fo:font-size="31.5pt" fo:font-style="normal" fo:text-shadow="none" style:text-underline-style="none" fo:font-weight="normal" style:letter-kerning="true" style:font-name-asian="Tahoma" style:font-size-asian="31.5pt" style:font-style-asian="normal" style:font-weight-asian="normal" style:font-name-complex="Arial2" style:font-size-complex="12pt" style:text-emphasize="none"/>
    </style:style>
    <style:style style:name="Predefinito_7e_LT_7e_Gliederung_20_2" style:display-name="Predefinito~LT~Gliederung 2" style:family="paragraph" style:parent-style-name="Predefinito_7e_LT_7e_Gliederung_20_1" style:default-outline-level="">
      <style:paragraph-properties fo:margin-top="0cm" fo:margin-bottom="0.4cm" style:contextual-spacing="false"/>
      <style:text-properties style:text-outline="false" style:text-line-through-style="none" style:font-name="Mangal" fo:font-size="28pt" fo:font-style="normal" fo:text-shadow="none" style:text-underline-style="none" fo:font-weight="normal" style:letter-kerning="true" style:font-size-asian="28pt" style:font-style-asian="normal" style:font-weight-asian="normal" style:text-emphasize="none"/>
    </style:style>
    <style:style style:name="Predefinito_7e_LT_7e_Gliederung_20_3" style:display-name="Predefinito~LT~Gliederung 3" style:family="paragraph" style:parent-style-name="Predefinito_7e_LT_7e_Gliederung_20_2" style:default-outline-level="">
      <style:paragraph-properties fo:margin-top="0cm" fo:margin-bottom="0.3cm" style:contextual-spacing="false"/>
      <style:text-properties style:text-outline="false" style:text-line-through-style="none" style:font-name="Mangal" fo:font-size="24pt" fo:font-style="normal" fo:text-shadow="none" style:text-underline-style="none" fo:font-weight="normal" style:letter-kerning="true" style:font-size-asian="24pt" style:font-style-asian="normal" style:font-weight-asian="normal" style:text-emphasize="none"/>
    </style:style>
    <style:style style:name="Predefinito_7e_LT_7e_Gliederung_20_4" style:display-name="Predefinito~LT~Gliederung 4" style:family="paragraph" style:parent-style-name="Predefinito_7e_LT_7e_Gliederung_20_3" style:default-outline-level="">
      <style:paragraph-properties fo:margin-top="0cm" fo:margin-bottom="0.199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5" style:display-name="Predefinito~LT~Gliederung 5" style:family="paragraph" style:parent-style-name="Predefinito_7e_LT_7e_Gliederung_20_4" style:default-outline-level="">
      <style:paragraph-properties fo:margin-top="0cm" fo:margin-bottom="0.101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6" style:display-name="Predefinito~LT~Gliederung 6" style:family="paragraph" style:parent-style-name="Predefinito_7e_LT_7e_Gliederung_20_5" style:default-outline-level="">
      <style:paragraph-properties fo:margin-top="0cm" fo:margin-bottom="0.101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7" style:display-name="Predefinito~LT~Gliederung 7" style:family="paragraph" style:parent-style-name="Predefinito_7e_LT_7e_Gliederung_20_6" style:default-outline-level="">
      <style:paragraph-properties fo:margin-top="0cm" fo:margin-bottom="0.101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8" style:display-name="Predefinito~LT~Gliederung 8" style:family="paragraph" style:parent-style-name="Predefinito_7e_LT_7e_Gliederung_20_7" style:default-outline-level="">
      <style:paragraph-properties fo:margin-top="0cm" fo:margin-bottom="0.101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9" style:display-name="Predefinito~LT~Gliederung 9" style:family="paragraph" style:parent-style-name="Predefinito_7e_LT_7e_Gliederung_20_8" style:default-outline-level="">
      <style:paragraph-properties fo:margin-top="0cm" fo:margin-bottom="0.101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Predefinito_7e_LT_7e_Titel" style:display-name="Predefinito~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Mangal" fo:font-size="44pt" fo:font-style="normal" fo:text-shadow="none" style:text-underline-style="none" fo:font-weight="normal" style:letter-kerning="true" style:font-name-asian="Tahoma" style:font-size-asian="44pt" style:font-style-asian="normal" style:font-weight-asian="normal" style:font-name-complex="Arial2" style:font-size-complex="12pt" style:text-emphasize="none"/>
    </style:style>
    <style:style style:name="Predefinito_7e_LT_7e_Untertitel" style:display-name="Predefinito~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Mangal" fo:font-size="32pt" fo:font-style="normal" fo:text-shadow="none" style:text-underline-style="none" fo:font-weight="normal" style:letter-kerning="true" style:font-name-asian="Tahoma" style:font-size-asian="32pt" style:font-style-asian="normal" style:font-weight-asian="normal" style:font-name-complex="Arial2" style:font-size-complex="12pt" style:text-emphasize="none"/>
    </style:style>
    <style:style style:name="Predefinito_7e_LT_7e_Notizen" style:display-name="Predefinito~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Mangal"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Predefinito_7e_LT_7e_Hintergrundobjekte" style:display-name="Predefinito~LT~Hintergrundobjekte" style:family="paragraph" style:default-outline-level="">
      <style:paragraph-properties fo:orphans="2" fo:widows="2" style:writing-mode="lr-tb"/>
      <style:text-properties style:use-window-font-color="true" style:font-name="Times New Roman" fo:font-size="12pt" style:letter-kerning="true" style:font-name-asian="Tahoma" style:font-size-asian="12pt" style:font-name-complex="Arial2" style:font-size-complex="12pt"/>
    </style:style>
    <style:style style:name="Predefinito_7e_LT_7e_Hintergrund" style:display-name="Predefinito~LT~Hintergrund" style:family="paragraph" style:default-outline-level="">
      <style:paragraph-properties fo:orphans="2" fo:widows="2" style:writing-mode="lr-tb"/>
      <style:text-properties style:use-window-font-color="true" style:font-name="Times New Roman" fo:font-size="12pt" style:letter-kerning="true" style:font-name-asian="Tahoma" style:font-size-asian="12pt" style:font-name-complex="Arial2"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Mangal" fo:font-size="18pt" style:letter-kerning="true" style:font-name-asian="Tahoma" style:font-size-asian="18pt" style:font-name-complex="Arial2"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size="18pt" style:letter-kerning="true" style:font-size-asian="18pt"/>
    </style:style>
    <style:style style:name="Oggetti_20_di_20_sfondo" style:display-name="Oggetti di sfondo" style:family="paragraph" style:default-outline-level="">
      <style:paragraph-properties fo:orphans="2" fo:widows="2" style:writing-mode="lr-tb"/>
      <style:text-properties style:use-window-font-color="true" style:font-name="Times New Roman" fo:font-size="12pt" style:letter-kerning="true" style:font-name-asian="Tahoma" style:font-size-asian="12pt" style:font-name-complex="Arial2" style:font-size-complex="12pt"/>
    </style:style>
    <style:style style:name="Sfondo" style:family="paragraph" style:default-outline-level="">
      <style:paragraph-properties fo:orphans="2" fo:widows="2" style:writing-mode="lr-tb"/>
      <style:text-properties style:use-window-font-color="true" style:font-name="Times New Roman" fo:font-size="12pt" style:letter-kerning="true" style:font-name-asian="Tahoma" style:font-size-asian="12pt" style:font-name-complex="Arial2" style:font-size-complex="12pt"/>
    </style:style>
    <style:style style:name="Note"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Mangal"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Struttura_20_1" style:display-name="Struttura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Mangal" fo:font-size="31.5pt" fo:font-style="normal" fo:text-shadow="none" style:text-underline-style="none" fo:font-weight="normal" style:letter-kerning="true" style:font-name-asian="Tahoma" style:font-size-asian="31.5pt" style:font-style-asian="normal" style:font-weight-asian="normal" style:font-name-complex="Arial2" style:font-size-complex="12pt" style:text-emphasize="none"/>
    </style:style>
    <style:style style:name="Struttura_20_2" style:display-name="Struttura 2" style:family="paragraph" style:parent-style-name="Struttura_20_1" style:default-outline-level="">
      <style:paragraph-properties fo:margin-top="0cm" fo:margin-bottom="0.4cm" style:contextual-spacing="false"/>
      <style:text-properties style:text-outline="false" style:text-line-through-style="none" style:font-name="Mangal" fo:font-size="28pt" fo:font-style="normal" fo:text-shadow="none" style:text-underline-style="none" fo:font-weight="normal" style:letter-kerning="true" style:font-size-asian="28pt" style:font-style-asian="normal" style:font-weight-asian="normal" style:text-emphasize="none"/>
    </style:style>
    <style:style style:name="Struttura_20_3" style:display-name="Struttura 3" style:family="paragraph" style:parent-style-name="Struttura_20_2" style:default-outline-level="">
      <style:paragraph-properties fo:margin-top="0cm" fo:margin-bottom="0.3cm" style:contextual-spacing="false"/>
      <style:text-properties style:text-outline="false" style:text-line-through-style="none" style:font-name="Mangal" fo:font-size="24pt" fo:font-style="normal" fo:text-shadow="none" style:text-underline-style="none" fo:font-weight="normal" style:letter-kerning="true" style:font-size-asian="24pt" style:font-style-asian="normal" style:font-weight-asian="normal" style:text-emphasize="none"/>
    </style:style>
    <style:style style:name="Struttura_20_4" style:display-name="Struttura 4" style:family="paragraph" style:parent-style-name="Struttura_20_3" style:default-outline-level="">
      <style:paragraph-properties fo:margin-top="0cm" fo:margin-bottom="0.199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default-outline-level="">
      <style:paragraph-properties fo:margin-top="0cm" fo:margin-bottom="0.101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default-outline-level="">
      <style:paragraph-properties fo:margin-top="0cm" fo:margin-bottom="0.101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default-outline-level="">
      <style:paragraph-properties fo:margin-top="0cm" fo:margin-bottom="0.101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default-outline-level="">
      <style:paragraph-properties fo:margin-top="0cm" fo:margin-bottom="0.101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default-outline-level="">
      <style:paragraph-properties fo:margin-top="0cm" fo:margin-bottom="0.101cm" style:contextual-spacing="false"/>
      <style:text-properties style:text-outline="false" style:text-line-through-style="none" style:font-name="Mangal" fo:font-size="20pt" fo:font-style="normal" fo:text-shadow="none" style:text-underline-style="none" fo:font-weight="normal" style:letter-kerning="true" style:font-size-asian="20pt" style:font-style-asian="normal" style:font-weight-asian="normal" style:text-emphasize="none"/>
    </style:style>
    <style:style style:name="Punti" style:family="paragraph" style:default-outline-level="">
      <style:paragraph-properties fo:orphans="2" fo:widows="2" style:writing-mode="lr-tb"/>
      <style:text-properties style:use-window-font-color="true" style:font-name="OpenSymbol" fo:font-size="12pt" style:font-name-asian="Tahoma" style:font-size-asian="12pt" style:font-name-complex="Arial2"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2"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2" style:font-size-complex="14pt"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9M59S</meta:editing-duration>
    <meta:editing-cycles>28</meta:editing-cycles>
    <meta:generator>LibreOffice/4.0.3.3$Windows_x86 LibreOffice_project/0eaa50a932c8f2199a615e1eb30f7ac74279539</meta:generator>
    <dc:date>2013-07-19T14:27:05.48</dc:date>
    <meta:document-statistic meta:table-count="17" meta:image-count="0" meta:object-count="0" meta:page-count="10" meta:paragraph-count="458" meta:word-count="4455" meta:character-count="34401" meta:non-whitespace-character-count="29989"/>
    <meta:user-defined meta:name="Info 1"/>
    <meta:user-defined meta:name="Info 2"/>
    <meta:user-defined meta:name="Info 3"/>
    <meta:user-defined meta:name="Info 4"/>
  </office:meta>
</office:document-meta>
</file>